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Hiragino Sans" svg:font-family="'Hiragino Sans'" style:font-family-generic="system" style:font-pitch="variable"/>
    <style:font-face style:name="Lohit Devanagari" svg:font-family="'Lohit Devanagari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8pt" officeooo:rsid="00c9930a" officeooo:paragraph-rsid="00c9930a" style:font-size-asian="8pt" style:font-size-complex="8pt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1465b56" style:font-weight-asian="bold" style:font-weight-complex="bold"/>
    </style:style>
    <style:style style:name="P5" style:family="paragraph" style:parent-style-name="Standard">
      <style:text-properties fo:font-weight="bold" officeooo:paragraph-rsid="0149565a" style:font-weight-asian="bold" style:font-weight-complex="bold"/>
    </style:style>
    <style:style style:name="P6" style:family="paragraph" style:parent-style-name="Standard">
      <style:text-properties fo:font-weight="bold" officeooo:paragraph-rsid="0157a40b" style:font-weight-asian="bold" style:font-weight-complex="bold"/>
    </style:style>
    <style:style style:name="P7" style:family="paragraph" style:parent-style-name="Standard">
      <style:text-properties fo:font-weight="bold" officeooo:paragraph-rsid="0164559d" style:font-weight-asian="bold" style:font-weight-complex="bold"/>
    </style:style>
    <style:style style:name="P8" style:family="paragraph" style:parent-style-name="Standard">
      <style:text-properties fo:font-weight="bold" officeooo:paragraph-rsid="016bb559" style:font-weight-asian="bold" style:font-weight-complex="bold"/>
    </style:style>
    <style:style style:name="P9" style:family="paragraph" style:parent-style-name="Standard">
      <style:text-properties fo:font-weight="bold" officeooo:paragraph-rsid="0175a044" style:font-weight-asian="bold" style:font-weight-complex="bold"/>
    </style:style>
    <style:style style:name="P10" style:family="paragraph" style:parent-style-name="Standard">
      <style:text-properties fo:font-weight="bold" officeooo:paragraph-rsid="017c7f61" style:font-weight-asian="bold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officeooo:paragraph-rsid="01465b56"/>
    </style:style>
    <style:style style:name="P13" style:family="paragraph" style:parent-style-name="Standard">
      <style:paragraph-properties fo:text-align="center" style:justify-single-word="false"/>
      <style:text-properties officeooo:paragraph-rsid="0149565a"/>
    </style:style>
    <style:style style:name="P14" style:family="paragraph" style:parent-style-name="Standard">
      <style:paragraph-properties fo:text-align="center" style:justify-single-word="false"/>
      <style:text-properties officeooo:paragraph-rsid="0164559d"/>
    </style:style>
    <style:style style:name="P15" style:family="paragraph" style:parent-style-name="Standard">
      <style:paragraph-properties fo:text-align="center" style:justify-single-word="false"/>
      <style:text-properties officeooo:paragraph-rsid="016bb559"/>
    </style:style>
    <style:style style:name="P16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157a40b" fo:background-color="#ffaa95" style:font-size-asian="16pt" style:font-style-asian="normal" style:font-size-complex="16pt" style:font-style-complex="normal"/>
    </style:style>
    <style:style style:name="P17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176ca3c" fo:background-color="#ffaa95" style:font-size-asian="16pt" style:font-style-asian="normal" style:font-size-complex="16pt" style:font-style-complex="normal"/>
    </style:style>
    <style:style style:name="P18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17c7f61" fo:background-color="#ffaa95" style:font-size-asian="16pt" style:font-style-asian="normal" style:font-size-complex="16pt" style:font-style-complex="normal"/>
    </style:style>
    <style:style style:name="P19" style:family="paragraph" style:parent-style-name="Standard">
      <style:paragraph-properties fo:text-align="center" style:justify-single-word="false"/>
      <style:text-properties fo:font-size="50pt" fo:font-weight="bold" style:font-size-asian="50pt" style:font-weight-asian="bold" style:font-size-complex="50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1" style:family="paragraph" style:parent-style-name="Standard">
      <style:paragraph-properties fo:text-align="end" style:justify-single-word="false"/>
    </style:style>
    <style:style style:name="P22" style:family="paragraph" style:parent-style-name="Standard">
      <style:text-properties officeooo:paragraph-rsid="01451aa0"/>
    </style:style>
    <style:style style:name="P23" style:family="paragraph" style:parent-style-name="Standard">
      <style:text-properties officeooo:paragraph-rsid="0145ca26"/>
    </style:style>
    <style:style style:name="P24" style:family="paragraph" style:parent-style-name="Standard">
      <style:text-properties officeooo:paragraph-rsid="01465b56"/>
    </style:style>
    <style:style style:name="P25" style:family="paragraph" style:parent-style-name="Standard">
      <style:text-properties officeooo:paragraph-rsid="0148972c"/>
    </style:style>
    <style:style style:name="P26" style:family="paragraph" style:parent-style-name="Standard">
      <style:text-properties officeooo:paragraph-rsid="0149565a"/>
    </style:style>
    <style:style style:name="P27" style:family="paragraph" style:parent-style-name="Standard">
      <style:text-properties officeooo:paragraph-rsid="0155b3a7"/>
    </style:style>
    <style:style style:name="P28" style:family="paragraph" style:parent-style-name="Standard">
      <style:text-properties officeooo:paragraph-rsid="0157a40b"/>
    </style:style>
    <style:style style:name="P29" style:family="paragraph" style:parent-style-name="Standard">
      <style:text-properties officeooo:rsid="015a209f" officeooo:paragraph-rsid="015a209f"/>
    </style:style>
    <style:style style:name="P30" style:family="paragraph" style:parent-style-name="Standard">
      <style:text-properties officeooo:rsid="015a209f" officeooo:paragraph-rsid="0164559d"/>
    </style:style>
    <style:style style:name="P31" style:family="paragraph" style:parent-style-name="Standard">
      <style:text-properties officeooo:rsid="015a209f" officeooo:paragraph-rsid="016bb559"/>
    </style:style>
    <style:style style:name="P32" style:family="paragraph" style:parent-style-name="Standard">
      <style:text-properties officeooo:rsid="015a209f" officeooo:paragraph-rsid="0175a044"/>
    </style:style>
    <style:style style:name="P33" style:family="paragraph" style:parent-style-name="Standard">
      <style:text-properties officeooo:rsid="015a209f" officeooo:paragraph-rsid="017c7f61"/>
    </style:style>
    <style:style style:name="P34" style:family="paragraph" style:parent-style-name="Standard">
      <style:text-properties officeooo:paragraph-rsid="015ff9c9"/>
    </style:style>
    <style:style style:name="P35" style:family="paragraph" style:parent-style-name="Standard">
      <style:text-properties officeooo:paragraph-rsid="0164559d"/>
    </style:style>
    <style:style style:name="P36" style:family="paragraph" style:parent-style-name="Standard">
      <style:text-properties officeooo:paragraph-rsid="016bb559"/>
    </style:style>
    <style:style style:name="P37" style:family="paragraph" style:parent-style-name="Standard">
      <style:text-properties fo:font-style="normal" style:text-underline-style="none" officeooo:rsid="006f728c" style:font-style-asian="normal" style:font-style-complex="normal"/>
    </style:style>
    <style:style style:name="P38" style:family="paragraph" style:parent-style-name="Standard">
      <style:text-properties officeooo:rsid="0171a4b1" officeooo:paragraph-rsid="0171a4b1"/>
    </style:style>
    <style:style style:name="P39" style:family="paragraph" style:parent-style-name="Standard">
      <style:text-properties officeooo:paragraph-rsid="0172b0f7"/>
    </style:style>
    <style:style style:name="P40" style:family="paragraph" style:parent-style-name="Standard">
      <style:text-properties officeooo:paragraph-rsid="01610df2"/>
    </style:style>
    <style:style style:name="P41" style:family="paragraph" style:parent-style-name="Standard">
      <style:text-properties officeooo:paragraph-rsid="0174bd2c"/>
    </style:style>
    <style:style style:name="P42" style:family="paragraph" style:parent-style-name="Standard">
      <style:text-properties officeooo:paragraph-rsid="0175a044"/>
    </style:style>
    <style:style style:name="P43" style:family="paragraph" style:parent-style-name="Standard">
      <style:text-properties officeooo:paragraph-rsid="01785620"/>
    </style:style>
    <style:style style:name="P44" style:family="paragraph" style:parent-style-name="Standard">
      <style:text-properties officeooo:paragraph-rsid="017b2b8f"/>
    </style:style>
    <style:style style:name="P45" style:family="paragraph" style:parent-style-name="Standard">
      <style:text-properties officeooo:paragraph-rsid="017c7f61"/>
    </style:style>
    <style:style style:name="P46" style:family="paragraph" style:parent-style-name="Standard">
      <style:text-properties officeooo:paragraph-rsid="01853232"/>
    </style:style>
    <style:style style:name="P47" style:family="paragraph" style:parent-style-name="Standard">
      <style:text-properties officeooo:paragraph-rsid="0188b1cd"/>
    </style:style>
    <style:style style:name="P48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</style:style>
    <style:style style:name="P49" style:family="paragraph" style:parent-style-name="Standard">
      <style:paragraph-properties fo:break-before="page"/>
    </style:style>
    <style:style style:name="P50" style:family="paragraph" style:parent-style-name="Standard">
      <style:paragraph-properties fo:text-align="center" style:justify-single-word="false" fo:break-before="page"/>
    </style:style>
    <style:style style:name="P51" style:family="paragraph" style:parent-style-name="Standard">
      <style:paragraph-properties fo:break-before="page"/>
      <style:text-properties officeooo:paragraph-rsid="01465b56"/>
    </style:style>
    <style:style style:name="P52" style:family="paragraph" style:parent-style-name="Standard">
      <style:paragraph-properties fo:break-before="page"/>
      <style:text-properties officeooo:paragraph-rsid="0149565a"/>
    </style:style>
    <style:style style:name="P53" style:family="paragraph" style:parent-style-name="Standard">
      <style:paragraph-properties fo:text-align="justify" style:justify-single-word="false" fo:break-before="page"/>
    </style:style>
    <style:style style:name="P54" style:family="paragraph" style:parent-style-name="Standard">
      <style:paragraph-properties style:border-line-width-left="0.026cm 0.026cm 0.002cm" fo:padding="0.25cm" fo:border-left="1.56pt double #000000" fo:border-right="none" fo:border-top="none" fo:border-bottom="none"/>
    </style:style>
    <style:style style:name="P55" style:family="paragraph" style:parent-style-name="Standard">
      <style:paragraph-properties style:border-line-width-left="0.026cm 0.026cm 0.002cm" fo:padding="0.25cm" fo:border-left="1.56pt double #000000" fo:border-right="none" fo:border-top="none" fo:border-bottom="none"/>
      <style:text-properties officeooo:paragraph-rsid="0133eab2"/>
    </style:style>
    <style:style style:name="P5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</style:style>
    <style:style style:name="P5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465b56"/>
    </style:style>
    <style:style style:name="P5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49565a"/>
    </style:style>
    <style:style style:name="P5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57a40b"/>
    </style:style>
    <style:style style:name="P6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64559d"/>
    </style:style>
    <style:style style:name="P6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6bb559"/>
    </style:style>
    <style:style style:name="P6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7c7f61"/>
    </style:style>
    <style:style style:name="P6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7e7557"/>
    </style:style>
    <style:style style:name="P6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75a044"/>
    </style:style>
    <style:style style:name="P6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fo:font-weight="normal" style:font-weight-asian="normal" style:font-weight-complex="normal"/>
    </style:style>
    <style:style style:name="P6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</style:style>
    <style:style style:name="P6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465b56"/>
    </style:style>
    <style:style style:name="P6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49565a"/>
    </style:style>
    <style:style style:name="P6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4b46e5"/>
    </style:style>
    <style:style style:name="P7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4e384a"/>
    </style:style>
    <style:style style:name="P7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541640"/>
    </style:style>
    <style:style style:name="P7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57a40b"/>
    </style:style>
    <style:style style:name="P7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5eb8d4"/>
    </style:style>
    <style:style style:name="P7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64559d"/>
    </style:style>
    <style:style style:name="P7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6ac8e7"/>
    </style:style>
    <style:style style:name="P7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6bb559"/>
    </style:style>
    <style:style style:name="P7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6c63da"/>
    </style:style>
    <style:style style:name="P7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75a044"/>
    </style:style>
    <style:style style:name="P7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7c7f61"/>
    </style:style>
    <style:style style:name="P80" style:family="paragraph" style:parent-style-name="Standard" style:master-page-name="">
      <style:paragraph-properties style:page-number="auto" fo:break-before="page"/>
      <style:text-properties officeooo:paragraph-rsid="0157a40b"/>
    </style:style>
    <style:style style:name="P81" style:family="paragraph" style:parent-style-name="Standard" style:master-page-name="">
      <style:paragraph-properties style:page-number="auto" fo:break-before="page"/>
      <style:text-properties officeooo:paragraph-rsid="0164559d"/>
    </style:style>
    <style:style style:name="P82" style:family="paragraph" style:parent-style-name="Standard" style:master-page-name="">
      <style:paragraph-properties style:page-number="auto" fo:break-before="page"/>
      <style:text-properties officeooo:paragraph-rsid="016bb559"/>
    </style:style>
    <style:style style:name="P83" style:family="paragraph" style:parent-style-name="Standard" style:master-page-name="">
      <style:paragraph-properties style:page-number="auto" fo:break-before="page"/>
      <style:text-properties officeooo:paragraph-rsid="0175a044"/>
    </style:style>
    <style:style style:name="P84" style:family="paragraph" style:parent-style-name="Standard" style:master-page-name="">
      <style:paragraph-properties style:page-number="auto" fo:break-before="page"/>
      <style:text-properties officeooo:paragraph-rsid="017c7f61"/>
    </style:style>
    <style:style style:name="P85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1785620" officeooo:paragraph-rsid="01785620"/>
    </style:style>
    <style:style style:name="P86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1785620" officeooo:paragraph-rsid="017c7f61"/>
    </style:style>
    <style:style style:name="T1" style:family="text">
      <style:text-properties officeooo:rsid="01829f6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963f2a" style:font-style-asian="italic" style:font-style-complex="italic"/>
    </style:style>
    <style:style style:name="T4" style:family="text">
      <style:text-properties fo:font-style="italic" officeooo:rsid="017f7ad9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italic" style:text-underline-style="none" officeooo:rsid="00315a9b" style:font-style-asian="italic" style:font-style-complex="italic"/>
    </style:style>
    <style:style style:name="T7" style:family="text">
      <style:text-properties fo:font-style="italic" fo:font-weight="normal" officeooo:rsid="00b41121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font-style="italic" fo:font-weight="normal" officeooo:rsid="00b7666c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style:font-size-asian="10pt" style:font-style-asian="italic" style:font-size-complex="10pt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84b174" style:font-style-asian="normal" style:font-style-complex="normal"/>
    </style:style>
    <style:style style:name="T14" style:family="text">
      <style:text-properties fo:font-style="normal" style:text-underline-style="none" style:font-style-asian="normal" style:font-style-complex="normal"/>
    </style:style>
    <style:style style:name="T15" style:family="text">
      <style:text-properties fo:font-style="normal" style:text-underline-style="none" officeooo:rsid="002c318e" style:font-style-asian="normal" style:font-style-complex="normal"/>
    </style:style>
    <style:style style:name="T16" style:family="text">
      <style:text-properties fo:font-style="normal" style:text-underline-style="none" officeooo:rsid="002d35b4" style:font-style-asian="normal" style:font-style-complex="normal"/>
    </style:style>
    <style:style style:name="T17" style:family="text">
      <style:text-properties fo:font-style="normal" style:text-underline-style="none" officeooo:rsid="00315a9b" style:font-style-asian="normal" style:font-style-complex="normal"/>
    </style:style>
    <style:style style:name="T18" style:family="text">
      <style:text-properties fo:font-style="normal" style:text-underline-style="none" officeooo:rsid="00633e66" style:font-style-asian="normal" style:font-style-complex="normal"/>
    </style:style>
    <style:style style:name="T19" style:family="text">
      <style:text-properties fo:font-style="normal" style:text-underline-style="none" officeooo:rsid="006f728c" style:font-style-asian="normal" style:font-style-complex="normal"/>
    </style:style>
    <style:style style:name="T20" style:family="text">
      <style:text-properties fo:font-style="normal" style:text-underline-style="none" officeooo:rsid="00cfe32a" style:font-style-asian="normal" style:font-style-complex="normal"/>
    </style:style>
    <style:style style:name="T21" style:family="text">
      <style:text-properties fo:font-style="normal" style:text-underline-style="none" officeooo:rsid="00e9172d" style:font-style-asian="normal" style:font-style-complex="normal"/>
    </style:style>
    <style:style style:name="T22" style:family="text">
      <style:text-properties fo:font-style="normal" style:text-underline-style="none" officeooo:rsid="00e9640d" style:font-style-asian="normal" style:font-style-complex="normal"/>
    </style:style>
    <style:style style:name="T23" style:family="text">
      <style:text-properties fo:font-style="normal" style:text-underline-style="none" officeooo:rsid="00ebe9ed" style:font-style-asian="normal" style:font-style-complex="normal"/>
    </style:style>
    <style:style style:name="T24" style:family="text">
      <style:text-properties fo:font-style="normal" style:text-underline-style="none" officeooo:rsid="00d17671" style:font-style-asian="normal" style:font-style-complex="normal"/>
    </style:style>
    <style:style style:name="T25" style:family="text">
      <style:text-properties fo:font-style="normal" style:text-underline-style="none" officeooo:rsid="00ed5b01" style:font-style-asian="normal" style:font-style-complex="normal"/>
    </style:style>
    <style:style style:name="T26" style:family="text">
      <style:text-properties fo:font-style="normal" style:text-underline-style="none" officeooo:rsid="00d20a1b" style:font-style-asian="normal" style:font-style-complex="normal"/>
    </style:style>
    <style:style style:name="T27" style:family="text">
      <style:text-properties fo:font-style="normal" style:text-underline-style="none" officeooo:rsid="00eda7a8" style:font-style-asian="normal" style:font-style-complex="normal"/>
    </style:style>
    <style:style style:name="T28" style:family="text">
      <style:text-properties fo:font-style="normal" style:text-underline-style="none" officeooo:rsid="00d3b6e5" style:font-style-asian="normal" style:font-style-complex="normal"/>
    </style:style>
    <style:style style:name="T29" style:family="text">
      <style:text-properties fo:font-style="normal" style:text-underline-style="none" officeooo:rsid="00d5b58b" style:font-style-asian="normal" style:font-style-complex="normal"/>
    </style:style>
    <style:style style:name="T30" style:family="text">
      <style:text-properties fo:font-style="normal" style:text-underline-style="none" officeooo:rsid="00eec105" style:font-style-asian="normal" style:font-style-complex="normal"/>
    </style:style>
    <style:style style:name="T31" style:family="text">
      <style:text-properties fo:font-style="normal" style:text-underline-style="none" officeooo:rsid="00f958e4" style:font-style-asian="normal" style:font-style-complex="normal"/>
    </style:style>
    <style:style style:name="T32" style:family="text">
      <style:text-properties fo:font-style="normal" style:text-underline-style="none" officeooo:rsid="0103769a" style:font-style-asian="normal" style:font-style-complex="normal"/>
    </style:style>
    <style:style style:name="T33" style:family="text">
      <style:text-properties fo:font-style="normal" style:text-underline-style="none" officeooo:rsid="010b52be" style:font-style-asian="normal" style:font-style-complex="normal"/>
    </style:style>
    <style:style style:name="T34" style:family="text">
      <style:text-properties fo:font-style="normal" style:text-underline-style="none" officeooo:rsid="010c9a97" style:font-style-asian="normal" style:font-style-complex="normal"/>
    </style:style>
    <style:style style:name="T35" style:family="text">
      <style:text-properties fo:font-style="normal" style:text-underline-style="none" officeooo:rsid="01105376" style:font-style-asian="normal" style:font-style-complex="normal"/>
    </style:style>
    <style:style style:name="T36" style:family="text">
      <style:text-properties fo:font-style="normal" style:text-underline-style="none" officeooo:rsid="01148304" style:font-style-asian="normal" style:font-style-complex="normal"/>
    </style:style>
    <style:style style:name="T37" style:family="text">
      <style:text-properties fo:font-style="normal" style:text-underline-style="none" officeooo:rsid="011ce3e5" style:font-style-asian="normal" style:font-style-complex="normal"/>
    </style:style>
    <style:style style:name="T38" style:family="text">
      <style:text-properties fo:font-style="normal" style:text-underline-style="none" officeooo:rsid="011dd8eb" style:font-style-asian="normal" style:font-style-complex="normal"/>
    </style:style>
    <style:style style:name="T39" style:family="text">
      <style:text-properties fo:font-style="normal" style:text-underline-style="none" officeooo:rsid="0145ca26" style:font-style-asian="normal" style:font-style-complex="normal"/>
    </style:style>
    <style:style style:name="T40" style:family="text">
      <style:text-properties fo:font-style="normal" style:text-underline-style="none" officeooo:rsid="0148972c" style:font-style-asian="normal" style:font-style-complex="normal"/>
    </style:style>
    <style:style style:name="T41" style:family="text">
      <style:text-properties fo:font-style="normal" style:text-underline-style="none" officeooo:rsid="014b46e5" style:font-style-asian="normal" style:font-style-complex="normal"/>
    </style:style>
    <style:style style:name="T42" style:family="text">
      <style:text-properties fo:font-style="normal" style:text-underline-style="none" officeooo:rsid="01541640" style:font-style-asian="normal" style:font-style-complex="normal"/>
    </style:style>
    <style:style style:name="T43" style:family="text">
      <style:text-properties fo:font-style="normal" style:text-underline-style="none" officeooo:rsid="0155b3a7" style:font-style-asian="normal" style:font-style-complex="normal"/>
    </style:style>
    <style:style style:name="T44" style:family="text">
      <style:text-properties fo:font-style="normal" style:text-underline-style="none" officeooo:rsid="015ff9c9" style:font-style-asian="normal" style:font-style-complex="normal"/>
    </style:style>
    <style:style style:name="T45" style:family="text">
      <style:text-properties fo:font-style="normal" style:text-underline-style="none" officeooo:rsid="01610df2" style:font-style-asian="normal" style:font-style-complex="normal"/>
    </style:style>
    <style:style style:name="T46" style:family="text">
      <style:text-properties fo:font-style="normal" style:text-underline-style="none" officeooo:rsid="0174bd2c" style:font-style-asian="normal" style:font-style-complex="normal"/>
    </style:style>
    <style:style style:name="T47" style:family="text">
      <style:text-properties fo:font-style="normal" style:text-underline-style="none" officeooo:rsid="0176ca3c" style:font-style-asian="normal" style:font-style-complex="normal"/>
    </style:style>
    <style:style style:name="T48" style:family="text">
      <style:text-properties fo:font-style="normal" style:text-underline-style="none" officeooo:rsid="017b2b8f" style:font-style-asian="normal" style:font-style-complex="normal"/>
    </style:style>
    <style:style style:name="T49" style:family="text">
      <style:text-properties fo:font-style="normal" style:text-underline-style="none" officeooo:rsid="0155b3a7" style:font-style-asian="normal" style:font-weight-asian="bold" style:font-style-complex="normal" style:font-weight-complex="bold"/>
    </style:style>
    <style:style style:name="T5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1" style:family="text">
      <style:text-properties fo:font-style="normal" style:text-underline-style="none" fo:font-weight="normal" officeooo:rsid="002c88eb" style:font-style-asian="normal" style:font-weight-asian="normal" style:font-style-complex="normal" style:font-weight-complex="normal"/>
    </style:style>
    <style:style style:name="T52" style:family="text">
      <style:text-properties fo:font-style="normal" style:text-underline-style="none" fo:font-weight="normal" officeooo:rsid="002c318e" style:font-style-asian="normal" style:font-weight-asian="normal" style:font-style-complex="normal" style:font-weight-complex="normal"/>
    </style:style>
    <style:style style:name="T53" style:family="text">
      <style:text-properties fo:font-style="normal" style:text-underline-style="none" style:font-size-asian="10pt" style:font-style-asian="normal" style:font-size-complex="10pt" style:font-style-complex="normal"/>
    </style:style>
    <style:style style:name="T54" style:family="text">
      <style:text-properties fo:font-style="normal" style:text-underline-style="none" officeooo:rsid="000f7979" style:font-size-asian="10pt" style:font-style-asian="normal" style:font-size-complex="10pt" style:font-style-complex="normal"/>
    </style:style>
    <style:style style:name="T55" style:family="text">
      <style:text-properties fo:font-style="normal" style:text-underline-style="none" officeooo:rsid="007b25e6" style:font-size-asian="10pt" style:font-style-asian="normal" style:font-size-complex="10pt" style:font-style-complex="normal"/>
    </style:style>
    <style:style style:name="T56" style:family="text">
      <style:text-properties fo:font-style="normal" style:text-underline-style="none" officeooo:rsid="00316052" style:font-size-asian="10pt" style:font-style-asian="normal" style:font-size-complex="10pt" style:font-style-complex="normal"/>
    </style:style>
    <style:style style:name="T57" style:family="text">
      <style:text-properties fo:font-style="normal" style:text-underline-style="none" officeooo:rsid="0016e0aa" style:font-size-asian="10pt" style:font-style-asian="normal" style:font-size-complex="10pt" style:font-style-complex="normal"/>
    </style:style>
    <style:style style:name="T58" style:family="text">
      <style:text-properties fo:font-style="normal" style:text-underline-style="none" officeooo:rsid="007dc7ea" style:font-size-asian="10pt" style:font-style-asian="normal" style:font-size-complex="10pt" style:font-style-complex="normal"/>
    </style:style>
    <style:style style:name="T59" style:family="text">
      <style:text-properties fo:font-style="normal" style:text-underline-style="none" officeooo:rsid="007c9e84" style:font-size-asian="10pt" style:font-style-asian="normal" style:font-size-complex="10pt" style:font-style-complex="normal"/>
    </style:style>
    <style:style style:name="T60" style:family="text">
      <style:text-properties fo:font-style="normal" style:text-underline-style="none" officeooo:rsid="0017fe57" style:font-size-asian="10pt" style:font-style-asian="normal" style:font-size-complex="10pt" style:font-style-complex="normal"/>
    </style:style>
    <style:style style:name="T61" style:family="text">
      <style:text-properties fo:font-style="normal" style:text-underline-style="none" officeooo:rsid="00633e66" style:font-size-asian="10pt" style:font-style-asian="normal" style:font-size-complex="10pt" style:font-style-complex="normal"/>
    </style:style>
    <style:style style:name="T62" style:family="text">
      <style:text-properties fo:font-style="normal" style:text-underline-style="none" officeooo:rsid="00624cfe" style:font-size-asian="10pt" style:font-style-asian="normal" style:font-size-complex="10pt" style:font-style-complex="normal"/>
    </style:style>
    <style:style style:name="T63" style:family="text">
      <style:text-properties fo:font-style="normal" style:text-underline-style="none" officeooo:rsid="00878548" style:font-size-asian="10pt" style:font-style-asian="normal" style:font-size-complex="10pt" style:font-style-complex="normal"/>
    </style:style>
    <style:style style:name="T64" style:family="text">
      <style:text-properties fo:font-style="normal" style:text-underline-style="none" officeooo:rsid="00a8c04b" style:font-size-asian="10pt" style:font-style-asian="normal" style:font-size-complex="10pt" style:font-style-complex="normal"/>
    </style:style>
    <style:style style:name="T65" style:family="text">
      <style:text-properties fo:font-style="normal" style:text-underline-style="none" officeooo:rsid="00abc698" style:font-size-asian="10pt" style:font-style-asian="normal" style:font-size-complex="10pt" style:font-style-complex="normal"/>
    </style:style>
    <style:style style:name="T66" style:family="text">
      <style:text-properties fo:font-style="normal" style:text-underline-style="none" officeooo:rsid="01148304" style:font-size-asian="16pt" style:font-style-asian="normal" style:font-size-complex="16pt" style:font-style-complex="normal"/>
    </style:style>
    <style:style style:name="T67" style:family="text">
      <style:text-properties fo:font-style="normal" style:text-underline-style="none" officeooo:rsid="0157a40b" style:font-size-asian="16pt" style:font-style-asian="normal" style:font-size-complex="16pt" style:font-style-complex="normal"/>
    </style:style>
    <style:style style:name="T68" style:family="text">
      <style:text-properties fo:font-style="normal" style:text-underline-style="none" fo:font-weight="bold" officeooo:rsid="0133eab2" style:font-style-asian="normal" style:font-weight-asian="bold" style:font-style-complex="normal" style:font-weight-complex="bold"/>
    </style:style>
    <style:style style:name="T69" style:family="text">
      <style:text-properties fo:font-style="normal" style:text-underline-style="none" fo:font-weight="bold" officeooo:rsid="00d5b58b" style:font-style-asian="normal" style:font-weight-asian="bold" style:font-style-complex="normal" style:font-weight-complex="bold"/>
    </style:style>
    <style:style style:name="T70" style:family="text">
      <style:text-properties style:text-underline-style="none" style:font-style-asian="normal" style:font-style-complex="normal"/>
    </style:style>
    <style:style style:name="T71" style:family="text">
      <style:text-properties style:text-underline-style="none" officeooo:rsid="002d35b4" style:font-style-asian="normal" style:font-style-complex="normal"/>
    </style:style>
    <style:style style:name="T72" style:family="text">
      <style:text-properties style:text-underline-style="none" officeooo:rsid="002c318e" style:font-style-asian="normal" style:font-style-complex="normal"/>
    </style:style>
    <style:style style:name="T73" style:family="text">
      <style:text-properties style:text-underline-style="none" officeooo:rsid="00cc18fe" style:font-style-asian="normal" style:font-style-complex="normal"/>
    </style:style>
    <style:style style:name="T74" style:family="text">
      <style:text-properties style:text-underline-style="none" officeooo:rsid="00eec105" style:font-style-asian="normal" style:font-style-complex="normal"/>
    </style:style>
    <style:style style:name="T75" style:family="text">
      <style:text-properties style:text-underline-style="none" officeooo:rsid="00d5b58b" style:font-style-asian="normal" style:font-style-complex="normal"/>
    </style:style>
    <style:style style:name="T76" style:family="text">
      <style:text-properties style:text-underline-style="none" officeooo:rsid="0103769a" style:font-style-asian="normal" style:font-style-complex="normal"/>
    </style:style>
    <style:style style:name="T77" style:family="text">
      <style:text-properties style:text-underline-style="none" officeooo:rsid="0085fd01" style:font-style-asian="normal" style:font-style-complex="normal"/>
    </style:style>
    <style:style style:name="T78" style:family="text">
      <style:text-properties style:text-underline-style="none" officeooo:rsid="011150ba" style:font-style-asian="normal" style:font-style-complex="normal"/>
    </style:style>
    <style:style style:name="T79" style:family="text">
      <style:text-properties style:text-underline-style="none" officeooo:rsid="011ce3e5" style:font-style-asian="normal" style:font-style-complex="normal"/>
    </style:style>
    <style:style style:name="T80" style:family="text">
      <style:text-properties style:text-underline-style="none" officeooo:rsid="01430567" style:font-style-asian="normal" style:font-style-complex="normal"/>
    </style:style>
    <style:style style:name="T81" style:family="text">
      <style:text-properties style:text-underline-style="none" officeooo:rsid="01434dce" style:font-style-asian="normal" style:font-style-complex="normal"/>
    </style:style>
    <style:style style:name="T82" style:family="text">
      <style:text-properties style:text-underline-style="none" officeooo:rsid="014b46e5" style:font-style-asian="normal" style:font-style-complex="normal"/>
    </style:style>
    <style:style style:name="T83" style:family="text">
      <style:text-properties style:text-underline-style="none" officeooo:rsid="0155b3a7" style:font-style-asian="normal" style:font-style-complex="normal"/>
    </style:style>
    <style:style style:name="T84" style:family="text">
      <style:text-properties style:text-underline-style="none" officeooo:rsid="0174bd2c" style:font-style-asian="normal" style:font-style-complex="normal"/>
    </style:style>
    <style:style style:name="T85" style:family="text">
      <style:text-properties officeooo:rsid="001178ae"/>
    </style:style>
    <style:style style:name="T86" style:family="text">
      <style:text-properties officeooo:rsid="0015290e"/>
    </style:style>
    <style:style style:name="T87" style:family="text">
      <style:text-properties officeooo:rsid="001b2b27"/>
    </style:style>
    <style:style style:name="T88" style:family="text">
      <style:text-properties officeooo:rsid="0034832a"/>
    </style:style>
    <style:style style:name="T89" style:family="text">
      <style:text-properties style:font-size-asian="10pt" style:font-size-complex="10pt"/>
    </style:style>
    <style:style style:name="T90" style:family="text">
      <style:text-properties officeooo:rsid="000f7979" style:font-size-asian="10pt" style:font-size-complex="10pt"/>
    </style:style>
    <style:style style:name="T91" style:family="text">
      <style:text-properties officeooo:rsid="0015ad56" style:font-size-asian="10pt" style:font-size-complex="10pt"/>
    </style:style>
    <style:style style:name="T92" style:family="text">
      <style:text-properties officeooo:rsid="0016e0aa" style:font-size-asian="10pt" style:font-size-complex="10pt"/>
    </style:style>
    <style:style style:name="T93" style:family="text">
      <style:text-properties officeooo:rsid="0017fe57" style:font-size-asian="10pt" style:font-size-complex="10pt"/>
    </style:style>
    <style:style style:name="T94" style:family="text">
      <style:text-properties officeooo:rsid="007b25e6" style:font-size-asian="10pt" style:font-size-complex="10pt"/>
    </style:style>
    <style:style style:name="T95" style:family="text">
      <style:text-properties officeooo:rsid="00a3692c" style:font-size-asian="10pt" style:font-size-complex="10pt"/>
    </style:style>
    <style:style style:name="T96" style:family="text">
      <style:text-properties officeooo:rsid="00848c87"/>
    </style:style>
    <style:style style:name="T97" style:family="text">
      <style:text-properties officeooo:rsid="0084b174"/>
    </style:style>
    <style:style style:name="T98" style:family="text">
      <style:text-properties officeooo:rsid="0085fd01"/>
    </style:style>
    <style:style style:name="T99" style:family="text">
      <style:text-properties officeooo:rsid="00963f2a"/>
    </style:style>
    <style:style style:name="T100" style:family="text">
      <style:text-properties officeooo:rsid="00989675"/>
    </style:style>
    <style:style style:name="T101" style:family="text">
      <style:text-properties fo:font-weight="normal" style:font-weight-asian="normal" style:font-weight-complex="normal"/>
    </style:style>
    <style:style style:name="T102" style:family="text">
      <style:text-properties fo:font-weight="normal" officeooo:rsid="00989675" style:font-weight-asian="normal" style:font-weight-complex="normal"/>
    </style:style>
    <style:style style:name="T103" style:family="text">
      <style:text-properties fo:font-weight="normal" officeooo:rsid="000f7979" style:font-size-asian="10pt" style:font-weight-asian="normal" style:font-size-complex="10pt" style:font-weight-complex="normal"/>
    </style:style>
    <style:style style:name="T104" style:family="text">
      <style:text-properties fo:font-weight="normal" officeooo:rsid="00b41121" style:font-size-asian="10pt" style:font-weight-asian="normal" style:font-size-complex="10pt" style:font-weight-complex="normal"/>
    </style:style>
    <style:style style:name="T105" style:family="text">
      <style:text-properties fo:font-weight="normal" officeooo:rsid="00b4d2c1" style:font-size-asian="10pt" style:font-weight-asian="normal" style:font-size-complex="10pt" style:font-weight-complex="normal"/>
    </style:style>
    <style:style style:name="T106" style:family="text">
      <style:text-properties fo:font-weight="normal" officeooo:rsid="00b7666c" style:font-size-asian="10pt" style:font-weight-asian="normal" style:font-size-complex="10pt" style:font-weight-complex="normal"/>
    </style:style>
    <style:style style:name="T107" style:family="text">
      <style:text-properties officeooo:rsid="0099f758"/>
    </style:style>
    <style:style style:name="T108" style:family="text">
      <style:text-properties officeooo:rsid="009fb0b9"/>
    </style:style>
    <style:style style:name="T109" style:family="text">
      <style:text-properties officeooo:rsid="00a68766"/>
    </style:style>
    <style:style style:name="T110" style:family="text">
      <style:text-properties officeooo:rsid="00a7197b"/>
    </style:style>
    <style:style style:name="T111" style:family="text">
      <style:text-properties fo:font-size="9pt" fo:font-weight="normal" officeooo:rsid="00b7666c" style:font-size-asian="10pt" style:font-weight-asian="normal" style:font-size-complex="10pt" style:font-weight-complex="normal"/>
    </style:style>
    <style:style style:name="T112" style:family="text">
      <style:text-properties officeooo:rsid="00be4500"/>
    </style:style>
    <style:style style:name="T113" style:family="text">
      <style:text-properties style:font-name="Liberation Serif1" officeooo:rsid="00c4fcfb" style:font-name-asian="Liberation Serif1" style:font-name-complex="Liberation Serif1"/>
    </style:style>
    <style:style style:name="T114" style:family="text">
      <style:text-properties style:font-name="Liberation Serif1" officeooo:rsid="00dec184" style:font-name-asian="Liberation Serif1" style:font-name-complex="Liberation Serif1"/>
    </style:style>
    <style:style style:name="T115" style:family="text">
      <style:text-properties style:font-name="Liberation Serif1" fo:font-style="normal" style:text-underline-style="none" officeooo:rsid="00dec184" style:font-name-asian="Liberation Serif1" style:font-style-asian="normal" style:font-name-complex="Liberation Serif1" style:font-style-complex="normal"/>
    </style:style>
    <style:style style:name="T116" style:family="text">
      <style:text-properties style:font-name="Liberation Serif1" fo:font-style="normal" style:text-underline-style="none" fo:font-weight="bold" officeooo:rsid="00dec184" style:font-name-asian="Liberation Serif1" style:font-style-asian="normal" style:font-weight-asian="bold" style:font-name-complex="Liberation Serif1" style:font-style-complex="normal" style:font-weight-complex="bold"/>
    </style:style>
    <style:style style:name="T117" style:family="text">
      <style:text-properties style:font-name="Liberation Serif1" style:text-underline-style="none" officeooo:rsid="00dec184" style:font-name-asian="Liberation Serif1" style:font-style-asian="normal" style:font-name-complex="Liberation Serif1" style:font-style-complex="normal"/>
    </style:style>
    <style:style style:name="T118" style:family="text">
      <style:text-properties style:font-name="Liberation Serif1" style:text-underline-style="none" officeooo:rsid="00eec105" style:font-name-asian="Liberation Serif1" style:font-style-asian="normal" style:font-name-complex="Liberation Serif1" style:font-style-complex="normal"/>
    </style:style>
    <style:style style:name="T119" style:family="text">
      <style:text-properties style:font-name="Liberation Serif1" style:text-underline-style="none" officeooo:rsid="0103769a" style:font-name-asian="Liberation Serif1" style:font-style-asian="normal" style:font-name-complex="Liberation Serif1" style:font-style-complex="normal"/>
    </style:style>
    <style:style style:name="T120" style:family="text">
      <style:text-properties style:font-name="Liberation Serif1" style:text-underline-style="none" fo:font-weight="bold" officeooo:rsid="00dec184" style:font-name-asian="Liberation Serif1" style:font-style-asian="normal" style:font-weight-asian="bold" style:font-name-complex="Liberation Serif1" style:font-style-complex="normal" style:font-weight-complex="bold"/>
    </style:style>
    <style:style style:name="T121" style:family="text">
      <style:text-properties officeooo:rsid="00d17671"/>
    </style:style>
    <style:style style:name="T122" style:family="text">
      <style:text-properties officeooo:rsid="00d20a1b"/>
    </style:style>
    <style:style style:name="T123" style:family="text">
      <style:text-properties officeooo:rsid="00d30059"/>
    </style:style>
    <style:style style:name="T124" style:family="text">
      <style:text-properties officeooo:rsid="00d3b6e5"/>
    </style:style>
    <style:style style:name="T125" style:family="text">
      <style:text-properties officeooo:rsid="00d4e75b"/>
    </style:style>
    <style:style style:name="T126" style:family="text">
      <style:text-properties officeooo:rsid="00b13985" style:font-weight-asian="bold" style:font-weight-complex="bold"/>
    </style:style>
    <style:style style:name="T127" style:family="text">
      <style:text-properties officeooo:rsid="009d9841" style:font-weight-asian="bold" style:font-weight-complex="bold"/>
    </style:style>
    <style:style style:name="T128" style:family="text">
      <style:text-properties officeooo:rsid="000f7979" style:font-weight-asian="bold" style:font-weight-complex="bold"/>
    </style:style>
    <style:style style:name="T129" style:family="text">
      <style:text-properties officeooo:rsid="009f4c9b" style:font-weight-asian="bold" style:font-weight-complex="bold"/>
    </style:style>
    <style:style style:name="T130" style:family="text">
      <style:text-properties officeooo:rsid="00ebb47d"/>
    </style:style>
    <style:style style:name="T131" style:family="text">
      <style:text-properties officeooo:rsid="00ed5b01"/>
    </style:style>
    <style:style style:name="T132" style:family="text">
      <style:text-properties fo:color="#784b04" fo:font-style="italic" style:text-underline-style="none" officeooo:rsid="00ed5b01" style:font-style-asian="normal" style:font-style-complex="normal"/>
    </style:style>
    <style:style style:name="T133" style:family="text">
      <style:text-properties fo:color="#784b04" fo:font-style="italic" style:text-underline-style="none" officeooo:rsid="00eda7a8" style:font-style-asian="normal" style:font-style-complex="normal"/>
    </style:style>
    <style:style style:name="T134" style:family="text">
      <style:text-properties fo:color="#784b04" fo:font-style="italic" style:text-underline-style="none" officeooo:rsid="00eec105" style:font-style-asian="normal" style:font-style-complex="normal"/>
    </style:style>
    <style:style style:name="T135" style:family="text">
      <style:text-properties fo:color="#784b04" fo:font-style="italic" style:text-underline-style="none" officeooo:rsid="0100a3d6" style:font-style-asian="normal" style:font-style-complex="normal"/>
    </style:style>
    <style:style style:name="T136" style:family="text">
      <style:text-properties fo:color="#784b04" fo:font-style="italic" style:text-underline-style="none" officeooo:rsid="01148304" style:font-style-asian="normal" style:font-style-complex="normal"/>
    </style:style>
    <style:style style:name="T137" style:family="text">
      <style:text-properties fo:color="#784b04" fo:font-style="italic" style:text-underline-style="none" officeooo:rsid="011dd8eb" style:font-style-asian="normal" style:font-style-complex="normal"/>
    </style:style>
    <style:style style:name="T138" style:family="text">
      <style:text-properties fo:color="#784b04" fo:font-style="italic" style:text-underline-style="none" officeooo:rsid="0123f608" style:font-style-asian="normal" style:font-style-complex="normal"/>
    </style:style>
    <style:style style:name="T139" style:family="text">
      <style:text-properties fo:color="#784b04" fo:font-style="italic" style:text-underline-style="none" officeooo:rsid="01465b56" style:font-style-asian="normal" style:font-style-complex="normal"/>
    </style:style>
    <style:style style:name="T140" style:family="text">
      <style:text-properties fo:color="#784b04" fo:font-style="italic" style:text-underline-style="none" officeooo:rsid="014b46e5" style:font-style-asian="normal" style:font-style-complex="normal"/>
    </style:style>
    <style:style style:name="T141" style:family="text">
      <style:text-properties fo:color="#784b04" fo:font-style="italic" style:text-underline-style="none" officeooo:rsid="01585f1f" style:font-style-asian="normal" style:font-style-complex="normal"/>
    </style:style>
    <style:style style:name="T142" style:family="text">
      <style:text-properties fo:color="#784b04" fo:font-style="italic" style:text-underline-style="none" officeooo:rsid="015a7278" style:font-style-asian="normal" style:font-style-complex="normal"/>
    </style:style>
    <style:style style:name="T143" style:family="text">
      <style:text-properties fo:color="#784b04" fo:font-style="italic" style:text-underline-style="none" officeooo:rsid="0164559d" style:font-style-asian="normal" style:font-style-complex="normal"/>
    </style:style>
    <style:style style:name="T144" style:family="text">
      <style:text-properties fo:color="#784b04" fo:font-style="italic" style:text-underline-style="none" officeooo:rsid="0167a8cc" style:font-style-asian="normal" style:font-style-complex="normal"/>
    </style:style>
    <style:style style:name="T145" style:family="text">
      <style:text-properties fo:color="#784b04" fo:font-style="italic" style:text-underline-style="none" officeooo:rsid="01696599" style:font-style-asian="normal" style:font-style-complex="normal"/>
    </style:style>
    <style:style style:name="T146" style:family="text">
      <style:text-properties fo:color="#784b04" fo:font-style="italic" style:text-underline-style="none" officeooo:rsid="016c63da" style:font-style-asian="normal" style:font-style-complex="normal"/>
    </style:style>
    <style:style style:name="T147" style:family="text">
      <style:text-properties fo:color="#784b04" fo:font-style="italic" style:text-underline-style="none" officeooo:rsid="016e4551" style:font-style-asian="normal" style:font-style-complex="normal"/>
    </style:style>
    <style:style style:name="T148" style:family="text">
      <style:text-properties fo:color="#784b04" fo:font-style="italic" style:text-underline-style="none" officeooo:rsid="0176ca3c" style:font-style-asian="normal" style:font-style-complex="normal"/>
    </style:style>
    <style:style style:name="T149" style:family="text">
      <style:text-properties fo:color="#784b04" fo:font-style="italic" style:text-underline-style="none" officeooo:rsid="017c7f61" style:font-style-asian="normal" style:font-style-complex="normal"/>
    </style:style>
    <style:style style:name="T150" style:family="text">
      <style:text-properties fo:color="#784b04" fo:font-style="italic" style:text-underline-style="none" officeooo:rsid="017e7557" style:font-style-asian="normal" style:font-style-complex="normal"/>
    </style:style>
    <style:style style:name="T151" style:family="text">
      <style:text-properties fo:color="#784b04" fo:font-style="italic" style:text-underline-style="none" officeooo:rsid="0188b1cd" style:font-style-asian="normal" style:font-style-complex="normal"/>
    </style:style>
    <style:style style:name="T152" style:family="text">
      <style:text-properties fo:color="#784b04" fo:font-style="italic" style:text-underline-style="none" fo:font-weight="bold" officeooo:rsid="0176ca3c" style:font-style-asian="normal" style:font-weight-asian="bold" style:font-style-complex="normal" style:font-weight-complex="bold"/>
    </style:style>
    <style:style style:name="T153" style:family="text">
      <style:text-properties fo:color="#784b04" fo:font-style="italic" officeooo:rsid="01853232"/>
    </style:style>
    <style:style style:name="T154" style:family="text">
      <style:text-properties fo:color="#784b04" style:font-name="Liberation Serif1" fo:font-style="italic" style:text-underline-style="none" officeooo:rsid="0103769a" style:font-name-asian="Liberation Serif1" style:font-style-asian="normal" style:font-name-complex="Liberation Serif1" style:font-style-complex="normal"/>
    </style:style>
    <style:style style:name="T155" style:family="text">
      <style:text-properties fo:color="#784b04" style:font-name="Liberation Serif1" fo:font-style="italic" style:text-underline-style="none" officeooo:rsid="01148304" style:font-name-asian="Liberation Serif1" style:font-style-asian="normal" style:font-name-complex="Liberation Serif1" style:font-style-complex="normal"/>
    </style:style>
    <style:style style:name="T156" style:family="text">
      <style:text-properties fo:color="#784b04" style:font-name="Liberation Serif1" fo:font-style="italic" style:text-underline-style="none" officeooo:rsid="011dd8eb" style:font-name-asian="Liberation Serif1" style:font-style-asian="normal" style:font-name-complex="Liberation Serif1" style:font-style-complex="normal"/>
    </style:style>
    <style:style style:name="T157" style:family="text">
      <style:text-properties fo:color="#784b04" style:font-name="Liberation Serif1" fo:font-style="italic" style:text-underline-style="none" officeooo:rsid="01465b56" style:font-name-asian="Liberation Serif1" style:font-style-asian="normal" style:font-name-complex="Liberation Serif1" style:font-style-complex="normal"/>
    </style:style>
    <style:style style:name="T158" style:family="text">
      <style:text-properties fo:color="#784b04" style:font-name="Liberation Serif1" fo:font-style="italic" style:text-underline-style="none" officeooo:rsid="014e384a" style:font-name-asian="Liberation Serif1" style:font-style-asian="normal" style:font-name-complex="Liberation Serif1" style:font-style-complex="normal"/>
    </style:style>
    <style:style style:name="T159" style:family="text">
      <style:text-properties fo:color="#784b04" style:font-name="Liberation Serif1" fo:font-style="italic" style:text-underline-style="none" officeooo:rsid="015a7278" style:font-name-asian="Liberation Serif1" style:font-style-asian="normal" style:font-name-complex="Liberation Serif1" style:font-style-complex="normal"/>
    </style:style>
    <style:style style:name="T160" style:family="text">
      <style:text-properties fo:color="#784b04" style:font-name="Liberation Serif1" fo:font-style="italic" style:text-underline-style="none" officeooo:rsid="01696599" style:font-name-asian="Liberation Serif1" style:font-style-asian="normal" style:font-name-complex="Liberation Serif1" style:font-style-complex="normal"/>
    </style:style>
    <style:style style:name="T161" style:family="text">
      <style:text-properties fo:color="#784b04" style:font-name="Liberation Serif1" fo:font-style="italic" style:text-underline-style="none" officeooo:rsid="016ac8e7" style:font-name-asian="Liberation Serif1" style:font-style-asian="normal" style:font-name-complex="Liberation Serif1" style:font-style-complex="normal"/>
    </style:style>
    <style:style style:name="T162" style:family="text">
      <style:text-properties fo:color="#784b04" style:font-name="Liberation Serif1" fo:font-style="italic" style:text-underline-style="none" officeooo:rsid="016ff09a" style:font-name-asian="Liberation Serif1" style:font-style-asian="normal" style:font-name-complex="Liberation Serif1" style:font-style-complex="normal"/>
    </style:style>
    <style:style style:name="T163" style:family="text">
      <style:text-properties fo:color="#784b04" style:font-name="Liberation Serif1" fo:font-style="italic" style:text-underline-style="none" officeooo:rsid="0176ca3c" style:font-name-asian="Liberation Serif1" style:font-style-asian="normal" style:font-name-complex="Liberation Serif1" style:font-style-complex="normal"/>
    </style:style>
    <style:style style:name="T164" style:family="text">
      <style:text-properties fo:color="#784b04" style:font-name="Liberation Serif1" fo:font-style="italic" style:text-underline-style="none" fo:font-weight="bold" officeooo:rsid="01148304" style:font-name-asian="Liberation Serif1" style:font-style-asian="normal" style:font-weight-asian="bold" style:font-name-complex="Liberation Serif1" style:font-style-complex="normal" style:font-weight-complex="bold"/>
    </style:style>
    <style:style style:name="T165" style:family="text">
      <style:text-properties officeooo:rsid="00f06cbd"/>
    </style:style>
    <style:style style:name="T166" style:family="text">
      <style:text-properties officeooo:rsid="00f24be5"/>
    </style:style>
    <style:style style:name="T167" style:family="text">
      <style:text-properties officeooo:rsid="00fb4517"/>
    </style:style>
    <style:style style:name="T168" style:family="text">
      <style:text-properties officeooo:rsid="011150ba"/>
    </style:style>
    <style:style style:name="T169" style:family="text">
      <style:text-properties officeooo:rsid="01148304"/>
    </style:style>
    <style:style style:name="T170" style:family="text">
      <style:text-properties fo:font-size="16pt" fo:font-style="normal" style:text-underline-style="none" officeooo:rsid="011dd8eb" fo:background-color="#ffaa95" loext:char-shading-value="0" style:font-size-asian="16pt" style:font-style-asian="normal" style:font-size-complex="16pt" style:font-style-complex="normal"/>
    </style:style>
    <style:style style:name="T171" style:family="text">
      <style:text-properties fo:font-size="16pt" fo:font-style="normal" style:text-underline-style="none" officeooo:rsid="01465b56" fo:background-color="#ffaa95" loext:char-shading-value="0" style:font-size-asian="16pt" style:font-style-asian="normal" style:font-size-complex="16pt" style:font-style-complex="normal"/>
    </style:style>
    <style:style style:name="T172" style:family="text">
      <style:text-properties fo:font-size="16pt" fo:font-style="normal" style:text-underline-style="none" officeooo:rsid="0149565a" fo:background-color="#ffaa95" loext:char-shading-value="0" style:font-size-asian="16pt" style:font-style-asian="normal" style:font-size-complex="16pt" style:font-style-complex="normal"/>
    </style:style>
    <style:style style:name="T173" style:family="text">
      <style:text-properties fo:font-size="16pt" fo:font-style="normal" style:text-underline-style="none" officeooo:rsid="0164559d" fo:background-color="#ffaa95" loext:char-shading-value="0" style:font-size-asian="16pt" style:font-style-asian="normal" style:font-size-complex="16pt" style:font-style-complex="normal"/>
    </style:style>
    <style:style style:name="T174" style:family="text">
      <style:text-properties fo:font-size="16pt" fo:font-style="normal" style:text-underline-style="none" officeooo:rsid="016bb559" fo:background-color="#ffaa95" loext:char-shading-value="0" style:font-size-asian="16pt" style:font-style-asian="normal" style:font-size-complex="16pt" style:font-style-complex="normal"/>
    </style:style>
    <style:style style:name="T175" style:family="text">
      <style:text-properties officeooo:rsid="011dd8eb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officeooo:rsid="008ff5f8" style:font-weight-asian="bold" style:font-weight-complex="bold"/>
    </style:style>
    <style:style style:name="T178" style:family="text">
      <style:text-properties fo:font-weight="bold" officeooo:rsid="012c9dc2" style:font-weight-asian="bold" style:font-weight-complex="bold"/>
    </style:style>
    <style:style style:name="T179" style:family="text">
      <style:text-properties fo:font-weight="bold" officeooo:rsid="012e0cec" style:font-weight-asian="bold" style:font-weight-complex="bold"/>
    </style:style>
    <style:style style:name="T180" style:family="text">
      <style:text-properties fo:font-weight="bold" officeooo:rsid="013181a4" style:font-weight-asian="bold" style:font-weight-complex="bold"/>
    </style:style>
    <style:style style:name="T181" style:family="text">
      <style:text-properties fo:font-weight="bold" officeooo:rsid="0133eab2" style:font-weight-asian="bold" style:font-weight-complex="bold"/>
    </style:style>
    <style:style style:name="T182" style:family="text">
      <style:text-properties fo:font-weight="bold" officeooo:rsid="00d4e75b" style:font-weight-asian="bold" style:font-weight-complex="bold"/>
    </style:style>
    <style:style style:name="T183" style:family="text">
      <style:text-properties fo:font-weight="bold" officeooo:rsid="01853232" style:font-weight-asian="bold" style:font-weight-complex="bold"/>
    </style:style>
    <style:style style:name="T184" style:family="text">
      <style:text-properties fo:color="#f10d0c" fo:font-style="normal" style:text-underline-style="none" officeooo:rsid="01541640" style:font-style-asian="normal" style:font-style-complex="normal"/>
    </style:style>
    <style:style style:name="T185" style:family="text">
      <style:text-properties fo:color="#f10d0c" fo:font-style="normal" style:text-underline-style="none" officeooo:rsid="015ff9c9" style:font-style-asian="normal" style:font-style-complex="normal"/>
    </style:style>
    <style:style style:name="T186" style:family="text">
      <style:text-properties fo:color="#f10d0c" fo:font-style="normal" style:text-underline-style="none" officeooo:rsid="00cfe32a" style:font-style-asian="normal" style:font-style-complex="normal"/>
    </style:style>
    <style:style style:name="T187" style:family="text">
      <style:text-properties fo:color="#f10d0c" fo:font-style="normal" style:text-underline-style="none" officeooo:rsid="0174bd2c" style:font-style-asian="normal" style:font-style-complex="normal"/>
    </style:style>
    <style:style style:name="T188" style:family="text">
      <style:text-properties fo:color="#f10d0c" officeooo:rsid="017915bb"/>
    </style:style>
    <style:style style:name="T189" style:family="text">
      <style:text-properties officeooo:rsid="01465b56"/>
    </style:style>
    <style:style style:name="T190" style:family="text">
      <style:text-properties officeooo:rsid="0149565a"/>
    </style:style>
    <style:style style:name="T191" style:family="text">
      <style:text-properties officeooo:rsid="01541640"/>
    </style:style>
    <style:style style:name="T192" style:family="text">
      <style:text-properties officeooo:rsid="0157a40b"/>
    </style:style>
    <style:style style:name="T193" style:family="text">
      <style:text-properties style:use-window-font-color="true" fo:font-size="14pt" fo:font-weight="bold" officeooo:rsid="0157a40b" loext:padding="0.049cm" loext:border="0.06pt solid #000000"/>
    </style:style>
    <style:style style:name="T194" style:family="text">
      <style:text-properties officeooo:rsid="015a209f"/>
    </style:style>
    <style:style style:name="T195" style:family="text">
      <style:text-properties officeooo:rsid="015a7278"/>
    </style:style>
    <style:style style:name="T196" style:family="text">
      <style:text-properties officeooo:rsid="0164559d"/>
    </style:style>
    <style:style style:name="T197" style:family="text">
      <style:text-properties officeooo:rsid="016bb559"/>
    </style:style>
    <style:style style:name="T198" style:family="text">
      <style:text-properties officeooo:rsid="016e4551"/>
    </style:style>
    <style:style style:name="T199" style:family="text">
      <style:text-properties officeooo:rsid="0175a044"/>
    </style:style>
    <style:style style:name="T200" style:family="text">
      <style:text-properties officeooo:rsid="0176ca3c"/>
    </style:style>
    <style:style style:name="T201" style:family="text">
      <style:text-properties officeooo:rsid="01785620"/>
    </style:style>
    <style:style style:name="T202" style:family="text">
      <style:text-properties officeooo:rsid="017c7f61"/>
    </style:style>
    <style:style style:name="T203" style:family="text">
      <style:text-properties officeooo:rsid="017e7557"/>
    </style:style>
    <style:style style:name="T204" style:family="text">
      <style:text-properties officeooo:rsid="017f7ad9"/>
    </style:style>
    <style:style style:name="T205" style:family="text">
      <style:text-properties officeooo:rsid="018a641a"/>
    </style:style>
    <style:style style:name="T206" style:family="text">
      <style:text-properties officeooo:rsid="018c8cf2"/>
    </style:style>
    <style:style style:name="T207" style:family="text">
      <style:text-properties officeooo:rsid="018f7a4a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Liste Xerxès</text:p>
      <text:p text:style-name="P3"/>
      <text:p text:style-name="P20">liste de points de grammaire et de phrases analysée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<text:span text:style-name="texte_20_par_20_défaut"><text:span text:style-name="T99">d’après la </text:span></text:span><text:span text:style-name="texte_20_par_20_défaut"><text:span text:style-name="T3">Terminologie Grammaticale</text:span></text:span><text:span text:style-name="texte_20_par_20_défaut"><text:span text:style-name="T99"> </text:span></text:span><text:span text:style-name="texte_20_par_20_défaut"><text:span text:style-name="T107">(édition de </text:span></text:span><text:span text:style-name="texte_20_par_20_défaut"><text:span text:style-name="T100">juin</text:span></text:span><text:span text:style-name="texte_20_par_20_défaut"><text:span text:style-name="T99"> 202</text:span></text:span><text:span text:style-name="texte_20_par_20_défaut"><text:span text:style-name="T100">1</text:span></text:span><text:span text:style-name="texte_20_par_20_défaut"><text:span text:style-name="T107">)</text:span></text:span></text:p>
      <text:p text:style-name="P11"><text:span text:style-name="T102">( </text:span><text:a xlink:type="simple" xlink:href="https://eduscol.education.fr/document/1872/download" text:style-name="Internet_20_link" text:visited-style-name="Visited_20_Internet_20_Link"><text:span text:style-name="T102">https://eduscol.education.fr/document/1872/download</text:span></text:a><text:span text:style-name="T102"> </text:span><text:span text:style-name="T101">)</text:span></text:p>
      <text:p text:style-name="P11"/>
      <text:p text:style-name="P11"><text:span text:style-name="référence"><text:span text:style-name="T104">e</text:span></text:span><text:span text:style-name="référence"><text:span text:style-name="T105">x : </text:span></text:span><text:span text:style-name="référence"><text:span text:style-name="T103">TG(3.2.2, pp. 36-) </text:span></text:span><text:span text:style-name="référence"><text:span text:style-name="T104">renvoie aux pages 36 et suivantes de la </text:span></text:span><text:span text:style-name="référence"><text:span text:style-name="T7">Terminologie Grammaticale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<text:span text:style-name="texte_20_par_20_défaut"><text:span text:style-name="T101">avec des analyses de</text:span></text:span><text:span text:style-name="texte_20_par_20_défaut"><text:span text:style-name="T9"> La Grande Grammaire du Français</text:span></text:span><text:span text:style-name="texte_20_par_20_défaut"><text:span text:style-name="T101"> (première édition)</text:span></text:span></text:p>
      <text:p text:style-name="P11"><text:span text:style-name="T101">( </text:span><text:span text:style-name="Internet_20_link"><text:span text:style-name="T101">https://www.grandegrammairedufrançais.com</text:span></text:span><text:span text:style-name="T101"> )</text:span></text:p>
      <text:p text:style-name="P11"/>
      <text:p text:style-name="P11"><text:span text:style-name="référence"><text:span text:style-name="T104">e</text:span></text:span><text:span text:style-name="référence"><text:span text:style-name="T105">x : </text:span></text:span><text:span text:style-name="référence"><text:span text:style-name="T111">GGF.1.133</text:span></text:span><text:span text:style-name="référence"><text:span text:style-name="T103"> </text:span></text:span><text:span text:style-name="référence"><text:span text:style-name="T104">renvoie </text:span></text:span><text:span text:style-name="référence"><text:span text:style-name="T106">au premier tome, page 133 de </text:span></text:span><text:span text:style-name="référence"><text:span text:style-name="T8">La Grande Grammaire du Français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8">&gt; Contribuez à ce document : écrivez à <text:a xlink:type="simple" xlink:href="mailto:xavier.faure@ac.reims.fr" text:style-name="Internet_20_link" text:visited-style-name="Visited_20_Internet_20_Link">xavier.faure</text:a><text:a xlink:type="simple" xlink:href="mailto:xavier.faure@ac.reims.fr" text:style-name="Internet_20_link" text:visited-style-name="Visited_20_Internet_20_Link"><text:span text:style-name="T1">@</text:span></text:a><text:a xlink:type="simple" xlink:href="mailto:xavier.faure@ac.reims.fr" text:style-name="Internet_20_link" text:visited-style-name="Visited_20_Internet_20_Link">ac.reims.fr</text:a> </text:p>
      <text:p text:style-name="Standard"/>
      <text:p text:style-name="P21">version <text:span text:style-name="T207">6</text:span> / <text:date style:data-style-name="N37" text:date-value="2022-09-20T08:57:07.686063386">20/09/22</text:date><text:s/><text:time style:data-style-name="N41" text:time-value="2022-09-20T08:57:07.686199173">08:57:02</text:time></text:p>
      <text:p text:style-name="P50"><text:span text:style-name="titre_20_principal"><text:span text:style-name="T127">[A] </text:span></text:span><text:span text:style-name="titre_20_principal"><text:span text:style-name="T128">Points de </text:span></text:span><text:span text:style-name="titre_20_principal"><text:span text:style-name="T127">grammaire</text:span></text:span><text:span text:style-name="titre_20_principal"><text:span text:style-name="T128"> </text:span></text:span><text:span text:style-name="titre_20_principal"><text:span text:style-name="T127">à </text:span></text:span><text:span text:style-name="titre_20_principal"><text:span text:style-name="T129">préciser</text:span></text:span></text:p>
      <text:p text:style-name="Standard"/>
      <text:p text:style-name="Standard"><text:span text:style-name="titre_20_avec_20_numéro">(</text:span><text:span text:style-name="titre_20_avec_20_numéro"><text:span text:style-name="T108">A.</text:span></text:span><text:span text:style-name="titre_20_avec_20_numéro">01) le conditionnel.présent(/passé) est un temps de l’indicatif</text:span></text:p>
      <text:p text:style-name="Standard"><text:span text:style-name="texte_20_par_20_défaut">&gt; liste des modes : infinitif, participe, indicatif, subjonctif, impératif</text:span><text:span text:style-name="T85"><text:tab/><text:tab/></text:span><text:span text:style-name="référence"><text:span text:style-name="T90">TG(3.2.2, pp. 36-)</text:span></text:span></text:p>
      <text:p text:style-name="Standard"/>
      <text:p text:style-name="P22"><text:span text:style-name="GGF"><text:span text:style-name="T112">[ </text:span></text:span><text:span text:style-name="GGF">GGF.1.133 ; GGF.1.1228 </text:span><text:span text:style-name="GGF"><text:span text:style-name="T112">]</text:span></text:span><text:span text:style-name="GGF"> </text:span></text:p>
      <text:p text:style-name="P22"><text:span text:style-name="GGF"><text:span text:style-name="T112"><text:tab/>La</text:span></text:span><text:span text:style-name="GGF"> liste des modes est : infinitif, participe présent, indicatif, subjonctif, impératif.</text:span></text:p>
      <text:p text:style-name="Standard"/>
      <text:p text:style-name="Standard"><text:span text:style-name="titre_20_avec_20_numéro">(</text:span><text:span text:style-name="titre_20_avec_20_numéro"><text:span text:style-name="T108">A.</text:span></text:span><text:span text:style-name="titre_20_avec_20_numéro">02) les natures de mots</text:span><text:span text:style-name="T86"><text:tab/><text:tab/><text:tab/><text:tab/><text:tab/><text:tab/><text:tab/></text:span><text:span text:style-name="référence"><text:span text:style-name="T90">TG(3.</text:span></text:span><text:span text:style-name="référence"><text:span text:style-name="T91">1</text:span></text:span><text:span text:style-name="référence"><text:span text:style-name="T90">, pp. </text:span></text:span><text:span text:style-name="référence"><text:span text:style-name="T91">28-)</text:span></text:span><text:span text:style-name="référence"><text:span text:style-name="T90"> </text:span></text:span></text:p>
      <text:p text:style-name="Standard"><text:span text:style-name="texte_20_par_20_défaut">nom</text:span><text:span text:style-name="T86"><text:tab/><text:tab/><text:tab/><text:tab/><text:tab/><text:tab/><text:tab/><text:tab/><text:tab/><text:tab/><text:tab/></text:span><text:span text:style-name="référence"><text:span text:style-name="T90">TG(3.</text:span></text:span><text:span text:style-name="référence"><text:span text:style-name="T91">1</text:span></text:span><text:span text:style-name="référence"><text:span text:style-name="T90">, p. </text:span></text:span><text:span text:style-name="référence"><text:span text:style-name="T92">102)</text:span></text:span></text:p>
      <text:p text:style-name="Standard"><text:span text:style-name="T86"><text:tab/></text:span><text:span text:style-name="texte_20_par_20_défaut">›nom propre</text:span></text:p>
      <text:p text:style-name="Standard"><text:tab/><text:tab/><text:span text:style-name="exemple">…, Langres, France, Sandwich, …</text:span></text:p>
      <text:p text:style-name="Standard"><text:span text:style-name="T86"><text:tab/></text:span><text:span text:style-name="texte_20_par_20_défaut">›nom commun</text:span></text:p>
      <text:p text:style-name="Standard"><text:tab/><text:tab/><text:span text:style-name="exemple">…, chien, savoir, qu'en-dira-t-on, … </text:span></text:p>
      <text:p text:style-name="Standard"><text:span text:style-name="texte_20_par_20_défaut">›verbe</text:span></text:p>
      <text:p text:style-name="Standard"><text:tab/><text:tab/><text:span text:style-name="exemple">…, manger, prendre, savoir, être, …</text:span></text:p>
      <text:p text:style-name="Standard"><text:span text:style-name="texte_20_par_20_défaut">›adjectif</text:span><text:span text:style-name="T86"><text:tab/><text:tab/><text:tab/><text:tab/><text:tab/><text:tab/><text:tab/><text:tab/><text:tab/><text:tab/></text:span><text:span text:style-name="référence"><text:span text:style-name="T90">TG(3.</text:span></text:span><text:span text:style-name="référence"><text:span text:style-name="T93">2</text:span></text:span><text:span text:style-name="référence"><text:span text:style-name="T90">, pp. </text:span></text:span><text:span text:style-name="référence"><text:span text:style-name="T92">10</text:span></text:span><text:span text:style-name="référence"><text:span text:style-name="T93">4-</text:span></text:span><text:span text:style-name="référence"><text:span text:style-name="T92">)</text:span></text:span></text:p>
      <text:p text:style-name="Standard"><text:tab/><text:tab/><text:span text:style-name="exemple">…, rapide, lent, immobile, …</text:span></text:p>
      <text:p text:style-name="Standard"><text:span text:style-name="texte_20_par_20_défaut">déterminant<text:tab/><text:tab/><text:tab/><text:tab/><text:tab/><text:tab/><text:tab/><text:tab/><text:tab/><text:tab/></text:span><text:span text:style-name="référence">TG(3.3, pp. 106-)</text:span></text:p>
      <text:p text:style-name="Standard"><text:span text:style-name="texte_20_par_20_défaut"><text:tab/>›article défini</text:span></text:p>
      <text:p text:style-name="Standard"><text:span text:style-name="exemple"><text:tab/><text:tab/>le, la, les</text:span></text:p>
      <text:p text:style-name="Standard"><text:span text:style-name="texte_20_par_20_défaut"><text:tab/>›forme contractée de l’article défini</text:span></text:p>
      <text:p text:style-name="Standard"><text:span text:style-name="exemple"><text:tab/><text:tab/>du, des, au, aux</text:span></text:p>
      <text:p text:style-name="Standard"><text:span text:style-name="texte_20_par_20_défaut"><text:tab/></text:span><text:span text:style-name="texte_20_par_20_défaut"><text:span text:style-name="T113">›</text:span></text:span><text:span text:style-name="texte_20_par_20_défaut"><text:span text:style-name="T87">forme agglutinée </text:span></text:span><text:span text:style-name="texte_20_par_20_défaut"><text:span text:style-name="T88">de l’article défini </text:span></text:span></text:p>
      <text:p text:style-name="Standard"><text:span text:style-name="exemple"><text:tab/><text:tab/>ledit, ladite, lesdites, audit, audite, auxdits, auxdites</text:span></text:p>
      <text:p text:style-name="Standard"><text:tab/><text:span text:style-name="texte_20_par_20_défaut">›article indéfini</text:span></text:p>
      <text:p text:style-name="Standard"><text:span text:style-name="exemple"><text:tab/><text:tab/>un, une, des</text:span></text:p>
      <text:p text:style-name="Standard"><text:tab/><text:span text:style-name="texte_20_par_20_défaut">›article partitif</text:span></text:p>
      <text:p text:style-name="Standard"><text:span text:style-name="exemple"><text:tab/><text:tab/>du, de la, des</text:span></text:p>
      <text:p text:style-name="Standard"><text:span text:style-name="texte_20_par_20_défaut"><text:tab/>›déterminant possessif</text:span></text:p>
      <text:p text:style-name="Standard"><text:span text:style-name="exemple"><text:tab/><text:tab/>mon, ma, mes, notre, nos, ton, ta, tes, votre, vos, son, sa, ses, leur, leurs</text:span></text:p>
      <text:p text:style-name="Standard"><text:span text:style-name="texte_20_par_20_défaut"><text:tab/>›déterminant démonstratif</text:span></text:p>
      <text:p text:style-name="Standard"><text:span text:style-name="exemple"><text:tab/><text:tab/>ce, cet, cette, ces</text:span></text:p>
      <text:p text:style-name="Standard"><text:span text:style-name="texte_20_par_20_défaut"><text:tab/>›déterminant interrogatif</text:span></text:p>
      <text:p text:style-name="Standard"><text:span text:style-name="exemple"><text:tab/><text:tab/>quel(l)(e)(s), combien de</text:span></text:p>
      <text:p text:style-name="Standard"><text:span text:style-name="texte_20_par_20_défaut"><text:tab/>›déterminant indéfini</text:span></text:p>
      <text:p text:style-name="Standard"><text:span text:style-name="exemple"><text:tab/><text:tab/>…, aucun(e), certain(e)(s), plusieurs, chaque, tous/tout(e)(s), …</text:span></text:p>
      <text:p text:style-name="Standard"><text:span text:style-name="texte_20_par_20_défaut"><text:tab/>›déterminant exclamatif</text:span></text:p>
      <text:p text:style-name="Standard"><text:span text:style-name="exemple"><text:tab/><text:tab/>quel(l)(e)(s), combien de, que de</text:span></text:p>
      <text:p text:style-name="Standard"><text:span text:style-name="texte_20_par_20_défaut"><text:tab/>›déterminant numéral cardinal</text:span></text:p>
      <text:p text:style-name="Standard"><text:span text:style-name="exemple"><text:tab/><text:tab/>un, deux, trois, …</text:span></text:p>
      <text:p text:style-name="Standard"><text:soft-page-break/><text:span text:style-name="texte_20_par_20_défaut"><text:tab/>›déterminant numéral ordinal</text:span></text:p>
      <text:p text:style-name="Standard"><text:span text:style-name="exemple"><text:tab/><text:tab/>premier, deuxième, troisième, …</text:span></text:p>
      <text:p text:style-name="Standard"><text:span text:style-name="texte_20_par_20_défaut"><text:tab/>›déterminant relatif </text:span></text:p>
      <text:p text:style-name="Standard"><text:span text:style-name="exemple"><text:tab/><text:tab/>lequel/auquel</text:span></text:p>
      <text:p text:style-name="Standard"><text:span text:style-name="texte_20_par_20_défaut">pronom</text:span></text:p>
      <text:p text:style-name="Standard"><text:span text:style-name="texte_20_par_20_défaut"><text:tab/>›pronom personnel</text:span></text:p>
      <text:p text:style-name="Standard"><text:span text:style-name="exemple"><text:tab/><text:tab/>je, tu, il(s), elle(s), on, nous, vous, moi, toi, lui, eux, me, te, le, la, les, leur</text:span></text:p>
      <text:p text:style-name="Standard"><text:span text:style-name="texte_20_par_20_défaut"><text:tab/>›pronom possessif</text:span></text:p>
      <text:p text:style-name="Standard"><text:tab/><text:tab/><text:span text:style-name="exemple">le mien, la mienne, les miens, les miennes, le nôtre, les nôtres, le tien, …, le sien, …,</text:span></text:p>
      <text:p text:style-name="Standard"><text:span text:style-name="exemple"><text:tab/><text:tab/>le leur, la leur, les leurs</text:span></text:p>
      <text:p text:style-name="Standard"><text:span text:style-name="texte_20_par_20_défaut"><text:tab/>›pronom démonstratif</text:span></text:p>
      <text:p text:style-name="Standard"><text:span text:style-name="exemple"><text:tab/><text:tab/>celui, celui-ci, celui-là, celle, …, ceux, …, ce (c’), cela, ça</text:span></text:p>
      <text:p text:style-name="Standard"><text:span text:style-name="texte_20_par_20_défaut"><text:tab/>›pronom indéfini</text:span></text:p>
      <text:p text:style-name="Standard"><text:span text:style-name="exemple"><text:tab/><text:tab/>…, personne, certains, quelques-uns, tout, chacun, … </text:span></text:p>
      <text:p text:style-name="Standard"><text:span text:style-name="texte_20_par_20_défaut"><text:tab/>›pronom interrogatif</text:span></text:p>
      <text:p text:style-name="Standard"><text:span text:style-name="exemple"><text:tab/><text:tab/>qui, que, quoi, lequel (lesquels, laquelle, lesquels...), qui est-ce qui, qu’est-ce que ?</text:span></text:p>
      <text:p text:style-name="Standard"><text:span text:style-name="texte_20_par_20_défaut"><text:tab/>›pronom relatif</text:span></text:p>
      <text:p text:style-name="Standard"><text:span text:style-name="exemple"><text:tab/><text:tab/>qui, que, quoi, dont, où, lequel, auquel, duquel</text:span></text:p>
      <text:p text:style-name="Standard"><text:span text:style-name="texte_20_par_20_défaut"><text:tab/>›pronom adverbial</text:span></text:p>
      <text:p text:style-name="Standard"><text:span text:style-name="exemple"><text:tab/><text:tab/>en, y</text:span></text:p>
      <text:p text:style-name="Standard"><text:span text:style-name="texte_20_par_20_défaut">›adverbe</text:span></text:p>
      <text:p text:style-name="Standard"><text:span text:style-name="exemple"><text:tab/><text:tab/>…, hier, vite, rapidement, donc, pourquoi, quand, ne/pas, aussi, moins, plus …</text:span></text:p>
      <text:p text:style-name="Standard"><text:span text:style-name="texte_20_par_20_défaut">›préposition</text:span></text:p>
      <text:p text:style-name="Standard"><text:span text:style-name="exemple"><text:tab/><text:tab/>…, à, pour, par, avec, chez, de, …, près de, à cause de, …</text:span></text:p>
      <text:p text:style-name="Standard"><text:span text:style-name="texte_20_par_20_défaut">conjonction</text:span></text:p>
      <text:p text:style-name="Standard"><text:span text:style-name="texte_20_par_20_défaut"><text:tab/>›conjonction de coordination</text:span></text:p>
      <text:p text:style-name="Standard"><text:span text:style-name="exemple"><text:tab/><text:tab/>mais, ou, et, or, ni, car</text:span></text:p>
      <text:p text:style-name="Standard"><text:span text:style-name="texte_20_par_20_défaut"><text:tab/>›conjonction de subordination</text:span></text:p>
      <text:p text:style-name="Standard"><text:span text:style-name="exemple"><text:tab/><text:tab/>que, si, quand, après que, pour que, afin que, au cas où, …</text:span></text:p>
      <text:p text:style-name="Standard"><text:span text:style-name="texte_20_par_20_défaut">›interjections et onomatopées</text:span></text:p>
      <text:p text:style-name="Standard"><text:span text:style-name="exemple"><text:tab/><text:tab/>…, oh, aïe, ciel, ah bon, …</text:span></text:p>
      <text:p text:style-name="Standard"/>
      <text:p text:style-name="Standard"><text:span text:style-name="titre_20_avec_20_numéro"/></text:p>
      <text:p text:style-name="P49"><text:span text:style-name="titre_20_avec_20_numéro">(</text:span><text:span text:style-name="titre_20_avec_20_numéro"><text:span text:style-name="T108">A.</text:span></text:span><text:span text:style-name="titre_20_avec_20_numéro">03) reconnaître un COD(/COI)</text:span></text:p>
      <text:p text:style-name="Standard"/>
      <text:p text:style-name="Standard"><text:span text:style-name="texte_20_par_20_défaut"><text:span text:style-name="T178">(a) </text:span></text:span><text:span text:style-name="texte_20_par_20_défaut"><text:span text:style-name="T176">Ne pas utiliser la question </text:span></text:span><text:span text:style-name="texte_20_par_20_défaut"><text:span text:style-name="T183">(à/de) </text:span></text:span><text:span text:style-name="texte_20_par_20_défaut"><text:span text:style-name="T176">qui / quoi pour identifier un COD/COI</text:span></text:span></text:p>
      <text:p text:style-name="Standard"><text:span text:style-name="texte_20_par_20_défaut">Pourquoi est-ce que ça ne marche pas ?</text:span></text:p>
      <text:p text:style-name="Standard"><text:span text:style-name="T52"><text:tab/></text:span><text:span text:style-name="texte_20_par_20_défaut"><text:span text:style-name="T51">(✓)</text:span></text:span><text:span text:style-name="T51"> </text:span><text:span text:style-name="exemple">Il donne du pain à son frère.</text:span></text:p>
      <text:p text:style-name="Standard"><text:span text:style-name="T51"><text:tab/></text:span><text:span text:style-name="texte_20_par_20_défaut"><text:span text:style-name="T51">(!)</text:span></text:span><text:span text:style-name="T51"> </text:span><text:span text:style-name="exemple">Il est beau.</text:span></text:p>
      <text:p text:style-name="P46"><text:span text:style-name="exemple"><text:span text:style-name="T51"><text:tab/></text:span></text:span><text:span text:style-name="texte_20_par_20_défaut"><text:span text:style-name="T51">(!)</text:span></text:span><text:span text:style-name="exemple"><text:span text:style-name="T51"> </text:span></text:span><text:span text:style-name="exemple">Il </text:span><text:span text:style-name="exemple"><text:span text:style-name="T153">va chez sa mère.</text:span></text:span></text:p>
      <text:p text:style-name="Standard"/>
      <text:p text:style-name="Standard"><text:span text:style-name="texte_20_par_20_défaut"><text:span text:style-name="T178">(b) </text:span></text:span><text:span text:style-name="texte_20_par_20_défaut"><text:span text:style-name="T176">Ne pas dire qu’on reconnaît un COI à la présence d’une préposition au début du COI</text:span></text:span></text:p>
      <text:p text:style-name="Standard"><text:span text:style-name="texte_20_par_20_défaut">Pourquoi est-ce que ça ne marche pas ?</text:span></text:p>
      <text:p text:style-name="Standard"><text:span text:style-name="T14"><text:tab/></text:span><text:span text:style-name="texte_20_par_20_défaut"><text:span text:style-name="T16">(✓)</text:span></text:span><text:span text:style-name="T16"> </text:span><text:span text:style-name="exemple"><text:span text:style-name="T71">Il donne l’eau à son frère.</text:span></text:span></text:p>
      <text:p text:style-name="Standard"><text:span text:style-name="T16"><text:tab/></text:span><text:span text:style-name="texte_20_par_20_défaut"><text:span text:style-name="T16">(✓)</text:span></text:span><text:span text:style-name="T16"> </text:span><text:span text:style-name="exemple"><text:span text:style-name="T71">Je me souviens de mes parents.</text:span></text:span></text:p>
      <text:p text:style-name="Standard"><text:span text:style-name="T16"><text:tab/></text:span><text:span text:style-name="texte_20_par_20_défaut"><text:span text:style-name="T16">(!)</text:span></text:span><text:span text:style-name="T16"> </text:span><text:span text:style-name="exemple"><text:span text:style-name="T71">Il de donne de l’eau à son frère.</text:span></text:span></text:p>
      <text:p text:style-name="Standard"><text:span text:style-name="T16"><text:tab/></text:span><text:span text:style-name="texte_20_par_20_défaut"><text:span text:style-name="T16">(!)</text:span></text:span><text:span text:style-name="T16"> </text:span><text:span text:style-name="exemple"><text:span text:style-name="T71">Il lui a donné près de quarante euros.</text:span></text:span></text:p>
      <text:p text:style-name="Standard"><text:span text:style-name="exemple"/></text:p>
      <text:p text:style-name="Standard"><text:span text:style-name="texte_20_par_20_défaut"><text:span text:style-name="T178">(c) </text:span></text:span><text:span text:style-name="texte_20_par_20_défaut"><text:span text:style-name="T177">L</text:span></text:span><text:span text:style-name="texte_20_par_20_défaut"><text:span text:style-name="T176">e COS n’est pas une notion à enseigner</text:span></text:span></text:p>
      <text:p text:style-name="Standard"><text:span text:style-name="texte_20_par_20_défaut">Elle n’apparaît pas dans la </text:span><text:span text:style-name="texte_20_par_20_défaut"><text:span text:style-name="T2">Terminologie Grammaticale</text:span></text:span><text:span text:style-name="texte_20_par_20_défaut">.</text:span></text:p>
      <text:p text:style-name="Standard"><text:span text:style-name="texte_20_par_20_défaut">&gt; Ne parler que de COI aux élèves.</text:span></text:p>
      <text:p text:style-name="Standard"/>
      <text:p text:style-name="Standard"><text:span text:style-name="texte_20_par_20_défaut"><text:span text:style-name="T179">(d) </text:span></text:span><text:span text:style-name="texte_20_par_20_défaut"><text:span text:style-name="T11">Je vais à Paris</text:span></text:span><text:span text:style-name="texte_20_par_20_défaut"><text:span text:style-name="T176"> : comment analyser « à Paris » ?</text:span></text:span></text:p>
      <text:p text:style-name="Standard"><text:span text:style-name="texte_20_par_20_défaut">Dans </text:span><text:span text:style-name="exemple">Je vais à Paris</text:span><text:span text:style-name="texte_20_par_20_défaut">, « à Paris » est à analyser comme un COI, et non comme</text:span><text:tab/><text:span text:style-name="référence"><text:span text:style-name="T90">TG(</text:span></text:span><text:span text:style-name="référence"><text:span text:style-name="T95">1</text:span></text:span><text:span text:style-name="référence"><text:span text:style-name="T94">.</text:span></text:span><text:span text:style-name="référence"><text:span text:style-name="T95">3</text:span></text:span><text:span text:style-name="référence"><text:span text:style-name="T90">, p. </text:span></text:span><text:span text:style-name="référence"><text:span text:style-name="T95">15</text:span></text:span><text:span text:style-name="référence"><text:span text:style-name="T92">)</text:span></text:span></text:p>
      <text:p text:style-name="Standard"><text:span text:style-name="texte_20_par_20_défaut">un CC de lieu.</text:span></text:p>
      <text:p text:style-name="Standard"/>
      <text:p text:style-name="P54"><text:bookmark text:name="char-node"/><text:span text:style-name="texte_20_par_20_défaut"><text:span text:style-name="T180">➱ </text:span></text:span><text:span text:style-name="texte_20_par_20_défaut"><text:span text:style-name="T176">Comment distinguer CC / attribut du sujet / COD / COI ?</text:span></text:span><text:tab/><text:tab/><text:tab/><text:span text:style-name="référence"><text:span text:style-name="T54">TG(</text:span></text:span><text:span text:style-name="référence"><text:span text:style-name="T55">2</text:span></text:span><text:span text:style-name="référence"><text:span text:style-name="T56">.</text:span></text:span><text:span text:style-name="référence"><text:span text:style-name="T55">3</text:span></text:span><text:span text:style-name="référence"><text:span text:style-name="T56">.1</text:span></text:span><text:span text:style-name="référence"><text:span text:style-name="T54">, p. </text:span></text:span><text:span text:style-name="référence"><text:span text:style-name="T55">84</text:span></text:span><text:span text:style-name="référence"><text:span text:style-name="T57">)</text:span></text:span></text:p>
      <text:p text:style-name="P54"/>
      <text:p text:style-name="P54"><text:span text:style-name="texte_20_par_20_défaut"><text:tab/>(1) est-ce un CC ?</text:span><text:tab/><text:tab/><text:tab/><text:tab/><text:tab/><text:tab/><text:tab/><text:tab/><text:span text:style-name="référence"><text:span text:style-name="T54">TG(</text:span></text:span><text:span text:style-name="référence"><text:span text:style-name="T58">2.4</text:span></text:span><text:span text:style-name="référence"><text:span text:style-name="T54">, p</text:span></text:span><text:span text:style-name="référence"><text:span text:style-name="T59">p</text:span></text:span><text:span text:style-name="référence"><text:span text:style-name="T54">. </text:span></text:span><text:span text:style-name="référence"><text:span text:style-name="T59">92-93</text:span></text:span><text:span text:style-name="référence"><text:span text:style-name="T57">)</text:span></text:span></text:p>
      <text:p text:style-name="P54"><text:span text:style-name="texte_20_par_20_défaut"><text:tab/>(2) est-ce un attribut du sujet ?</text:span></text:p>
      <text:p text:style-name="P54"><text:span text:style-name="texte_20_par_20_défaut"><text:tab/>(3) peut-on pronominaliser par </text:span><text:span text:style-name="texte_20_par_20_défaut"><text:span text:style-name="T2">le</text:span></text:span><text:span text:style-name="texte_20_par_20_défaut"><text:span text:style-name="T12">, </text:span></text:span><text:span text:style-name="texte_20_par_20_défaut"><text:span text:style-name="T2">la</text:span></text:span><text:span text:style-name="texte_20_par_20_défaut"><text:span text:style-name="T12">,</text:span></text:span><text:span text:style-name="texte_20_par_20_défaut"><text:span text:style-name="T2"> les</text:span></text:span><text:span text:style-name="texte_20_par_20_défaut"><text:span text:style-name="T12"> ? → COD</text:span></text:span></text:p>
      <text:p text:style-name="P54"><text:span text:style-name="texte_20_par_20_défaut"><text:span text:style-name="T12"><text:tab/>(4) peut-on pronominaliser par </text:span></text:span><text:span text:style-name="texte_20_par_20_défaut"><text:span text:style-name="T2">lui, leur </text:span></text:span><text:span text:style-name="texte_20_par_20_défaut"><text:span text:style-name="T12">?→ COI</text:span></text:span></text:p>
      <text:p text:style-name="P54"><text:span text:style-name="texte_20_par_20_défaut"><text:span text:style-name="T12"><text:tab/>(5) peut-on pronominaliser par </text:span></text:span><text:span text:style-name="texte_20_par_20_défaut"><text:span text:style-name="T2">y</text:span></text:span><text:span text:style-name="texte_20_par_20_défaut"><text:span text:style-name="T12"> </text:span></text:span><text:span text:style-name="texte_20_par_20_défaut"><text:span text:style-name="T14">? → COI</text:span></text:span></text:p>
      <text:p text:style-name="P54"><text:span text:style-name="texte_20_par_20_défaut"><text:span text:style-name="T14"><text:tab/>(6) peut-on pronominaliser par </text:span></text:span><text:span text:style-name="texte_20_par_20_défaut"><text:span text:style-name="T5">en</text:span></text:span><text:span text:style-name="texte_20_par_20_défaut"><text:span text:style-name="T14"> ? → COD ou COI</text:span></text:span></text:p>
      <text:p text:style-name="Standard"/>
      <text:p text:style-name="Standard"><text:span text:style-name="titre_20_avec_20_numéro"/></text:p>
      <text:p text:style-name="P53"><text:span text:style-name="titre_20_avec_20_numéro">(</text:span><text:span text:style-name="titre_20_avec_20_numéro"><text:span text:style-name="T108">A.</text:span></text:span><text:span text:style-name="titre_20_avec_20_numéro">04) Pour identifier le sujet d’un verbe, ne pas poser la question « qui fait l’action ? »</text:span></text:p>
      <text:p text:style-name="Standard"/>
      <text:p text:style-name="Standard"><text:span text:style-name="texte_20_par_20_défaut">Pourquoi est-ce que ça ne marche pas ?</text:span></text:p>
      <text:p text:style-name="Standard"><text:span text:style-name="T15"><text:tab/></text:span><text:span text:style-name="texte_20_par_20_défaut"><text:span text:style-name="T15">(</text:span></text:span><text:span text:style-name="texte_20_par_20_défaut"><text:span text:style-name="T50">✓</text:span></text:span><text:span text:style-name="texte_20_par_20_défaut"><text:span text:style-name="T15">)</text:span></text:span><text:span text:style-name="T15"> </text:span><text:span text:style-name="exemple"><text:span text:style-name="T72">Jean coupe du bois.</text:span></text:span></text:p>
      <text:p text:style-name="P47"><text:span text:style-name="exemple"><text:span text:style-name="T15"><text:tab/></text:span></text:span><text:span text:style-name="texte_20_par_20_défaut"><text:span text:style-name="T15">(!)</text:span></text:span><text:span text:style-name="exemple"><text:span text:style-name="T15"> </text:span></text:span><text:span text:style-name="exemple"><text:span text:style-name="T151">Viens </text:span></text:span><text:span text:style-name="exemple"><text:span text:style-name="T72">!</text:span></text:span></text:p>
      <text:p text:style-name="Standard"><text:span text:style-name="T14"><text:tab/></text:span><text:span text:style-name="texte_20_par_20_défaut"><text:span text:style-name="T14">(!)</text:span></text:span><text:span text:style-name="T14"> </text:span><text:span text:style-name="exemple"><text:span text:style-name="T70">Il pleut.</text:span></text:span></text:p>
      <text:p text:style-name="Standard"><text:span text:style-name="T14"><text:tab/></text:span><text:span text:style-name="texte_20_par_20_défaut"><text:span text:style-name="T14">(!)</text:span></text:span><text:span text:style-name="T14"> </text:span><text:span text:style-name="exemple"><text:span text:style-name="T70">Le bois est coupé par Jean.</text:span></text:span></text:p>
      <text:p text:style-name="Standard"/>
      <text:p text:style-name="P55"><text:bookmark text:name="char-node1"/><text:span text:style-name="texte_20_par_20_défaut"><text:span text:style-name="T180">➱ </text:span></text:span><text:span text:style-name="texte_20_par_20_défaut"><text:span text:style-name="T176">Comment </text:span></text:span><text:span text:style-name="texte_20_par_20_défaut"><text:span text:style-name="T181">identifier le sujet d’un verbe ?</text:span></text:span></text:p>
      <text:p text:style-name="P55"><text:span text:style-name="texte_20_par_20_défaut"><text:span text:style-name="T68"><text:tab/></text:span></text:span><text:span text:style-name="texte_20_par_20_défaut"><text:span text:style-name="T16">- </text:span></text:span><text:span text:style-name="texte_20_par_20_défaut"><text:span text:style-name="T19">l’accord de la personne grammaticale (1S, 2S, 3S, 1P, 2P, 3P) entre le verbe et son sujet</text:span></text:span></text:p>
      <text:p text:style-name="P55"><text:span text:style-name="texte_20_par_20_défaut"><text:span text:style-name="T16"><text:tab/>- </text:span></text:span><text:span text:style-name="texte_20_par_20_défaut"><text:span text:style-name="T19">la pince « c’est... qui... »</text:span></text:span></text:p>
      <text:p text:style-name="P37"/>
      <text:p text:style-name="Standard"><text:span text:style-name="titre_20_avec_20_numéro">(</text:span><text:span text:style-name="titre_20_avec_20_numéro"><text:span text:style-name="T108">A.</text:span></text:span><text:span text:style-name="titre_20_avec_20_numéro">05) le prédicat est une notion qui peut être enseignée</text:span></text:p>
      <text:p text:style-name="Standard"><text:span text:style-name="texte_20_par_20_défaut"><text:span text:style-name="T14">Cette notion </text:span></text:span><text:span text:style-name="texte_20_par_20_défaut"><text:span text:style-name="T17">apparaît dans la </text:span></text:span><text:span text:style-name="texte_20_par_20_défaut"><text:span text:style-name="T6">Terminologie Grammaticale</text:span></text:span><text:span text:style-name="texte_20_par_20_défaut"><text:span text:style-name="T17">.</text:span></text:span><text:span text:style-name="T17"><text:tab/><text:tab/><text:tab/><text:tab/></text:span><text:span text:style-name="référence"><text:span text:style-name="T54">TG(</text:span></text:span><text:span text:style-name="référence"><text:span text:style-name="T53">1.9.1</text:span></text:span><text:span text:style-name="référence"><text:span text:style-name="T54">, pp. </text:span></text:span><text:span text:style-name="référence"><text:span text:style-name="T53">80</text:span></text:span><text:span text:style-name="référence"><text:span text:style-name="T60">-</text:span></text:span><text:span text:style-name="référence"><text:span text:style-name="T57">)</text:span></text:span></text:p>
      <text:p text:style-name="Standard"/>
      <text:p text:style-name="Standard"><text:span text:style-name="titre_20_avec_20_numéro">(</text:span><text:span text:style-name="titre_20_avec_20_numéro"><text:span text:style-name="T108">A.</text:span></text:span><text:span text:style-name="titre_20_avec_20_numéro">06) </text:span><text:span text:style-name="titre_20_avec_20_numéro"><text:span text:style-name="T2">donc</text:span></text:span><text:span text:style-name="titre_20_avec_20_numéro"> est un adverbe</text:span></text:p>
      <text:p text:style-name="Standard"><text:span text:style-name="texte_20_par_20_défaut"><text:span text:style-name="T18">Le mot </text:span></text:span><text:span text:style-name="texte_20_par_20_défaut"><text:span text:style-name="T73">donc</text:span></text:span><text:span text:style-name="texte_20_par_20_défaut"><text:span text:style-name="T18"> ne fait pas partie des conjonctions de coordination.</text:span></text:span><text:span text:style-name="T18"><text:tab/></text:span><text:span text:style-name="T17"><text:tab/><text:tab/></text:span><text:span text:style-name="référence"><text:span text:style-name="T54">TG(</text:span></text:span><text:span text:style-name="référence"><text:span text:style-name="T61">3</text:span></text:span><text:span text:style-name="référence"><text:span text:style-name="T53">.</text:span></text:span><text:span text:style-name="référence"><text:span text:style-name="T61">7</text:span></text:span><text:span text:style-name="référence"><text:span text:style-name="T53">.1</text:span></text:span><text:span text:style-name="référence"><text:span text:style-name="T54">, p. </text:span></text:span><text:span text:style-name="référence"><text:span text:style-name="T62">131</text:span></text:span><text:span text:style-name="référence"><text:span text:style-name="T57">)</text:span></text:span></text:p>
      <text:p text:style-name="Standard"><text:span text:style-name="référence"/></text:p>
      <text:p text:style-name="Standard"><text:span text:style-name="titre_20_avec_20_numéro">(</text:span><text:span text:style-name="titre_20_avec_20_numéro"><text:span text:style-name="T108">A.</text:span></text:span><text:span text:style-name="titre_20_avec_20_numéro">0</text:span><text:span text:style-name="titre_20_avec_20_numéro"><text:span text:style-name="T96">7</text:span></text:span><text:span text:style-name="titre_20_avec_20_numéro">) </text:span><text:span text:style-name="titre_20_avec_20_numéro"><text:span text:style-name="T97">p</text:span></text:span><text:span text:style-name="titre_20_avec_20_numéro"><text:span text:style-name="T13">articipe passé ou adjectif ?</text:span></text:span></text:p>
      <text:p text:style-name="Standard"><text:span text:style-name="texte_20_par_20_défaut">Le t</text:span><text:span text:style-name="texte_20_par_20_défaut"><text:span text:style-name="T98">erminologie grammaticale ne donne quasiment aucune information mais analyse</text:span></text:span><text:span text:style-name="T98"> </text:span><text:span text:style-name="exemple"><text:span text:style-name="T98">étonnée</text:span></text:span><text:span text:style-name="T98"> </text:span><text:span text:style-name="texte_20_par_20_défaut"><text:span text:style-name="T98">dans</text:span></text:span></text:p>
      <text:p text:style-name="Standard"><text:tab/><text:span text:style-name="exemple"><text:span text:style-name="T98">Elle est étonnée par cette réaction</text:span></text:span><text:span text:style-name="T98"><text:tab/><text:tab/><text:tab/><text:tab/><text:tab/><text:tab/></text:span><text:span text:style-name="référence"><text:span text:style-name="T54">TG(</text:span></text:span><text:span text:style-name="référence"><text:span text:style-name="T61">3</text:span></text:span><text:span text:style-name="référence"><text:span text:style-name="T56">.</text:span></text:span><text:span text:style-name="référence"><text:span text:style-name="T63">9</text:span></text:span><text:span text:style-name="référence"><text:span text:style-name="T61">.</text:span></text:span><text:span text:style-name="référence"><text:span text:style-name="T63">5.2</text:span></text:span><text:span text:style-name="référence"><text:span text:style-name="T54">, p. </text:span></text:span><text:span text:style-name="référence"><text:span text:style-name="T62">1</text:span></text:span><text:span text:style-name="référence"><text:span text:style-name="T63">57</text:span></text:span><text:span text:style-name="référence"><text:span text:style-name="T57">)</text:span></text:span></text:p>
      <text:p text:style-name="Standard"><text:span text:style-name="texte_20_par_20_défaut">comme un participe passé utilisé pour former un « passif ».</text:span></text:p>
      <text:p text:style-name="Standard"/>
      <text:p text:style-name="Standard"><text:span text:style-name="GGF">GGF.1.133 ; GGF.1.1228 : </text:span><text:span text:style-name="GGF"><text:span text:style-name="T205">distinction entre participe passé et participe passif.</text:span></text:span></text:p>
      <text:p text:style-name="Standard"><text:span text:style-name="GGF"/></text:p>
      <text:p text:style-name="Standard"><text:span text:style-name="titre_20_avec_20_numéro">(</text:span><text:span text:style-name="titre_20_avec_20_numéro"><text:span text:style-name="T108">A.</text:span></text:span><text:span text:style-name="titre_20_avec_20_numéro">0</text:span><text:span text:style-name="titre_20_avec_20_numéro"><text:span text:style-name="T109">8</text:span></text:span><text:span text:style-name="titre_20_avec_20_numéro">) </text:span><text:span text:style-name="titre_20_avec_20_numéro"><text:span text:style-name="T109">les types de phrase</text:span></text:span><text:span text:style-name="titre_20_avec_20_numéro"><text:span text:style-name="T206">s</text:span></text:span><text:span text:style-name="titre_20_avec_20_numéro"><text:span text:style-name="T109"> </text:span></text:span><text:span text:style-name="titre_20_avec_20_numéro"><text:span text:style-name="T206">et les formes de phrase</text:span></text:span></text:p>
      <text:p text:style-name="Standard"><text:span text:style-name="texte_20_par_20_défaut"><text:span text:style-name="T109">Une phrase est de type déclaratif, interrogatif ou impératif</text:span></text:span><text:span text:style-name="T109"><text:tab/><text:tab/><text:tab/><text:tab/></text:span><text:span text:style-name="référence"><text:span text:style-name="T54">TG(</text:span></text:span><text:span text:style-name="référence"><text:span text:style-name="T64">2.4</text:span></text:span><text:span text:style-name="référence"><text:span text:style-name="T54">, p</text:span></text:span><text:span text:style-name="référence"><text:span text:style-name="T64">p. 25-26</text:span></text:span><text:span text:style-name="référence"><text:span text:style-name="T57">)</text:span></text:span><text:span text:style-name="T109"> </text:span></text:p>
      <text:p text:style-name="Standard"><text:span text:style-name="texte_20_par_20_défaut"><text:span text:style-name="T109">(un seul type de phrase pour une phrase donnée). Une phrase peut n’avoir pas</text:span></text:span><text:span text:style-name="T109"><text:tab/></text:span><text:span text:style-name="référence"><text:span text:style-name="T54">TG(</text:span></text:span><text:span text:style-name="référence"><text:span text:style-name="T64">2.5</text:span></text:span><text:span text:style-name="référence"><text:span text:style-name="T54">, p</text:span></text:span><text:span text:style-name="référence"><text:span text:style-name="T64">p. 2</text:span></text:span><text:span text:style-name="référence"><text:span text:style-name="T65">6</text:span></text:span><text:span text:style-name="référence"><text:span text:style-name="T64">-2</text:span></text:span><text:span text:style-name="référence"><text:span text:style-name="T65">7</text:span></text:span><text:span text:style-name="référence"><text:span text:style-name="T57">)</text:span></text:span></text:p>
      <text:p text:style-name="Standard"><text:span text:style-name="texte_20_par_20_défaut"><text:span text:style-name="T109">de forme particulière ou être de forme </text:span></text:span><text:span text:style-name="texte_20_par_20_défaut"><text:span text:style-name="T166">négative, </text:span></text:span><text:span text:style-name="texte_20_par_20_défaut"><text:span text:style-name="T109">passive, exclamative,</text:span></text:span><text:span text:style-name="T109"> </text:span></text:p>
      <text:p text:style-name="Standard"><text:span text:style-name="texte_20_par_20_défaut"><text:span text:style-name="T109">emphatique ou impersonnelle (=une phrase peut posséder </text:span></text:span><text:span text:style-name="texte_20_par_20_défaut"><text:span text:style-name="T110">0, 1 ou plusieurs</text:span></text:span><text:span text:style-name="texte_20_par_20_défaut"><text:span text:style-name="T109"> formes).</text:span></text:span></text:p>
      <text:p text:style-name="Standard"/>
      <text:p text:style-name="Standard"/>
      <text:p text:style-name="P50"><text:span text:style-name="titre_20_principal"><text:span text:style-name="T127">[</text:span></text:span><text:span text:style-name="titre_20_principal"><text:span text:style-name="T126">B</text:span></text:span><text:span text:style-name="titre_20_principal"><text:span text:style-name="T127">] </text:span></text:span><text:span text:style-name="titre_20_principal"><text:span text:style-name="T126">Liste de phrases analysées</text:span></text:span></text:p>
      <text:p text:style-name="Standard"/>
      <text:p text:style-name="Standard"><text:span text:style-name="texte_20_par_20_défaut">B.001<text:tab/><text:tab/>Le lundi, il propose un nouveau jeu à ses camarades.</text:span></text:p>
      <text:p text:style-name="Standard"><text:span text:style-name="texte_20_par_20_défaut"/></text:p>
      <text:p text:style-name="Standard"><text:span text:style-name="texte_20_par_20_défaut"><text:span text:style-name="T21">B.00</text:span></text:span><text:span text:style-name="texte_20_par_20_défaut"><text:span text:style-name="T22">2</text:span></text:span><text:span text:style-name="texte_20_par_20_défaut"><text:span text:style-name="T21"><text:tab/><text:tab/></text:span></text:span><text:span text:style-name="texte_20_par_20_défaut"><text:span text:style-name="T23">Malheureusement i</text:span></text:span><text:span text:style-name="texte_20_par_20_défaut"><text:span text:style-name="T21">l ne leur propose plus le lundi.</text:span></text:span></text:p>
      <text:p text:style-name="Standard"><text:span text:style-name="texte_20_par_20_défaut"/></text:p>
      <text:p text:style-name="Standard"><text:span text:style-name="texte_20_par_20_défaut"><text:span text:style-name="T21">B.00</text:span></text:span><text:span text:style-name="texte_20_par_20_défaut"><text:span text:style-name="T31">3</text:span></text:span><text:span text:style-name="texte_20_par_20_défaut"><text:span text:style-name="T21"><text:tab/><text:tab/></text:span></text:span><text:span text:style-name="texte_20_par_20_défaut"><text:span text:style-name="T31">Le lundi me semble le pire jour de la semaine.</text:span></text:span></text:p>
      <text:p text:style-name="Standard"><text:span text:style-name="texte_20_par_20_défaut"/></text:p>
      <text:p text:style-name="P39"><text:span text:style-name="texte_20_par_20_défaut"><text:span text:style-name="T21">B.00</text:span></text:span><text:span text:style-name="texte_20_par_20_défaut"><text:span text:style-name="T35">4 </text:span></text:span><text:span text:style-name="danger"><text:span text:style-name="T35">⚠</text:span></text:span><text:span text:style-name="texte_20_par_20_défaut"><text:span text:style-name="T21"><text:tab/></text:span></text:span><text:span text:style-name="texte_20_par_20_défaut"><text:span text:style-name="T35">Jean attend la nuit.</text:span></text:span><text:span text:style-name="T35"><text:tab/><text:tab/><text:tab/><text:tab/><text:tab/><text:tab/><text:tab/><text:tab/></text:span><text:span text:style-name="référence"><text:span text:style-name="T77">GGF.1.1</text:span></text:span><text:span text:style-name="référence"><text:span text:style-name="T78">51</text:span></text:span></text:p>
      <text:p text:style-name="Standard"><text:span text:style-name="GGF"/></text:p>
      <text:p text:style-name="Standard"><text:span text:style-name="texte_20_par_20_défaut"><text:span text:style-name="T21">B.00</text:span></text:span><text:span text:style-name="texte_20_par_20_défaut"><text:span text:style-name="T37">5</text:span></text:span><text:span text:style-name="texte_20_par_20_défaut"><text:span text:style-name="T21"><text:tab/><text:tab/></text:span></text:span><text:span text:style-name="texte_20_par_20_défaut"><text:span text:style-name="T37">Paul tient un bâton</text:span></text:span><text:span text:style-name="texte_20_par_20_défaut"><text:span text:style-name="T35">.</text:span></text:span><text:span text:style-name="T35"><text:tab/><text:tab/><text:tab/><text:tab/><text:tab/><text:tab/><text:tab/><text:tab/></text:span><text:span text:style-name="référence"><text:span text:style-name="T77">GGF.1.1</text:span></text:span><text:span text:style-name="référence"><text:span text:style-name="T79">48</text:span></text:span></text:p>
      <text:p text:style-name="Standard"><text:span text:style-name="référence"><text:span text:style-name="T79"/></text:span></text:p>
      <text:p text:style-name="P23"><text:span text:style-name="texte_20_par_20_défaut"><text:span text:style-name="T21">B.00</text:span></text:span><text:span text:style-name="texte_20_par_20_défaut"><text:span text:style-name="T39">6</text:span></text:span><text:span text:style-name="texte_20_par_20_défaut"><text:span text:style-name="T21"><text:tab/><text:tab/></text:span></text:span><text:span text:style-name="texte_20_par_20_défaut">Paul tient à ce projet</text:span><text:span text:style-name="texte_20_par_20_défaut"><text:span text:style-name="T35">.<text:tab/><text:tab/><text:tab/><text:tab/><text:tab/><text:tab/><text:tab/><text:tab/></text:span></text:span><text:span text:style-name="référence"><text:span text:style-name="T77">GGF.1.1</text:span></text:span><text:span text:style-name="référence"><text:span text:style-name="T79">48</text:span></text:span></text:p>
      <text:p text:style-name="P23"><text:span text:style-name="référence"><text:span text:style-name="T79"/></text:span></text:p>
      <text:p text:style-name="P25"><text:span text:style-name="texte_20_par_20_défaut"><text:span text:style-name="T21">B.00</text:span></text:span><text:span text:style-name="texte_20_par_20_défaut"><text:span text:style-name="T40">7</text:span></text:span><text:span text:style-name="texte_20_par_20_défaut"><text:span text:style-name="T21"><text:tab/><text:tab/></text:span></text:span><text:span text:style-name="texte_20_par_20_défaut">Paul tient cette information de son frère.<text:tab/></text:span><text:span text:style-name="texte_20_par_20_défaut"><text:span text:style-name="T35"><text:tab/><text:tab/><text:tab/><text:tab/></text:span></text:span><text:span text:style-name="référence"><text:span text:style-name="T77">GGF.1.1</text:span></text:span><text:span text:style-name="référence"><text:span text:style-name="T79">48</text:span></text:span></text:p>
      <text:p text:style-name="P25"><text:span text:style-name="référence"><text:span text:style-name="T79"/></text:span></text:p>
      <text:p text:style-name="P39"><text:span text:style-name="texte_20_par_20_défaut"><text:span text:style-name="T21">B.00</text:span></text:span><text:span text:style-name="texte_20_par_20_défaut"><text:span text:style-name="T43">8 </text:span></text:span><text:span text:style-name="danger"><text:span text:style-name="T43">⚠</text:span></text:span><text:span text:style-name="texte_20_par_20_défaut"><text:span text:style-name="T21"><text:tab/></text:span></text:span><text:span text:style-name="texte_20_par_20_défaut">Jean va à Paris.</text:span><text:span text:style-name="texte_20_par_20_défaut"><text:span text:style-name="T35"><text:tab/><text:tab/><text:tab/><text:tab/><text:tab/><text:tab/><text:tab/><text:tab/></text:span></text:span><text:span text:style-name="référence"><text:span text:style-name="T77">GGF.1.1</text:span></text:span><text:span text:style-name="référence"><text:span text:style-name="T83">51</text:span></text:span></text:p>
      <text:p text:style-name="P27"><text:span text:style-name="référence"><text:span text:style-name="T83"/></text:span></text:p>
      <text:p text:style-name="P34"><text:span text:style-name="texte_20_par_20_défaut"><text:span text:style-name="T21">B.00</text:span></text:span><text:span text:style-name="texte_20_par_20_défaut"><text:span text:style-name="T44">9</text:span></text:span><text:span text:style-name="texte_20_par_20_défaut"><text:span text:style-name="T21"><text:tab/><text:tab/></text:span></text:span><text:span text:style-name="texte_20_par_20_défaut">Jean parle à Marie de son anniversaire.</text:span><text:span text:style-name="texte_20_par_20_défaut"><text:span text:style-name="T185"><text:tab/></text:span></text:span><text:span text:style-name="texte_20_par_20_défaut"><text:span text:style-name="T35"><text:tab/><text:tab/><text:tab/><text:tab/></text:span></text:span><text:span text:style-name="référence"><text:span text:style-name="T77">GGF.1.1</text:span></text:span><text:span text:style-name="référence"><text:span text:style-name="T83">51</text:span></text:span></text:p>
      <text:p text:style-name="P34"><text:span text:style-name="référence"><text:span text:style-name="T83"/></text:span></text:p>
      <text:p text:style-name="P40"><text:span text:style-name="texte_20_par_20_défaut"><text:span text:style-name="T21">B.0</text:span></text:span><text:span text:style-name="texte_20_par_20_défaut"><text:span text:style-name="T45">10</text:span></text:span><text:span text:style-name="texte_20_par_20_défaut"><text:span text:style-name="T21"><text:tab/><text:tab/></text:span></text:span><text:span text:style-name="texte_20_par_20_défaut">Jean salue Marie de son balcon.</text:span><text:span text:style-name="texte_20_par_20_défaut"><text:span text:style-name="T185"><text:tab/><text:tab/></text:span></text:span><text:span text:style-name="texte_20_par_20_défaut"><text:span text:style-name="T35"><text:tab/><text:tab/><text:tab/><text:tab/></text:span></text:span><text:span text:style-name="référence"><text:span text:style-name="T77">GGF.1.1</text:span></text:span><text:span text:style-name="référence"><text:span text:style-name="T83">51</text:span></text:span></text:p>
      <text:p text:style-name="P40"><text:span text:style-name="référence"><text:span text:style-name="T83"/></text:span></text:p>
      <text:p text:style-name="P44"><text:span text:style-name="texte_20_par_20_défaut"><text:span text:style-name="T21">B.0</text:span></text:span><text:span text:style-name="texte_20_par_20_défaut"><text:span text:style-name="T45">1</text:span></text:span><text:span text:style-name="texte_20_par_20_défaut"><text:span text:style-name="T46">1 </text:span></text:span><text:span text:style-name="danger"><text:span text:style-name="T43">⚠</text:span></text:span><text:span text:style-name="texte_20_par_20_défaut"><text:span text:style-name="T21"><text:tab/></text:span></text:span><text:span text:style-name="texte_20_par_20_défaut">Viendra-t-il ?</text:span><text:span text:style-name="texte_20_par_20_défaut"><text:span text:style-name="T187"><text:tab/><text:tab/><text:tab/></text:span></text:span><text:span text:style-name="texte_20_par_20_défaut"><text:span text:style-name="T185"><text:tab/><text:tab/></text:span></text:span><text:span text:style-name="texte_20_par_20_défaut"><text:span text:style-name="T35"><text:tab/><text:tab/><text:tab/><text:tab/></text:span></text:span><text:span text:style-name="référence"><text:span text:style-name="T77">GGF.1.1017</text:span></text:span></text:p>
      <text:p text:style-name="P41"><text:span text:style-name="référence"><text:span text:style-name="T84"/></text:span></text:p>
      <text:p text:style-name="P44"><text:span text:style-name="texte_20_par_20_défaut"><text:span text:style-name="T21">B.0</text:span></text:span><text:span text:style-name="texte_20_par_20_défaut"><text:span text:style-name="T45">1</text:span></text:span><text:span text:style-name="texte_20_par_20_défaut"><text:span text:style-name="T48">2</text:span></text:span><text:span text:style-name="texte_20_par_20_défaut"><text:span text:style-name="T46"> </text:span></text:span><text:span text:style-name="danger"><text:span text:style-name="T43">⚠</text:span></text:span><text:span text:style-name="texte_20_par_20_défaut"><text:span text:style-name="T21"><text:tab/></text:span></text:span><text:span text:style-name="texte_20_par_20_défaut">Paul viendra-t-il ?</text:span><text:span text:style-name="texte_20_par_20_défaut"><text:span text:style-name="T187"><text:tab/><text:tab/></text:span></text:span><text:span text:style-name="texte_20_par_20_défaut"><text:span text:style-name="T185"><text:tab/><text:tab/></text:span></text:span><text:span text:style-name="texte_20_par_20_défaut"><text:span text:style-name="T35"><text:tab/><text:tab/><text:tab/><text:tab/></text:span></text:span><text:span text:style-name="référence"><text:span text:style-name="T77">GGF.1.1017</text:span></text:span></text:p>
      <text:p text:style-name="Standard"><text:span text:style-name="GGF"/></text:p>
      <text:p text:style-name="Standard"/>
      <text:p text:style-name="Standard"><text:span text:style-name="titre_20_avec_20_numéro"/></text:p>
      <text:p text:style-name="P49"><text:span text:style-name="titre_20_avec_20_numéro"><text:s/>B.001 </text:span></text:p>
      <text:p text:style-name="Standard"/>
      <text:p text:style-name="Standard"/>
      <text:p text:style-name="P11"><text:span text:style-name="phrase_20_analysée_20__28_gros_20_caractère_29_">Le lundi, il propose un </text:span><text:span text:style-name="phrase_20_analysée_20__28_gros_20_caractère_29_"><text:span text:style-name="T123">nouveau</text:span></text:span><text:span text:style-name="phrase_20_analysée_20__28_gros_20_caractère_29_"> jeu à ses camarades.</text:span></text:p>
      <text:p text:style-name="Standard"/>
      <text:p text:style-name="Standard"/>
      <text:p text:style-name="Standard"><text:span text:style-name="texte_20_par_20_défaut"><text:span text:style-name="T176">Analyse </text:span></text:span><text:span text:style-name="texte_20_par_20_défaut"><text:span text:style-name="T182">de la </text:span></text:span><text:span text:style-name="texte_20_par_20_défaut"><text:span text:style-name="T176">nature des mots</text:span></text:span></text:p>
      <text:p text:style-name="P56"><text:span text:style-name="texte_20_par_20_défaut"><text:span text:style-name="T114">•</text:span></text:span> <text:span text:style-name="exemple"><text:span text:style-name="T121">Le</text:span></text:span><text:span text:style-name="T121"> <text:tab/><text:tab/><text:tab/><text:tab/><text:tab/></text:span><text:span text:style-name="texte_20_par_20_défaut"><text:span text:style-name="T121">:<text:tab/>article défini</text:span></text:span></text:p>
      <text:p text:style-name="P66"><text:span text:style-name="texte_20_par_20_défaut"><text:span text:style-name="T114">•</text:span></text:span> <text:span text:style-name="exemple"><text:span text:style-name="T121">lundi</text:span></text:span><text:span text:style-name="T121"><text:tab/><text:tab/><text:tab/><text:tab/><text:tab/></text:span><text:span text:style-name="texte_20_par_20_défaut"><text:span text:style-name="T121">:<text:tab/>nom commun</text:span></text:span></text:p>
      <text:p text:style-name="P66"><text:span text:style-name="texte_20_par_20_défaut"><text:span text:style-name="T114">•</text:span></text:span> <text:span text:style-name="exemple"><text:span text:style-name="T122">il</text:span></text:span><text:span text:style-name="T122"><text:tab/><text:tab/><text:tab/><text:tab/><text:tab/></text:span><text:span text:style-name="texte_20_par_20_défaut"><text:span text:style-name="T122">:<text:tab/>pronom personnel</text:span></text:span></text:p>
      <text:p text:style-name="P66"><text:span text:style-name="texte_20_par_20_défaut"><text:span text:style-name="T114">•</text:span></text:span> <text:span text:style-name="exemple"><text:span text:style-name="T122">propose</text:span></text:span><text:span text:style-name="T122"><text:tab/><text:tab/><text:tab/><text:tab/></text:span><text:span text:style-name="texte_20_par_20_défaut"><text:span text:style-name="T122">:<text:tab/>verbe </text:span></text:span><text:span text:style-name="texte_20_par_20_défaut"><text:span text:style-name="T191">(proposer : A.ind.présent.3S)</text:span></text:span></text:p>
      <text:p text:style-name="P66"><text:span text:style-name="texte_20_par_20_défaut"><text:span text:style-name="T114">•</text:span></text:span> <text:span text:style-name="exemple"><text:span text:style-name="T122">un</text:span></text:span><text:span text:style-name="T122"><text:tab/><text:tab/><text:tab/><text:tab/><text:tab/></text:span><text:span text:style-name="texte_20_par_20_défaut"><text:span text:style-name="T122">:<text:tab/>article indéfini</text:span></text:span></text:p>
      <text:p text:style-name="P66"><text:span text:style-name="texte_20_par_20_défaut"><text:span text:style-name="T114">•</text:span></text:span> <text:span text:style-name="exemple"><text:span text:style-name="T123">nouveau</text:span></text:span><text:span text:style-name="T123"><text:tab/><text:tab/><text:tab/><text:tab/></text:span><text:span text:style-name="texte_20_par_20_défaut"><text:span text:style-name="T123">:<text:tab/>adjectif</text:span></text:span></text:p>
      <text:p text:style-name="P66"><text:span text:style-name="texte_20_par_20_défaut"><text:span text:style-name="T114">•</text:span></text:span> <text:span text:style-name="exemple"><text:span text:style-name="T122">jeu</text:span></text:span><text:span text:style-name="T122"><text:tab/><text:tab/><text:tab/><text:tab/><text:tab/></text:span><text:span text:style-name="texte_20_par_20_défaut"><text:span text:style-name="T122">:<text:tab/>nom commun</text:span></text:span></text:p>
      <text:p text:style-name="P66"><text:span text:style-name="texte_20_par_20_défaut"><text:span text:style-name="T114">•</text:span></text:span> <text:span text:style-name="exemple"><text:span text:style-name="T124">à</text:span></text:span><text:span text:style-name="T124"><text:tab/><text:tab/><text:tab/><text:tab/><text:tab/></text:span><text:span text:style-name="texte_20_par_20_défaut"><text:span text:style-name="T124">:<text:tab/>préposition</text:span></text:span></text:p>
      <text:p text:style-name="P66"><text:span text:style-name="texte_20_par_20_défaut"><text:span text:style-name="T114">•</text:span></text:span> <text:span text:style-name="exemple"><text:span text:style-name="T124">ses</text:span></text:span><text:span text:style-name="T124"><text:tab/><text:tab/><text:tab/><text:tab/><text:tab/></text:span><text:span text:style-name="texte_20_par_20_défaut"><text:span text:style-name="T124">:<text:tab/>déterminant possessif</text:span></text:span></text:p>
      <text:p text:style-name="P66"><text:span text:style-name="texte_20_par_20_défaut"><text:span text:style-name="T114">•</text:span></text:span> <text:span text:style-name="exemple">camarades</text:span><text:tab/><text:tab/><text:tab/><text:tab/><text:span text:style-name="texte_20_par_20_défaut">:<text:tab/>nom commun</text:span></text:p>
      <text:p text:style-name="Standard"/>
      <text:p text:style-name="Standard"><text:span text:style-name="texte_20_par_20_défaut"><text:span text:style-name="T176">Analyse des fonctions</text:span></text:span></text:p>
      <text:p text:style-name="P56"><text:span text:style-name="texte_20_par_20_défaut"><text:span text:style-name="T114">•</text:span></text:span> <text:span text:style-name="exemple">Le lundi</text:span><text:tab/><text:tab/><text:tab/><text:tab/><text:span text:style-name="texte_20_par_20_défaut">:<text:tab/>CC de temps</text:span></text:p>
      <text:p text:style-name="P66"><text:span text:style-name="texte_20_par_20_défaut"><text:span text:style-name="T114">•</text:span></text:span> <text:span text:style-name="exemple">il</text:span><text:tab/><text:tab/><text:tab/><text:tab/><text:tab/><text:span text:style-name="texte_20_par_20_défaut">:<text:tab/>sujet de </text:span><text:span text:style-name="exemple">propose</text:span></text:p>
      <text:p text:style-name="P66"><text:span text:style-name="texte_20_par_20_défaut"><text:span text:style-name="T114">•</text:span></text:span> <text:span text:style-name="exemple">un nouveau jeu<text:tab/><text:tab/></text:span><text:tab/><text:span text:style-name="texte_20_par_20_défaut">:<text:tab/>COD de </text:span><text:span text:style-name="exemple">propose</text:span></text:p>
      <text:p text:style-name="P66"><text:span text:style-name="texte_20_par_20_défaut"><text:span text:style-name="T114">•</text:span></text:span> <text:span text:style-name="exemple">à ses camarades<text:tab/><text:tab/></text:span><text:tab/><text:span text:style-name="texte_20_par_20_défaut">:<text:tab/>COI de </text:span><text:span text:style-name="exemple">propose</text:span></text:p>
      <text:p text:style-name="P48"/>
      <text:p text:style-name="P3"><text:span text:style-name="texte_20_par_20_défaut">Analyse des propositions</text:span></text:p>
      <text:p text:style-name="P56"><text:span text:style-name="texte_20_par_20_défaut">La phrase contient une seule proposition : il s’agit par conséquent d’une phrase simple.</text:span></text:p>
      <text:p text:style-name="Standard"/>
      <text:p text:style-name="Standard"><text:span text:style-name="texte_20_par_20_défaut"><text:span text:style-name="T176">Analyse du type et de la forme de la phrase</text:span></text:span></text:p>
      <text:p text:style-name="P56"><text:span text:style-name="texte_20_par_20_défaut">La phrase est de type déclaratif et n’a pas de forme particulière.</text:span></text:p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itre_20_avec_20_numéro"/></text:p>
      <text:p text:style-name="P49"><text:span text:style-name="titre_20_avec_20_numéro"><text:s/>B.00</text:span><text:span text:style-name="titre_20_avec_20_numéro"><text:span text:style-name="T130">2</text:span></text:span><text:span text:style-name="titre_20_avec_20_numéro"> </text:span></text:p>
      <text:p text:style-name="Standard"/>
      <text:p text:style-name="Standard"/>
      <text:p text:style-name="P11"><text:span text:style-name="phrase_20_analysée_20__28_gros_20_caractère_29_"><text:span text:style-name="T131">Malheureusement i</text:span></text:span><text:span text:style-name="phrase_20_analysée_20__28_gros_20_caractère_29_"><text:span text:style-name="T130">l ne leur propose plus le mardi.</text:span></text:span></text:p>
      <text:p text:style-name="Standard"/>
      <text:p text:style-name="Standard"/>
      <text:p text:style-name="P3"><text:span text:style-name="texte_20_par_20_défaut">Analyse </text:span><text:span text:style-name="texte_20_par_20_défaut"><text:span text:style-name="T125">de la </text:span></text:span><text:span text:style-name="texte_20_par_20_défaut">nature des mots</text:span></text:p>
      <text:p text:style-name="P56"><text:span text:style-name="texte_20_par_20_défaut"><text:span text:style-name="T115">•</text:span></text:span><text:span text:style-name="T20"> </text:span><text:span text:style-name="exemple"><text:span text:style-name="T132">malheureusement<text:tab/><text:tab/><text:tab/></text:span></text:span><text:span text:style-name="texte_20_par_20_défaut"><text:span text:style-name="T24">:<text:tab/></text:span></text:span><text:span text:style-name="texte_20_par_20_défaut"><text:span text:style-name="T25">adverbe</text:span></text:span></text:p>
      <text:p text:style-name="P66"><text:span text:style-name="texte_20_par_20_défaut"><text:span text:style-name="T114">•</text:span></text:span> <text:span text:style-name="exemple"><text:span text:style-name="T122">il</text:span></text:span><text:span text:style-name="T122"><text:tab/><text:tab/><text:tab/><text:tab/><text:tab/></text:span><text:span text:style-name="texte_20_par_20_défaut"><text:span text:style-name="T122">:<text:tab/>pronom personnel</text:span></text:span></text:p>
      <text:p text:style-name="P66"><text:span text:style-name="texte_20_par_20_défaut"><text:span text:style-name="T115">•</text:span></text:span><text:span text:style-name="T20"> </text:span><text:span text:style-name="exemple"><text:span text:style-name="T132">ne</text:span></text:span><text:span text:style-name="T26"><text:tab/><text:tab/><text:tab/><text:tab/><text:tab/></text:span><text:span text:style-name="texte_20_par_20_défaut"><text:span text:style-name="T26">:<text:tab/></text:span></text:span><text:span text:style-name="texte_20_par_20_défaut"><text:span text:style-name="T25">adverbe</text:span></text:span></text:p>
      <text:p text:style-name="P66"><text:span text:style-name="texte_20_par_20_défaut"><text:span text:style-name="T114">•</text:span></text:span><text:span text:style-name="T25"> </text:span><text:span text:style-name="exemple"><text:span text:style-name="T131">leur<text:tab/><text:tab/><text:tab/></text:span></text:span><text:span text:style-name="T122"><text:tab/><text:tab/></text:span><text:span text:style-name="texte_20_par_20_défaut"><text:span text:style-name="T122">:<text:tab/>pronom personnel</text:span></text:span></text:p>
      <text:p text:style-name="P71"><text:span text:style-name="texte_20_par_20_défaut"><text:span text:style-name="T114">•</text:span></text:span> <text:span text:style-name="exemple"><text:span text:style-name="T122">propose<text:tab/><text:tab/></text:span></text:span><text:span text:style-name="T122"><text:tab/><text:tab/></text:span><text:span text:style-name="texte_20_par_20_défaut"><text:span text:style-name="T122">:<text:tab/>verbe </text:span></text:span><text:span text:style-name="texte_20_par_20_défaut"><text:span text:style-name="T191">(proposer : A.ind.présent.3S)</text:span></text:span></text:p>
      <text:p text:style-name="P66"><text:span text:style-name="texte_20_par_20_défaut"><text:span text:style-name="T115">•</text:span></text:span><text:span text:style-name="T20"> </text:span><text:span text:style-name="exemple"><text:span text:style-name="T133">plus</text:span></text:span><text:span text:style-name="T26"><text:tab/><text:tab/><text:tab/><text:tab/><text:tab/></text:span><text:span text:style-name="texte_20_par_20_défaut"><text:span text:style-name="T26">:<text:tab/></text:span></text:span><text:span text:style-name="texte_20_par_20_défaut"><text:span text:style-name="T27">ad</text:span></text:span><text:span text:style-name="texte_20_par_20_défaut"><text:span text:style-name="T26">verbe</text:span></text:span></text:p>
      <text:p text:style-name="P66"><text:span text:style-name="texte_20_par_20_défaut"><text:span text:style-name="T115">•</text:span></text:span><text:span text:style-name="T28"> </text:span><text:span text:style-name="exemple"><text:span text:style-name="T133">le<text:tab/></text:span></text:span><text:span text:style-name="T28"><text:tab/><text:tab/><text:tab/><text:tab/></text:span><text:span text:style-name="texte_20_par_20_défaut"><text:span text:style-name="T28">:<text:tab/></text:span></text:span><text:span text:style-name="texte_20_par_20_défaut"><text:span text:style-name="T27">article défini</text:span></text:span></text:p>
      <text:p text:style-name="P66"><text:span text:style-name="texte_20_par_20_défaut"><text:span text:style-name="T115">•</text:span></text:span><text:span text:style-name="T28"> </text:span><text:span text:style-name="exemple"><text:span text:style-name="T133">mardi<text:tab/><text:tab/><text:tab/></text:span></text:span><text:span text:style-name="T28"><text:tab/></text:span><text:span text:style-name="texte_20_par_20_défaut"><text:span text:style-name="T28">:<text:tab/></text:span></text:span><text:span text:style-name="texte_20_par_20_défaut"><text:span text:style-name="T27">nom commun</text:span></text:span></text:p>
      <text:p text:style-name="P66"/>
      <text:p text:style-name="P3"><text:span text:style-name="texte_20_par_20_défaut">Analyse des fonctions</text:span></text:p>
      <text:p text:style-name="P56"><text:span text:style-name="texte_20_par_20_défaut"><text:span text:style-name="T115">•</text:span></text:span><text:span text:style-name="exemple"><text:span text:style-name="T117"> </text:span></text:span><text:span text:style-name="exemple"><text:span text:style-name="T118">malheureusement</text:span></text:span><text:span text:style-name="T29"><text:tab/><text:tab/><text:tab/></text:span><text:span text:style-name="texte_20_par_20_défaut"><text:span text:style-name="T29">:<text:tab/>CC</text:span></text:span></text:p>
      <text:p text:style-name="P66"><text:span text:style-name="texte_20_par_20_défaut"><text:span text:style-name="T114">•</text:span></text:span> <text:span text:style-name="exemple">il</text:span><text:tab/><text:tab/><text:tab/><text:tab/><text:tab/><text:span text:style-name="texte_20_par_20_défaut">:<text:tab/>sujet de </text:span><text:span text:style-name="exemple">propose</text:span></text:p>
      <text:p text:style-name="P66"><text:span text:style-name="texte_20_par_20_défaut"><text:span text:style-name="T115">•</text:span></text:span><text:span text:style-name="exemple"><text:span text:style-name="T29"> </text:span></text:span><text:span text:style-name="exemple"><text:span text:style-name="T74">leur</text:span></text:span><text:span text:style-name="exemple"><text:span text:style-name="T29"><text:tab/><text:tab/><text:tab/><text:tab/><text:tab/></text:span></text:span><text:span text:style-name="texte_20_par_20_défaut"><text:span text:style-name="T29">:<text:tab/></text:span></text:span><text:span text:style-name="texte_20_par_20_défaut"><text:span text:style-name="T30">COI</text:span></text:span><text:span text:style-name="texte_20_par_20_défaut"><text:span text:style-name="T29"> de </text:span></text:span><text:span text:style-name="exemple">propose</text:span></text:p>
      <text:p text:style-name="P66"><text:span text:style-name="texte_20_par_20_défaut"><text:span text:style-name="T115">•</text:span></text:span><text:span text:style-name="T29"> </text:span><text:span text:style-name="exemple"><text:span text:style-name="T134">le mardi<text:tab/><text:tab/><text:tab/></text:span></text:span><text:span text:style-name="T29"><text:tab/></text:span><text:span text:style-name="texte_20_par_20_défaut"><text:span text:style-name="T29">:<text:tab/>COD de </text:span></text:span><text:span text:style-name="exemple"><text:span text:style-name="T75">propose</text:span></text:span></text:p>
      <text:p text:style-name="P66"/>
      <text:p text:style-name="P2"><text:span text:style-name="texte_20_par_20_défaut"><text:span text:style-name="T176">Analyse des propositions</text:span></text:span></text:p>
      <text:p text:style-name="P65"><text:span text:style-name="texte_20_par_20_défaut">La phrase contient une seule proposition : il s’agit par conséquent d’une phrase simple.</text:span></text:p>
      <text:p text:style-name="P2"><text:span text:style-name="texte_20_par_20_défaut"/></text:p>
      <text:p text:style-name="P2"><text:span text:style-name="texte_20_par_20_défaut"><text:span text:style-name="T176">Analyse du type et de la forme de la phrase</text:span></text:span></text:p>
      <text:p text:style-name="P65"><text:span text:style-name="texte_20_par_20_défaut">La phrase est de type déclaratif et </text:span><text:span text:style-name="texte_20_par_20_défaut"><text:span text:style-name="T165">a une forme négative.</text:span></text:span></text:p>
      <text:p text:style-name="P49"><text:span text:style-name="titre_20_avec_20_numéro"><text:s/>B.00</text:span><text:span text:style-name="titre_20_avec_20_numéro"><text:span text:style-name="T167">3</text:span></text:span><text:span text:style-name="titre_20_avec_20_numéro"> </text:span></text:p>
      <text:p text:style-name="Standard"/>
      <text:p text:style-name="Standard"/>
      <text:p text:style-name="P11"><text:span text:style-name="phrase_20_analysée_20__28_gros_20_caractère_29_">Le lundi me semble le pire jour de la semaine.</text:span></text:p>
      <text:p text:style-name="Standard"/>
      <text:p text:style-name="Standard"/>
      <text:p text:style-name="P3"><text:span text:style-name="texte_20_par_20_défaut">Analyse </text:span><text:span text:style-name="texte_20_par_20_défaut"><text:span text:style-name="T125">de la </text:span></text:span><text:span text:style-name="texte_20_par_20_défaut">nature des mots</text:span></text:p>
      <text:p text:style-name="P56"><text:span text:style-name="texte_20_par_20_défaut"><text:span text:style-name="T115">•</text:span></text:span><text:span text:style-name="T20"> </text:span><text:span text:style-name="exemple"><text:span text:style-name="T135">Le</text:span></text:span><text:span text:style-name="exemple"><text:span text:style-name="T132"><text:tab/><text:tab/><text:tab/><text:tab/></text:span></text:span><text:span text:style-name="texte_20_par_20_défaut"><text:span text:style-name="T24">:<text:tab/></text:span></text:span><text:span text:style-name="texte_20_par_20_défaut"><text:span text:style-name="T33">article défini</text:span></text:span></text:p>
      <text:p text:style-name="P66"><text:span text:style-name="texte_20_par_20_défaut"><text:span text:style-name="T115">•</text:span></text:span><text:span text:style-name="T20"> </text:span><text:span text:style-name="exemple"><text:span text:style-name="T135">lundi<text:tab/></text:span></text:span><text:span text:style-name="exemple"><text:span text:style-name="T132"><text:tab/><text:tab/><text:tab/></text:span></text:span><text:span text:style-name="texte_20_par_20_défaut"><text:span text:style-name="T24">:<text:tab/></text:span></text:span><text:span text:style-name="texte_20_par_20_défaut"><text:span text:style-name="T33">nom commun</text:span></text:span></text:p>
      <text:p text:style-name="P66"><text:span text:style-name="texte_20_par_20_défaut"><text:span text:style-name="T115">•</text:span></text:span><text:span text:style-name="T20"> </text:span><text:span text:style-name="exemple"><text:span text:style-name="T135">me<text:tab/></text:span></text:span><text:span text:style-name="exemple"><text:span text:style-name="T132"><text:tab/><text:tab/><text:tab/></text:span></text:span><text:span text:style-name="texte_20_par_20_défaut"><text:span text:style-name="T24">:<text:tab/></text:span></text:span><text:span text:style-name="texte_20_par_20_défaut"><text:span text:style-name="T34">pronom personnel</text:span></text:span></text:p>
      <text:p text:style-name="P71"><text:span text:style-name="texte_20_par_20_défaut"><text:span text:style-name="T115">•</text:span></text:span><text:span text:style-name="T20"> </text:span><text:span text:style-name="exemple"><text:span text:style-name="T135">semble</text:span></text:span><text:span text:style-name="exemple"><text:span text:style-name="T132"><text:tab/><text:tab/><text:tab/></text:span></text:span><text:span text:style-name="texte_20_par_20_défaut"><text:span text:style-name="T24">:<text:tab/></text:span></text:span><text:span text:style-name="texte_20_par_20_défaut"><text:span text:style-name="T34">verbe </text:span></text:span><text:span text:style-name="texte_20_par_20_défaut"><text:span text:style-name="T42">(</text:span></text:span><text:span text:style-name="texte_20_par_20_défaut">sembler</text:span><text:span text:style-name="texte_20_par_20_défaut"><text:span text:style-name="T184"> </text:span></text:span><text:span text:style-name="texte_20_par_20_défaut"><text:span text:style-name="T42">: A.ind.présent.3S)</text:span></text:span></text:p>
      <text:p text:style-name="P66"><text:span text:style-name="texte_20_par_20_défaut"><text:span text:style-name="T115">•</text:span></text:span><text:span text:style-name="T20"> </text:span><text:span text:style-name="exemple"><text:span text:style-name="T135">le<text:tab/></text:span></text:span><text:span text:style-name="exemple"><text:span text:style-name="T132"><text:tab/><text:tab/><text:tab/></text:span></text:span><text:span text:style-name="texte_20_par_20_défaut"><text:span text:style-name="T24">:<text:tab/></text:span></text:span><text:span text:style-name="texte_20_par_20_défaut"><text:span text:style-name="T34">article défini</text:span></text:span></text:p>
      <text:p text:style-name="P66"><text:span text:style-name="texte_20_par_20_défaut"><text:span text:style-name="T115">•</text:span></text:span><text:span text:style-name="T20"> </text:span><text:span text:style-name="exemple"><text:span text:style-name="T135">pire<text:tab/></text:span></text:span><text:span text:style-name="exemple"><text:span text:style-name="T132"><text:tab/><text:tab/><text:tab/></text:span></text:span><text:span text:style-name="texte_20_par_20_défaut"><text:span text:style-name="T24">:<text:tab/></text:span></text:span><text:span text:style-name="texte_20_par_20_défaut"><text:span text:style-name="T34">adjectif</text:span></text:span></text:p>
      <text:p text:style-name="P66"><text:span text:style-name="texte_20_par_20_défaut"><text:span text:style-name="T115">•</text:span></text:span><text:span text:style-name="T20"> </text:span><text:span text:style-name="exemple"><text:span text:style-name="T135">jour<text:tab/></text:span></text:span><text:span text:style-name="exemple"><text:span text:style-name="T132"><text:tab/><text:tab/><text:tab/></text:span></text:span><text:span text:style-name="texte_20_par_20_défaut"><text:span text:style-name="T24">:<text:tab/></text:span></text:span><text:span text:style-name="texte_20_par_20_défaut"><text:span text:style-name="T34">nom commun</text:span></text:span></text:p>
      <text:p text:style-name="P66"><text:span text:style-name="texte_20_par_20_défaut"><text:span text:style-name="T115">•</text:span></text:span><text:span text:style-name="T20"> </text:span><text:span text:style-name="exemple"><text:span text:style-name="T135">de<text:tab/></text:span></text:span><text:span text:style-name="exemple"><text:span text:style-name="T132"><text:tab/><text:tab/><text:tab/></text:span></text:span><text:span text:style-name="texte_20_par_20_défaut"><text:span text:style-name="T24">:<text:tab/></text:span></text:span><text:span text:style-name="texte_20_par_20_défaut"><text:span text:style-name="T34">préposition</text:span></text:span></text:p>
      <text:p text:style-name="P66"><text:span text:style-name="texte_20_par_20_défaut"><text:span text:style-name="T115">•</text:span></text:span><text:span text:style-name="T20"> </text:span><text:span text:style-name="exemple"><text:span text:style-name="T135">la<text:tab/></text:span></text:span><text:span text:style-name="exemple"><text:span text:style-name="T132"><text:tab/><text:tab/><text:tab/></text:span></text:span><text:span text:style-name="texte_20_par_20_défaut"><text:span text:style-name="T24">:<text:tab/></text:span></text:span><text:span text:style-name="texte_20_par_20_défaut"><text:span text:style-name="T34">article défini</text:span></text:span></text:p>
      <text:p text:style-name="P66"><text:span text:style-name="texte_20_par_20_défaut"><text:span text:style-name="T115">•</text:span></text:span><text:span text:style-name="T20"> </text:span><text:span text:style-name="exemple"><text:span text:style-name="T135">semaine<text:tab/><text:tab/></text:span></text:span><text:span text:style-name="exemple"><text:span text:style-name="T132"><text:tab/></text:span></text:span><text:span text:style-name="texte_20_par_20_défaut"><text:span text:style-name="T24">:<text:tab/></text:span></text:span><text:span text:style-name="texte_20_par_20_défaut"><text:span text:style-name="T34">nom commun</text:span></text:span></text:p>
      <text:p text:style-name="P66"/>
      <text:p text:style-name="Standard"><text:span text:style-name="texte_20_par_20_défaut"><text:span text:style-name="T176">Analyse des fonctions</text:span></text:span></text:p>
      <text:p text:style-name="P56"><text:span text:style-name="texte_20_par_20_défaut"><text:span text:style-name="T115">•</text:span></text:span><text:span text:style-name="exemple"><text:span text:style-name="T117"> </text:span></text:span><text:span text:style-name="exemple"><text:span text:style-name="T154">Le lundi</text:span></text:span><text:span text:style-name="T29"><text:tab/><text:tab/><text:tab/></text:span><text:span text:style-name="texte_20_par_20_défaut"><text:span text:style-name="T29">:<text:tab/></text:span></text:span><text:span text:style-name="texte_20_par_20_défaut"><text:span text:style-name="T32">sujet de </text:span></text:span><text:span text:style-name="exemple"><text:span text:style-name="T76">semble</text:span></text:span></text:p>
      <text:p text:style-name="P66"><text:span text:style-name="texte_20_par_20_défaut"><text:span text:style-name="T115">•</text:span></text:span><text:span text:style-name="exemple"><text:span text:style-name="T117"> </text:span></text:span><text:span text:style-name="exemple"><text:span text:style-name="T154">me<text:tab/></text:span></text:span><text:span text:style-name="exemple"><text:tab/></text:span><text:span text:style-name="T29"><text:tab/><text:tab/></text:span><text:span text:style-name="texte_20_par_20_défaut"><text:span text:style-name="T29">:</text:span></text:span><text:span text:style-name="texte_20_par_20_défaut"><text:tab/></text:span><text:span text:style-name="texte_20_par_20_défaut"><text:span text:style-name="T32">COI</text:span></text:span><text:span text:style-name="texte_20_par_20_défaut"><text:span text:style-name="T76"> </text:span></text:span><text:span text:style-name="texte_20_par_20_défaut"><text:span text:style-name="T32">de </text:span></text:span><text:span text:style-name="exemple"><text:span text:style-name="T76">semble</text:span></text:span></text:p>
      <text:p text:style-name="P66"><text:span text:style-name="texte_20_par_20_défaut"><text:span text:style-name="T115">•</text:span></text:span><text:span text:style-name="exemple"><text:span text:style-name="T117"> </text:span></text:span><text:span text:style-name="exemple"><text:span text:style-name="T119">le pire jour de la semaine</text:span></text:span><text:span text:style-name="T154"><text:tab/></text:span><text:span text:style-name="texte_20_par_20_défaut"><text:span text:style-name="T29">:<text:tab/></text:span></text:span><text:span text:style-name="texte_20_par_20_défaut">attribut du sujet de </text:span><text:span text:style-name="exemple"><text:span text:style-name="T76">semble</text:span></text:span></text:p>
      <text:p text:style-name="P66"><text:span text:style-name="texte_20_par_20_défaut"><text:span text:style-name="T115">•</text:span></text:span><text:span text:style-name="exemple"><text:span text:style-name="T117"> </text:span></text:span><text:span text:style-name="exemple"><text:span text:style-name="T119">de la semaine</text:span></text:span><text:span text:style-name="exemple"><text:span text:style-name="T154"><text:tab/><text:tab/></text:span></text:span><text:span text:style-name="texte_20_par_20_défaut"><text:span text:style-name="T29">:<text:tab/></text:span></text:span><text:span text:style-name="texte_20_par_20_défaut">complément du nom de</text:span><text:span text:style-name="texte_20_par_20_défaut"><text:span text:style-name="T76"> </text:span></text:span><text:span text:style-name="exemple"><text:span text:style-name="T80">le pire </text:span></text:span><text:span text:style-name="exemple"><text:span text:style-name="T81">jour</text:span></text:span></text:p>
      <text:p text:style-name="Standard"><text:span text:style-name="exemple"/></text:p>
      <text:p text:style-name="Standard"><text:span text:style-name="texte_20_par_20_défaut"><text:span text:style-name="T176">Analyse des propositions</text:span></text:span></text:p>
      <text:p text:style-name="P56"><text:span text:style-name="texte_20_par_20_défaut">La phrase contient une seule proposition : il s’agit par conséquent d’une phrase simple.</text:span></text:p>
      <text:p text:style-name="Standard"><text:span text:style-name="texte_20_par_20_défaut"/></text:p>
      <text:p text:style-name="Standard"><text:span text:style-name="texte_20_par_20_défaut"><text:span text:style-name="T176">Analyse du type et de la forme de la phrase</text:span></text:span></text:p>
      <text:p text:style-name="P56"><text:span text:style-name="texte_20_par_20_défaut">La phrase est de type déclaratif et </text:span><text:span text:style-name="texte_20_par_20_défaut"><text:span text:style-name="T165">a une forme négative.</text:span></text:span></text:p>
      <text:p text:style-name="P49"><text:span text:style-name="titre_20_avec_20_numéro"><text:s/>B.00</text:span><text:span text:style-name="titre_20_avec_20_numéro"><text:span text:style-name="T169">4 </text:span></text:span><text:span text:style-name="titre_20_avec_20_numéro"><text:s/></text:span></text:p>
      <text:p text:style-name="Standard"><text:tab/><text:tab/><text:tab/><text:tab/><text:tab/><text:tab/><text:tab/><text:tab/><text:tab/><text:tab/><text:tab/><text:tab/><text:span text:style-name="référence"><text:span text:style-name="T98">GGF.1.1</text:span></text:span><text:span text:style-name="référence"><text:span text:style-name="T168">51</text:span></text:span></text:p>
      <text:p text:style-name="Standard"/>
      <text:p text:style-name="P11"><text:span text:style-name="phrase_20_analysée_20__28_gros_20_caractère_29_">Jean attend la nuit.</text:span></text:p>
      <text:p text:style-name="Standard"/>
      <text:p text:style-name="Standard"/>
      <text:p text:style-name="P3"><text:span text:style-name="texte_20_par_20_défaut">Analyse </text:span><text:span text:style-name="texte_20_par_20_défaut"><text:span text:style-name="T125">de la </text:span></text:span><text:span text:style-name="texte_20_par_20_défaut">nature des mots</text:span></text:p>
      <text:p text:style-name="P56"><text:span text:style-name="texte_20_par_20_défaut"><text:span text:style-name="T115">•</text:span></text:span><text:span text:style-name="T20"> </text:span><text:span text:style-name="exemple"><text:span text:style-name="T136">Jean</text:span></text:span><text:span text:style-name="exemple"><text:span text:style-name="T132"><text:tab/><text:tab/><text:tab/><text:tab/></text:span></text:span><text:span text:style-name="texte_20_par_20_défaut"><text:span text:style-name="T24">:<text:tab/></text:span></text:span><text:span text:style-name="texte_20_par_20_défaut"><text:span text:style-name="T36">nom propre</text:span></text:span></text:p>
      <text:p text:style-name="P71"><text:span text:style-name="texte_20_par_20_défaut"><text:span text:style-name="T115">•</text:span></text:span><text:span text:style-name="T20"> </text:span><text:span text:style-name="exemple"><text:span text:style-name="T136">attend</text:span></text:span><text:span text:style-name="exemple"><text:span text:style-name="T132"><text:tab/><text:tab/><text:tab/></text:span></text:span><text:span text:style-name="texte_20_par_20_défaut"><text:span text:style-name="T24">:<text:tab/></text:span></text:span><text:span text:style-name="texte_20_par_20_défaut"><text:span text:style-name="T36">verbe </text:span></text:span><text:span text:style-name="texte_20_par_20_défaut"><text:span text:style-name="T42">(</text:span></text:span><text:span text:style-name="texte_20_par_20_défaut">attendre</text:span><text:span text:style-name="texte_20_par_20_défaut"><text:span text:style-name="T184"> </text:span></text:span><text:span text:style-name="texte_20_par_20_défaut"><text:span text:style-name="T42">: A.ind.présent.3S)</text:span></text:span></text:p>
      <text:p text:style-name="P66"><text:span text:style-name="texte_20_par_20_défaut"><text:span text:style-name="T115">•</text:span></text:span><text:span text:style-name="T20"> </text:span><text:span text:style-name="exemple"><text:span text:style-name="T136">la</text:span></text:span><text:span text:style-name="exemple"><text:span text:style-name="T132"><text:tab/><text:tab/><text:tab/><text:tab/></text:span></text:span><text:span text:style-name="texte_20_par_20_défaut"><text:span text:style-name="T24">:<text:tab/></text:span></text:span><text:span text:style-name="texte_20_par_20_défaut"><text:span text:style-name="T33">article défini</text:span></text:span></text:p>
      <text:p text:style-name="P66"><text:span text:style-name="texte_20_par_20_défaut"><text:span text:style-name="T115">•</text:span></text:span><text:span text:style-name="T20"> </text:span><text:span text:style-name="exemple"><text:span text:style-name="T136">nuit</text:span></text:span><text:span text:style-name="exemple"><text:span text:style-name="T132"><text:tab/><text:tab/><text:tab/><text:tab/></text:span></text:span><text:span text:style-name="texte_20_par_20_défaut"><text:span text:style-name="T24">:<text:tab/></text:span></text:span><text:span text:style-name="texte_20_par_20_défaut"><text:span text:style-name="T36">nom commun</text:span></text:span></text:p>
      <text:p text:style-name="P66"/>
      <text:p text:style-name="Standard"><text:span text:style-name="texte_20_par_20_défaut"><text:span text:style-name="T176">Analyse des fonctions</text:span></text:span></text:p>
      <text:p text:style-name="P56"><text:span text:style-name="texte_20_par_20_défaut"><text:span text:style-name="T115">•</text:span></text:span><text:span text:style-name="exemple"><text:span text:style-name="T117"> </text:span></text:span><text:span text:style-name="exemple"><text:span text:style-name="T155">Jean<text:tab/></text:span></text:span><text:span text:style-name="T29"><text:tab/><text:tab/><text:tab/></text:span><text:span text:style-name="texte_20_par_20_défaut"><text:span text:style-name="T29">:<text:tab/></text:span></text:span><text:span text:style-name="texte_20_par_20_défaut"><text:span text:style-name="T32">sujet de </text:span></text:span><text:span text:style-name="exemple"><text:span text:style-name="T136">attend</text:span></text:span></text:p>
      <text:p text:style-name="P66"><text:span text:style-name="texte_20_par_20_défaut"><text:span text:style-name="T115">•</text:span></text:span><text:span text:style-name="exemple"><text:span text:style-name="T117"> </text:span></text:span><text:span text:style-name="exemple"><text:span text:style-name="T155">la nuit<text:tab/></text:span></text:span><text:span text:style-name="exemple"><text:span text:style-name="T75"><text:tab/><text:tab/></text:span></text:span><text:span text:style-name="texte_20_par_20_défaut"><text:span text:style-name="T29">:<text:tab/></text:span></text:span><text:span text:style-name="texte_20_par_20_défaut">COD de </text:span><text:span text:style-name="exemple"><text:span text:style-name="T136">attend <text:tab/><text:tab/><text:tab/><text:tab/></text:span></text:span><text:span text:style-name="danger">⚠</text:span></text:p>
      <text:p text:style-name="P66"><text:tab/><text:tab/><text:tab/><text:tab/><text:tab/><text:span text:style-name="texte_20_par_20_défaut"><text:span text:style-name="T169">CC de temps<text:tab/><text:tab/></text:span></text:span></text:p>
      <text:p text:style-name="P66"/>
      <text:p text:style-name="P3"><text:span text:style-name="texte_20_par_20_défaut">Analyse des propositions</text:span></text:p>
      <text:p text:style-name="P56"><text:span text:style-name="texte_20_par_20_défaut">La phrase contient une seule proposition : il s’agit par conséquent d’une phrase simple.</text:span></text:p>
      <text:p text:style-name="Standard"><text:span text:style-name="texte_20_par_20_défaut"/></text:p>
      <text:p text:style-name="Standard"><text:span text:style-name="texte_20_par_20_défaut"><text:span text:style-name="T176">Analyse du type et de la forme de la phrase</text:span></text:span></text:p>
      <text:p text:style-name="P56"><text:span text:style-name="texte_20_par_20_défaut">La phrase est de type déclaratif et n’a pas de forme particulière.</text:span></text:p>
      <text:p text:style-name="Standard"><text:span text:style-name="texte_20_par_20_défaut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P49"><text:span text:style-name="titre_20_avec_20_numéro"><text:s/>B.00</text:span><text:span text:style-name="titre_20_avec_20_numéro"><text:span text:style-name="T175">5</text:span></text:span><text:span text:style-name="titre_20_avec_20_numéro"><text:span text:style-name="T169"> </text:span></text:span><text:span text:style-name="titre_20_avec_20_numéro"><text:s/></text:span></text:p>
      <text:p text:style-name="Standard"><text:tab/><text:tab/><text:tab/><text:tab/><text:tab/><text:tab/><text:tab/><text:tab/><text:tab/><text:tab/><text:tab/><text:tab/><text:span text:style-name="référence"><text:span text:style-name="T98">GGF.1.1</text:span></text:span><text:span text:style-name="référence"><text:span text:style-name="T175">48</text:span></text:span></text:p>
      <text:p text:style-name="Standard"/>
      <text:p text:style-name="P11"><text:span text:style-name="phrase_20_analysée_20__28_gros_20_caractère_29_"><text:span text:style-name="T170">Paul tient un bâton</text:span></text:span><text:span text:style-name="phrase_20_analysée_20__28_gros_20_caractère_29_"><text:span text:style-name="T66">.</text:span></text:span></text:p>
      <text:p text:style-name="Standard"/>
      <text:p text:style-name="Standard"/>
      <text:p text:style-name="P3"><text:span text:style-name="texte_20_par_20_défaut">Analyse </text:span><text:span text:style-name="texte_20_par_20_défaut"><text:span text:style-name="T125">de la </text:span></text:span><text:span text:style-name="texte_20_par_20_défaut">nature des mots</text:span></text:p>
      <text:p text:style-name="P56"><text:span text:style-name="texte_20_par_20_défaut"><text:span text:style-name="T115">•</text:span></text:span><text:span text:style-name="T20"> </text:span><text:span text:style-name="exemple"><text:span text:style-name="T137">Paul</text:span></text:span><text:span text:style-name="exemple"><text:span text:style-name="T132"><text:tab/><text:tab/><text:tab/><text:tab/></text:span></text:span><text:span text:style-name="texte_20_par_20_défaut"><text:span text:style-name="T24">:<text:tab/></text:span></text:span><text:span text:style-name="texte_20_par_20_défaut"><text:span text:style-name="T36">nom propre</text:span></text:span></text:p>
      <text:p text:style-name="P71"><text:span text:style-name="texte_20_par_20_défaut"><text:span text:style-name="T115">•</text:span></text:span><text:span text:style-name="T20"> </text:span><text:span text:style-name="exemple"><text:span text:style-name="T137">tient<text:tab/></text:span></text:span><text:span text:style-name="exemple"><text:span text:style-name="T132"><text:tab/><text:tab/><text:tab/></text:span></text:span><text:span text:style-name="texte_20_par_20_défaut"><text:span text:style-name="T24">:<text:tab/></text:span></text:span><text:span text:style-name="texte_20_par_20_défaut"><text:span text:style-name="T36">verbe </text:span></text:span><text:span text:style-name="texte_20_par_20_défaut"><text:span text:style-name="T42">(</text:span></text:span><text:span text:style-name="texte_20_par_20_défaut">tenir</text:span><text:span text:style-name="texte_20_par_20_défaut"><text:span text:style-name="T184"> </text:span></text:span><text:span text:style-name="texte_20_par_20_défaut"><text:span text:style-name="T42">: A.ind.présent.3S)</text:span></text:span></text:p>
      <text:p text:style-name="P66"><text:span text:style-name="texte_20_par_20_défaut"><text:span text:style-name="T115">•</text:span></text:span><text:span text:style-name="T20"> </text:span><text:span text:style-name="exemple"><text:span text:style-name="T137">un</text:span></text:span><text:span text:style-name="exemple"><text:span text:style-name="T132"><text:tab/><text:tab/><text:tab/><text:tab/></text:span></text:span><text:span text:style-name="texte_20_par_20_défaut"><text:span text:style-name="T24">:<text:tab/></text:span></text:span><text:span text:style-name="texte_20_par_20_défaut"><text:span text:style-name="T33">article </text:span></text:span><text:span text:style-name="texte_20_par_20_défaut"><text:span text:style-name="T38">in</text:span></text:span><text:span text:style-name="texte_20_par_20_défaut"><text:span text:style-name="T33">défini</text:span></text:span></text:p>
      <text:p text:style-name="P66"><text:span text:style-name="texte_20_par_20_défaut"><text:span text:style-name="T115">•</text:span></text:span><text:span text:style-name="T20"> </text:span><text:span text:style-name="exemple"><text:span text:style-name="T137">bâton</text:span></text:span><text:span text:style-name="exemple"><text:span text:style-name="T132"><text:tab/><text:tab/><text:tab/><text:tab/></text:span></text:span><text:span text:style-name="texte_20_par_20_défaut"><text:span text:style-name="T24">:<text:tab/></text:span></text:span><text:span text:style-name="texte_20_par_20_défaut"><text:span text:style-name="T36">nom commun</text:span></text:span></text:p>
      <text:p text:style-name="P66"/>
      <text:p text:style-name="P3"><text:span text:style-name="texte_20_par_20_défaut">Analyse des fonctions</text:span></text:p>
      <text:p text:style-name="P56"><text:span text:style-name="texte_20_par_20_défaut"><text:span text:style-name="T115">•</text:span></text:span><text:span text:style-name="exemple"><text:span text:style-name="T117"> </text:span></text:span><text:span text:style-name="exemple"><text:span text:style-name="T156">Paul</text:span></text:span><text:span text:style-name="exemple"><text:span text:style-name="T155"><text:tab/></text:span></text:span><text:span text:style-name="T29"><text:tab/><text:tab/><text:tab/></text:span><text:span text:style-name="texte_20_par_20_défaut"><text:span text:style-name="T29">:<text:tab/></text:span></text:span><text:span text:style-name="texte_20_par_20_défaut"><text:span text:style-name="T32">sujet de </text:span></text:span><text:span text:style-name="exemple"><text:span text:style-name="T138">tient</text:span></text:span></text:p>
      <text:p text:style-name="P66"><text:span text:style-name="texte_20_par_20_défaut"><text:span text:style-name="T115">•</text:span></text:span><text:span text:style-name="exemple"><text:span text:style-name="T117"> </text:span></text:span><text:span text:style-name="exemple"><text:span text:style-name="T156">un bâton</text:span></text:span><text:span text:style-name="exemple"><text:span text:style-name="T155"><text:tab/></text:span></text:span><text:span text:style-name="exemple"><text:span text:style-name="T75"><text:tab/><text:tab/></text:span></text:span><text:span text:style-name="texte_20_par_20_défaut"><text:span text:style-name="T29">:<text:tab/></text:span></text:span><text:span text:style-name="texte_20_par_20_défaut">COD de </text:span><text:span text:style-name="exemple"><text:span text:style-name="T137">tient</text:span></text:span></text:p>
      <text:p text:style-name="P66"/>
      <text:p text:style-name="P3"><text:span text:style-name="texte_20_par_20_défaut">Analyse des propositions</text:span></text:p>
      <text:p text:style-name="P56"><text:span text:style-name="texte_20_par_20_défaut">La phrase contient une seule proposition : il s’agit par conséquent d’une phrase simple.</text:span></text:p>
      <text:p text:style-name="Standard"><text:span text:style-name="texte_20_par_20_défaut"/></text:p>
      <text:p text:style-name="Standard"><text:span text:style-name="texte_20_par_20_défaut"><text:span text:style-name="T176">Analyse du type et de la forme de la phrase.</text:span></text:span></text:p>
      <text:p text:style-name="P56"><text:span text:style-name="texte_20_par_20_défaut">La phrase est de type déclaratif et n’a pas de forme particulière.</text:span></text:p>
      <text:p text:style-name="P51"><text:span text:style-name="titre_20_avec_20_numéro"><text:s/>B.00</text:span><text:span text:style-name="titre_20_avec_20_numéro"><text:span text:style-name="T189">6</text:span></text:span><text:span text:style-name="titre_20_avec_20_numéro"><text:span text:style-name="T169"> </text:span></text:span><text:span text:style-name="titre_20_avec_20_numéro"><text:s/></text:span></text:p>
      <text:p text:style-name="P24"><text:tab/><text:tab/><text:tab/><text:tab/><text:tab/><text:tab/><text:tab/><text:tab/><text:tab/><text:tab/><text:tab/><text:tab/><text:span text:style-name="référence"><text:span text:style-name="T98">GGF.1.1</text:span></text:span><text:span text:style-name="référence"><text:span text:style-name="T175">48</text:span></text:span></text:p>
      <text:p text:style-name="P24"/>
      <text:p text:style-name="P12"><text:span text:style-name="phrase_20_analysée_20__28_gros_20_caractère_29_"><text:span text:style-name="T170">Paul tient </text:span></text:span><text:span text:style-name="phrase_20_analysée_20__28_gros_20_caractère_29_"><text:span text:style-name="T171">à ce projet.</text:span></text:span></text:p>
      <text:p text:style-name="P24"/>
      <text:p text:style-name="P24"/>
      <text:p text:style-name="P4"><text:span text:style-name="texte_20_par_20_défaut">Analyse </text:span><text:span text:style-name="texte_20_par_20_défaut"><text:span text:style-name="T125">de la </text:span></text:span><text:span text:style-name="texte_20_par_20_défaut">nature des mots</text:span></text:p>
      <text:p text:style-name="P57"><text:span text:style-name="texte_20_par_20_défaut"><text:span text:style-name="T115">•</text:span></text:span><text:span text:style-name="T20"> </text:span><text:span text:style-name="exemple"><text:span text:style-name="T137">Paul</text:span></text:span><text:span text:style-name="exemple"><text:span text:style-name="T132"><text:tab/><text:tab/><text:tab/><text:tab/></text:span></text:span><text:span text:style-name="texte_20_par_20_défaut"><text:span text:style-name="T24">:<text:tab/></text:span></text:span><text:span text:style-name="texte_20_par_20_défaut"><text:span text:style-name="T36">nom propre</text:span></text:span></text:p>
      <text:p text:style-name="P71"><text:span text:style-name="texte_20_par_20_défaut"><text:span text:style-name="T115">•</text:span></text:span><text:span text:style-name="T20"> </text:span><text:span text:style-name="exemple"><text:span text:style-name="T137">tient<text:tab/></text:span></text:span><text:span text:style-name="exemple"><text:span text:style-name="T132"><text:tab/><text:tab/><text:tab/></text:span></text:span><text:span text:style-name="texte_20_par_20_défaut"><text:span text:style-name="T24">:<text:tab/></text:span></text:span><text:span text:style-name="texte_20_par_20_défaut"><text:span text:style-name="T36">verbe </text:span></text:span><text:span text:style-name="texte_20_par_20_défaut"><text:span text:style-name="T42">(</text:span></text:span><text:span text:style-name="texte_20_par_20_défaut">tenir : </text:span><text:span text:style-name="texte_20_par_20_défaut"><text:span text:style-name="T42">A.ind.présent.3S)</text:span></text:span></text:p>
      <text:p text:style-name="P67"><text:span text:style-name="texte_20_par_20_défaut"><text:span text:style-name="T115">•</text:span></text:span><text:span text:style-name="texte_20_par_20_défaut"><text:span text:style-name="T20"> </text:span></text:span><text:span text:style-name="exemple"><text:span text:style-name="T139">à</text:span></text:span><text:span text:style-name="exemple"><text:span text:style-name="T132"><text:tab/><text:tab/><text:tab/><text:tab/></text:span></text:span><text:span text:style-name="texte_20_par_20_défaut"><text:span text:style-name="T24">:<text:tab/></text:span></text:span><text:span text:style-name="texte_20_par_20_défaut">préposition</text:span></text:p>
      <text:p text:style-name="P67"><text:span text:style-name="texte_20_par_20_défaut"><text:span text:style-name="T115">•</text:span></text:span><text:span text:style-name="T20"> </text:span><text:span text:style-name="exemple"><text:span text:style-name="T139">ce</text:span></text:span><text:span text:style-name="exemple"><text:span text:style-name="T132"><text:tab/><text:tab/><text:tab/><text:tab/></text:span></text:span><text:span text:style-name="texte_20_par_20_défaut"><text:span text:style-name="T24">:<text:tab/></text:span></text:span><text:span text:style-name="texte_20_par_20_défaut">déterminant démonstratif</text:span></text:p>
      <text:p text:style-name="P67"><text:span text:style-name="texte_20_par_20_défaut"><text:span text:style-name="T115">•</text:span></text:span><text:span text:style-name="T20"> </text:span><text:span text:style-name="exemple"><text:span text:style-name="T139">projet<text:tab/></text:span></text:span><text:span text:style-name="exemple"><text:span text:style-name="T132"><text:tab/><text:tab/><text:tab/></text:span></text:span><text:span text:style-name="texte_20_par_20_défaut"><text:span text:style-name="T24">:<text:tab/></text:span></text:span><text:span text:style-name="texte_20_par_20_défaut"><text:span text:style-name="T36">nom commun</text:span></text:span></text:p>
      <text:p text:style-name="P67"/>
      <text:p text:style-name="P4"><text:span text:style-name="texte_20_par_20_défaut">Analyse des fonctions</text:span></text:p>
      <text:p text:style-name="P57"><text:span text:style-name="texte_20_par_20_défaut"><text:span text:style-name="T115">•</text:span></text:span><text:span text:style-name="exemple"><text:span text:style-name="T117"> </text:span></text:span><text:span text:style-name="exemple"><text:span text:style-name="T156">Paul</text:span></text:span><text:span text:style-name="exemple"><text:span text:style-name="T155"><text:tab/></text:span></text:span><text:span text:style-name="T29"><text:tab/><text:tab/><text:tab/></text:span><text:span text:style-name="texte_20_par_20_défaut"><text:span text:style-name="T29">:<text:tab/></text:span></text:span><text:span text:style-name="texte_20_par_20_défaut"><text:span text:style-name="T32">sujet de </text:span></text:span><text:span text:style-name="exemple"><text:span text:style-name="T138">tient</text:span></text:span></text:p>
      <text:p text:style-name="P67"><text:span text:style-name="texte_20_par_20_défaut"><text:span text:style-name="T115">•</text:span></text:span><text:span text:style-name="exemple"><text:span text:style-name="T117"> </text:span></text:span><text:span text:style-name="exemple"><text:span text:style-name="T157">à</text:span></text:span><text:span text:style-name="exemple"><text:span text:style-name="T156"> </text:span></text:span><text:span text:style-name="exemple"><text:span text:style-name="T157">ce projet</text:span></text:span><text:span text:style-name="exemple"><text:span text:style-name="T155"><text:tab/></text:span></text:span><text:span text:style-name="exemple"><text:span text:style-name="T75"><text:tab/><text:tab/></text:span></text:span><text:span text:style-name="texte_20_par_20_défaut"><text:span text:style-name="T29">:<text:tab/></text:span></text:span><text:span text:style-name="texte_20_par_20_défaut">CO</text:span><text:span text:style-name="texte_20_par_20_défaut"><text:span text:style-name="T189">I</text:span></text:span><text:span text:style-name="texte_20_par_20_défaut"> de </text:span><text:span text:style-name="exemple"><text:span text:style-name="T137">tient</text:span></text:span></text:p>
      <text:p text:style-name="P67"/>
      <text:p text:style-name="P4"><text:span text:style-name="texte_20_par_20_défaut">Analyse des propositions</text:span></text:p>
      <text:p text:style-name="P57"><text:span text:style-name="texte_20_par_20_défaut">La phrase contient une seule proposition : il s’agit par conséquent d’une phrase simple.</text:span></text:p>
      <text:p text:style-name="P24"><text:span text:style-name="texte_20_par_20_défaut"/></text:p>
      <text:p text:style-name="P24"><text:span text:style-name="texte_20_par_20_défaut"><text:span text:style-name="T176">Analyse du type et de la forme de la phrase.</text:span></text:span></text:p>
      <text:p text:style-name="P57"><text:span text:style-name="texte_20_par_20_défaut">La phrase est de type déclaratif et n’a pas de forme particulière.</text:span></text:p>
      <text:p text:style-name="P52"><text:span text:style-name="titre_20_avec_20_numéro"><text:s/>B.00</text:span><text:span text:style-name="titre_20_avec_20_numéro"><text:span text:style-name="T190">7</text:span></text:span><text:span text:style-name="titre_20_avec_20_numéro"><text:span text:style-name="T169"> </text:span></text:span><text:span text:style-name="titre_20_avec_20_numéro"><text:s/></text:span></text:p>
      <text:p text:style-name="P26"><text:tab/><text:tab/><text:tab/><text:tab/><text:tab/><text:tab/><text:tab/><text:tab/><text:tab/><text:tab/><text:tab/><text:tab/><text:span text:style-name="référence"><text:span text:style-name="T98">GGF.1.1</text:span></text:span><text:span text:style-name="référence"><text:span text:style-name="T175">48</text:span></text:span></text:p>
      <text:p text:style-name="P26"/>
      <text:p text:style-name="P13"><text:span text:style-name="phrase_20_analysée_20__28_gros_20_caractère_29_"><text:span text:style-name="T170">Paul tient </text:span></text:span><text:span text:style-name="phrase_20_analysée_20__28_gros_20_caractère_29_"><text:span text:style-name="T172">cette information de son frère</text:span></text:span><text:span text:style-name="phrase_20_analysée_20__28_gros_20_caractère_29_"><text:span text:style-name="T171">.</text:span></text:span></text:p>
      <text:p text:style-name="P26"/>
      <text:p text:style-name="P26"/>
      <text:p text:style-name="P5"><text:span text:style-name="texte_20_par_20_défaut">Analyse </text:span><text:span text:style-name="texte_20_par_20_défaut"><text:span text:style-name="T125">de la </text:span></text:span><text:span text:style-name="texte_20_par_20_défaut">nature des mots</text:span></text:p>
      <text:p text:style-name="P58"><text:span text:style-name="texte_20_par_20_défaut"><text:span text:style-name="T115">•</text:span></text:span><text:span text:style-name="T20"> </text:span><text:span text:style-name="exemple"><text:span text:style-name="T137">Paul</text:span></text:span><text:span text:style-name="exemple"><text:span text:style-name="T132"><text:tab/><text:tab/><text:tab/><text:tab/></text:span></text:span><text:span text:style-name="texte_20_par_20_défaut"><text:span text:style-name="T24">:<text:tab/></text:span></text:span><text:span text:style-name="texte_20_par_20_défaut"><text:span text:style-name="T36">nom propre</text:span></text:span></text:p>
      <text:p text:style-name="P71"><text:span text:style-name="texte_20_par_20_défaut"><text:span text:style-name="T115">•</text:span></text:span><text:span text:style-name="T20"> </text:span><text:span text:style-name="exemple"><text:span text:style-name="T137">tient<text:tab/></text:span></text:span><text:span text:style-name="exemple"><text:span text:style-name="T132"><text:tab/><text:tab/><text:tab/></text:span></text:span><text:span text:style-name="texte_20_par_20_défaut"><text:span text:style-name="T24">:<text:tab/></text:span></text:span><text:span text:style-name="texte_20_par_20_défaut"><text:span text:style-name="T36">verbe </text:span></text:span><text:span text:style-name="texte_20_par_20_défaut"><text:span text:style-name="T42">(</text:span></text:span><text:span text:style-name="texte_20_par_20_défaut">tenir : </text:span><text:span text:style-name="texte_20_par_20_défaut"><text:span text:style-name="T42">A.ind.présent.3S)</text:span></text:span></text:p>
      <text:p text:style-name="P69"><text:span text:style-name="texte_20_par_20_défaut"><text:span text:style-name="T115">•</text:span></text:span><text:span text:style-name="texte_20_par_20_défaut"><text:span text:style-name="T20"> </text:span></text:span><text:span text:style-name="exemple"><text:span text:style-name="T140">cette</text:span></text:span><text:span text:style-name="exemple"><text:span text:style-name="T132"><text:tab/><text:tab/><text:tab/><text:tab/></text:span></text:span><text:span text:style-name="texte_20_par_20_défaut"><text:span text:style-name="T24">:<text:tab/></text:span></text:span><text:span text:style-name="texte_20_par_20_défaut">déterminant démonstratif</text:span></text:p>
      <text:p text:style-name="P68"><text:span text:style-name="texte_20_par_20_défaut"><text:span text:style-name="T115">•</text:span></text:span><text:span text:style-name="T20"> </text:span><text:span text:style-name="exemple"><text:span text:style-name="T140">information</text:span></text:span><text:span text:style-name="exemple"><text:span text:style-name="T132"><text:tab/><text:tab/><text:tab/></text:span></text:span><text:span text:style-name="texte_20_par_20_défaut"><text:span text:style-name="T24">:<text:tab/></text:span></text:span><text:span text:style-name="texte_20_par_20_défaut"><text:span text:style-name="T41">nom commun</text:span></text:span></text:p>
      <text:p text:style-name="P68"><text:span text:style-name="texte_20_par_20_défaut"><text:span text:style-name="T115">•</text:span></text:span><text:span text:style-name="T20"> </text:span><text:span text:style-name="exemple"><text:span text:style-name="T82">de</text:span></text:span><text:span text:style-name="exemple"><text:span text:style-name="T139"><text:tab/></text:span></text:span><text:span text:style-name="exemple"><text:span text:style-name="T132"><text:tab/><text:tab/><text:tab/></text:span></text:span><text:span text:style-name="texte_20_par_20_défaut"><text:span text:style-name="T24">:<text:tab/></text:span></text:span><text:span text:style-name="texte_20_par_20_défaut">préposition</text:span></text:p>
      <text:p text:style-name="P69"><text:span text:style-name="texte_20_par_20_défaut"><text:span text:style-name="T115">•</text:span></text:span><text:span text:style-name="texte_20_par_20_défaut"><text:span text:style-name="T20"> </text:span></text:span><text:span text:style-name="exemple"><text:span text:style-name="T140">son</text:span></text:span><text:span text:style-name="exemple"><text:span text:style-name="T132"><text:tab/><text:tab/><text:tab/><text:tab/></text:span></text:span><text:span text:style-name="texte_20_par_20_défaut"><text:span text:style-name="T24">:<text:tab/></text:span></text:span><text:span text:style-name="texte_20_par_20_défaut">déterminant possessif</text:span></text:p>
      <text:p text:style-name="P69"><text:span text:style-name="texte_20_par_20_défaut"><text:span text:style-name="T115">•</text:span></text:span><text:span text:style-name="T20"> </text:span><text:span text:style-name="exemple"><text:span text:style-name="T140">frère</text:span></text:span><text:span text:style-name="exemple"><text:span text:style-name="T132"><text:tab/><text:tab/><text:tab/><text:tab/></text:span></text:span><text:span text:style-name="texte_20_par_20_défaut"><text:span text:style-name="T24">:<text:tab/></text:span></text:span><text:span text:style-name="texte_20_par_20_défaut">nom commun</text:span></text:p>
      <text:p text:style-name="P69"><text:span text:style-name="texte_20_par_20_défaut"><text:span text:style-name="T36"/></text:span></text:p>
      <text:p text:style-name="P5"><text:span text:style-name="texte_20_par_20_défaut">Analyse des fonctions</text:span></text:p>
      <text:p text:style-name="P58"><text:span text:style-name="texte_20_par_20_défaut"><text:span text:style-name="T115">•</text:span></text:span><text:span text:style-name="exemple"><text:span text:style-name="T117"> </text:span></text:span><text:span text:style-name="exemple"><text:span text:style-name="T156">Paul</text:span></text:span><text:span text:style-name="exemple"><text:span text:style-name="T155"><text:tab/></text:span></text:span><text:span text:style-name="T29"><text:tab/><text:tab/><text:tab/></text:span><text:span text:style-name="texte_20_par_20_défaut"><text:span text:style-name="T29">:<text:tab/></text:span></text:span><text:span text:style-name="texte_20_par_20_défaut"><text:span text:style-name="T32">sujet de </text:span></text:span><text:span text:style-name="exemple"><text:span text:style-name="T138">tient</text:span></text:span></text:p>
      <text:p text:style-name="P70"><text:span text:style-name="texte_20_par_20_défaut"><text:span text:style-name="T115">•</text:span></text:span><text:span text:style-name="exemple"><text:span text:style-name="T117"> </text:span></text:span><text:span text:style-name="exemple"><text:span text:style-name="T158">cette information</text:span></text:span><text:span text:style-name="exemple"><text:span text:style-name="T75"><text:tab/><text:tab/></text:span></text:span><text:span text:style-name="texte_20_par_20_défaut"><text:span text:style-name="T29">:<text:tab/></text:span></text:span><text:span text:style-name="texte_20_par_20_défaut">COD de </text:span><text:span text:style-name="exemple"><text:span text:style-name="T137">tient</text:span></text:span></text:p>
      <text:p text:style-name="P68"><text:span text:style-name="texte_20_par_20_défaut"><text:span text:style-name="T115">•</text:span></text:span><text:span text:style-name="exemple"><text:span text:style-name="T117"> </text:span></text:span><text:span text:style-name="exemple"><text:span text:style-name="T158">de son frère</text:span></text:span><text:span text:style-name="exemple"><text:span text:style-name="T155"><text:tab/></text:span></text:span><text:span text:style-name="exemple"><text:span text:style-name="T75"><text:tab/><text:tab/></text:span></text:span><text:span text:style-name="texte_20_par_20_défaut"><text:span text:style-name="T29">:<text:tab/></text:span></text:span><text:span text:style-name="texte_20_par_20_défaut">CO</text:span><text:span text:style-name="texte_20_par_20_défaut"><text:span text:style-name="T189">I</text:span></text:span><text:span text:style-name="texte_20_par_20_défaut"> de </text:span><text:span text:style-name="exemple"><text:span text:style-name="T137">tient</text:span></text:span></text:p>
      <text:p text:style-name="P68"/>
      <text:p text:style-name="P5"><text:span text:style-name="texte_20_par_20_défaut">Analyse des propositions</text:span></text:p>
      <text:p text:style-name="P58"><text:span text:style-name="texte_20_par_20_défaut">La phrase contient une seule proposition : il s’agit par conséquent d’une phrase simple.</text:span></text:p>
      <text:p text:style-name="P26"><text:span text:style-name="texte_20_par_20_défaut"/></text:p>
      <text:p text:style-name="P26"><text:span text:style-name="texte_20_par_20_défaut"><text:span text:style-name="T176">Analyse du type et de la forme de la phrase.</text:span></text:span></text:p>
      <text:p text:style-name="P58"><text:span text:style-name="texte_20_par_20_défaut">La phrase est de type déclaratif et n’a pas de forme particulière.</text:span></text:p>
      <text:p text:style-name="P80"><text:span text:style-name="titre_20_avec_20_numéro"><text:s/>B.00</text:span><text:span text:style-name="titre_20_avec_20_numéro"><text:span text:style-name="T193">8</text:span></text:span><text:span text:style-name="titre_20_avec_20_numéro"><text:span text:style-name="T169"> </text:span></text:span><text:span text:style-name="titre_20_avec_20_numéro"><text:s/></text:span></text:p>
      <text:p text:style-name="P28"><text:tab/><text:tab/><text:tab/><text:tab/><text:tab/><text:tab/><text:tab/><text:tab/><text:tab/><text:tab/><text:tab/><text:tab/><text:span text:style-name="référence"><text:span text:style-name="T98">GGF.1.1</text:span></text:span><text:span text:style-name="référence"><text:span text:style-name="T194">51</text:span></text:span></text:p>
      <text:p text:style-name="P29"><text:span text:style-name="texte_20_par_20_défaut"><text:span text:style-name="T90"><text:tab/><text:tab/><text:tab/><text:tab/><text:tab/><text:tab/><text:tab/><text:tab/><text:tab/><text:tab/><text:tab/></text:span></text:span><text:span text:style-name="référence"><text:span text:style-name="T10">confer</text:span></text:span><text:span text:style-name="référence"><text:span text:style-name="T89"> </text:span></text:span><text:span text:style-name="référence"><text:span text:style-name="T90">TG(</text:span></text:span><text:span text:style-name="référence"><text:span text:style-name="T95">1</text:span></text:span><text:span text:style-name="référence"><text:span text:style-name="T94">.</text:span></text:span><text:span text:style-name="référence"><text:span text:style-name="T95">3</text:span></text:span><text:span text:style-name="référence"><text:span text:style-name="T90">, p. </text:span></text:span><text:span text:style-name="référence"><text:span text:style-name="T95">15</text:span></text:span><text:span text:style-name="référence"><text:span text:style-name="T92">)</text:span></text:span></text:p>
      <text:p text:style-name="P16"><text:span text:style-name="phrase_20_analysée_20__28_gros_20_caractère_29_"><text:span text:style-name="T192">Jean va à Paris.</text:span></text:span></text:p>
      <text:p text:style-name="P28"/>
      <text:p text:style-name="P28"/>
      <text:p text:style-name="P6"><text:span text:style-name="texte_20_par_20_défaut">Analyse </text:span><text:span text:style-name="texte_20_par_20_défaut"><text:span text:style-name="T125">de la </text:span></text:span><text:span text:style-name="texte_20_par_20_défaut">nature des mots</text:span></text:p>
      <text:p text:style-name="P59"><text:span text:style-name="texte_20_par_20_défaut"><text:span text:style-name="T115">•</text:span></text:span><text:span text:style-name="T20"> </text:span><text:span text:style-name="exemple"><text:span text:style-name="T141">Jean</text:span></text:span><text:span text:style-name="exemple"><text:span text:style-name="T132"><text:tab/><text:tab/><text:tab/><text:tab/></text:span></text:span><text:span text:style-name="texte_20_par_20_défaut"><text:span text:style-name="T24">:<text:tab/></text:span></text:span><text:span text:style-name="texte_20_par_20_défaut"><text:span text:style-name="T36">nom propre</text:span></text:span></text:p>
      <text:p text:style-name="P72"><text:span text:style-name="texte_20_par_20_défaut"><text:span text:style-name="T115">•</text:span></text:span><text:span text:style-name="T20"> </text:span><text:span text:style-name="exemple"><text:span text:style-name="T141">va</text:span></text:span><text:span text:style-name="exemple"><text:span text:style-name="T132"><text:tab/><text:tab/><text:tab/><text:tab/></text:span></text:span><text:span text:style-name="texte_20_par_20_défaut"><text:span text:style-name="T24">:<text:tab/></text:span></text:span><text:span text:style-name="texte_20_par_20_défaut"><text:span text:style-name="T36">verbe </text:span></text:span><text:span text:style-name="texte_20_par_20_défaut"><text:span text:style-name="T42">(</text:span></text:span><text:span text:style-name="texte_20_par_20_défaut">aller : </text:span><text:span text:style-name="texte_20_par_20_défaut"><text:span text:style-name="T42">A.ind.présent.3S)</text:span></text:span></text:p>
      <text:p text:style-name="P72"><text:span text:style-name="texte_20_par_20_défaut"><text:span text:style-name="T115">•</text:span></text:span><text:span text:style-name="texte_20_par_20_défaut"><text:span text:style-name="T20"> </text:span></text:span><text:span text:style-name="exemple"><text:span text:style-name="T141">à</text:span></text:span><text:span text:style-name="exemple"><text:span text:style-name="T132"><text:tab/><text:tab/><text:tab/><text:tab/></text:span></text:span><text:span text:style-name="texte_20_par_20_défaut"><text:span text:style-name="T24">:<text:tab/></text:span></text:span><text:span text:style-name="texte_20_par_20_défaut">préposition</text:span></text:p>
      <text:p text:style-name="P72"><text:span text:style-name="texte_20_par_20_défaut"><text:span text:style-name="T115">•</text:span></text:span><text:span text:style-name="T20"> </text:span><text:span text:style-name="exemple"><text:span text:style-name="T141">Paris</text:span></text:span><text:span text:style-name="exemple"><text:span text:style-name="T132"><text:tab/><text:tab/><text:tab/><text:tab/></text:span></text:span><text:span text:style-name="texte_20_par_20_défaut"><text:span text:style-name="T24">:<text:tab/></text:span></text:span><text:span text:style-name="texte_20_par_20_défaut">nom propre</text:span></text:p>
      <text:p text:style-name="P72"><text:span text:style-name="texte_20_par_20_défaut"><text:span text:style-name="T36"/></text:span></text:p>
      <text:p text:style-name="P6"><text:span text:style-name="texte_20_par_20_défaut">Analyse des fonctions</text:span></text:p>
      <text:p text:style-name="P59"><text:span text:style-name="texte_20_par_20_défaut"><text:span text:style-name="T115">•</text:span></text:span><text:span text:style-name="exemple"><text:span text:style-name="T117"> </text:span></text:span><text:span text:style-name="exemple"><text:span text:style-name="T159">Jean</text:span></text:span><text:span text:style-name="exemple"><text:span text:style-name="T155"><text:tab/></text:span></text:span><text:span text:style-name="T29"><text:tab/><text:tab/><text:tab/></text:span><text:span text:style-name="texte_20_par_20_défaut"><text:span text:style-name="T29">:<text:tab/></text:span></text:span><text:span text:style-name="texte_20_par_20_défaut"><text:span text:style-name="T32">sujet de </text:span></text:span><text:span text:style-name="exemple"><text:span text:style-name="T138">tient</text:span></text:span></text:p>
      <text:p text:style-name="P73"><text:span text:style-name="texte_20_par_20_défaut"><text:span text:style-name="T115">•</text:span></text:span><text:span text:style-name="exemple"><text:span text:style-name="T117"> </text:span></text:span><text:span text:style-name="exemple"><text:span text:style-name="T159">à</text:span></text:span><text:span text:style-name="exemple"><text:span text:style-name="T158"> </text:span></text:span><text:span text:style-name="exemple"><text:span text:style-name="T159">Paris<text:tab/></text:span></text:span><text:span text:style-name="exemple"><text:span text:style-name="T75"><text:tab/><text:tab/></text:span></text:span><text:span text:style-name="texte_20_par_20_défaut"><text:span text:style-name="T29">:<text:tab/></text:span></text:span><text:span text:style-name="texte_20_par_20_défaut">CO</text:span><text:span text:style-name="texte_20_par_20_défaut"><text:span text:style-name="T195">I</text:span></text:span><text:span text:style-name="texte_20_par_20_défaut"> de </text:span><text:span text:style-name="exemple"><text:span text:style-name="T142">va</text:span></text:span><text:span text:style-name="exemple"><text:span text:style-name="T137"><text:tab/><text:tab/><text:tab/><text:tab/><text:tab/></text:span></text:span><text:span text:style-name="danger">⚠</text:span></text:p>
      <text:p text:style-name="P72"/>
      <text:p text:style-name="P6"><text:span text:style-name="texte_20_par_20_défaut">Analyse des propositions</text:span></text:p>
      <text:p text:style-name="P59"><text:span text:style-name="texte_20_par_20_défaut">La phrase contient une seule proposition : il s’agit par conséquent d’une phrase simple.</text:span></text:p>
      <text:p text:style-name="P28"><text:span text:style-name="texte_20_par_20_défaut"/></text:p>
      <text:p text:style-name="P28"><text:span text:style-name="texte_20_par_20_défaut"><text:span text:style-name="T176">Analyse du type et de la forme de la phrase.</text:span></text:span></text:p>
      <text:p text:style-name="P72"><text:span text:style-name="texte_20_par_20_défaut">La phrase est de type déclaratif et n’a pas de forme particulière.</text:span></text:p>
      <text:p text:style-name="P81"><text:span text:style-name="titre_20_avec_20_numéro"><text:s/>B.00</text:span><text:span text:style-name="titre_20_avec_20_numéro"><text:span text:style-name="T196">9</text:span></text:span><text:span text:style-name="titre_20_avec_20_numéro"><text:span text:style-name="T169"> </text:span></text:span><text:span text:style-name="titre_20_avec_20_numéro"><text:s/></text:span></text:p>
      <text:p text:style-name="P35"><text:tab/><text:tab/><text:tab/><text:tab/><text:tab/><text:tab/><text:tab/><text:tab/><text:tab/><text:tab/><text:tab/><text:tab/><text:span text:style-name="référence"><text:span text:style-name="T98">GGF.1.1</text:span></text:span><text:span text:style-name="référence"><text:span text:style-name="T194">51</text:span></text:span></text:p>
      <text:p text:style-name="P30"><text:span text:style-name="référence"><text:span text:style-name="T92"/></text:span></text:p>
      <text:p text:style-name="P14"><text:span text:style-name="phrase_20_analysée_20__28_gros_20_caractère_29_"><text:span text:style-name="T67">Jean </text:span></text:span><text:span text:style-name="phrase_20_analysée_20__28_gros_20_caractère_29_"><text:span text:style-name="T173">parle à Marie de son anniversaire.</text:span></text:span></text:p>
      <text:p text:style-name="P35"/>
      <text:p text:style-name="P35"/>
      <text:p text:style-name="P7"><text:span text:style-name="texte_20_par_20_défaut">Analyse </text:span><text:span text:style-name="texte_20_par_20_défaut"><text:span text:style-name="T125">de la </text:span></text:span><text:span text:style-name="texte_20_par_20_défaut">nature des mots</text:span></text:p>
      <text:p text:style-name="P60"><text:span text:style-name="texte_20_par_20_défaut"><text:span text:style-name="T115">•</text:span></text:span><text:span text:style-name="T20"> </text:span><text:span text:style-name="exemple"><text:span text:style-name="T141">Jean</text:span></text:span><text:span text:style-name="exemple"><text:span text:style-name="T132"><text:tab/><text:tab/><text:tab/><text:tab/></text:span></text:span><text:span text:style-name="texte_20_par_20_défaut"><text:span text:style-name="T24">:<text:tab/></text:span></text:span><text:span text:style-name="texte_20_par_20_défaut"><text:span text:style-name="T36">nom propre</text:span></text:span></text:p>
      <text:p text:style-name="P74"><text:span text:style-name="texte_20_par_20_défaut"><text:span text:style-name="T115">•</text:span></text:span><text:span text:style-name="T20"> </text:span><text:span text:style-name="exemple"><text:span text:style-name="T143">parle</text:span></text:span><text:span text:style-name="exemple"><text:span text:style-name="T132"><text:tab/><text:tab/><text:tab/><text:tab/></text:span></text:span><text:span text:style-name="texte_20_par_20_défaut"><text:span text:style-name="T24">:<text:tab/></text:span></text:span><text:span text:style-name="texte_20_par_20_défaut"><text:span text:style-name="T36">verbe </text:span></text:span><text:span text:style-name="texte_20_par_20_défaut"><text:span text:style-name="T42">(</text:span></text:span><text:span text:style-name="texte_20_par_20_défaut">parler :</text:span><text:span text:style-name="texte_20_par_20_défaut"><text:span text:style-name="T42"> A.ind.présent.3S)</text:span></text:span></text:p>
      <text:p text:style-name="P74"><text:span text:style-name="texte_20_par_20_défaut"><text:span text:style-name="T115">•</text:span></text:span><text:span text:style-name="texte_20_par_20_défaut"><text:span text:style-name="T20"> </text:span></text:span><text:span text:style-name="exemple"><text:span text:style-name="T141">à</text:span></text:span><text:span text:style-name="exemple"><text:span text:style-name="T132"><text:tab/><text:tab/><text:tab/><text:tab/></text:span></text:span><text:span text:style-name="texte_20_par_20_défaut"><text:span text:style-name="T24">:<text:tab/></text:span></text:span><text:span text:style-name="texte_20_par_20_défaut">préposition</text:span></text:p>
      <text:p text:style-name="P74"><text:span text:style-name="texte_20_par_20_défaut"><text:span text:style-name="T115">•</text:span></text:span><text:span text:style-name="T20"> </text:span><text:span text:style-name="exemple"><text:span text:style-name="T143">Marie</text:span></text:span><text:span text:style-name="exemple"><text:span text:style-name="T132"><text:tab/><text:tab/><text:tab/></text:span></text:span><text:span text:style-name="texte_20_par_20_défaut"><text:span text:style-name="T24">:<text:tab/></text:span></text:span><text:span text:style-name="texte_20_par_20_défaut">nom propre</text:span></text:p>
      <text:p text:style-name="P74"><text:span text:style-name="texte_20_par_20_défaut"><text:span text:style-name="T115">•</text:span></text:span><text:span text:style-name="texte_20_par_20_défaut"><text:span text:style-name="T20"> </text:span></text:span><text:span text:style-name="exemple"><text:span text:style-name="T143">de</text:span></text:span><text:span text:style-name="exemple"><text:span text:style-name="T132"><text:tab/><text:tab/><text:tab/><text:tab/></text:span></text:span><text:span text:style-name="texte_20_par_20_défaut"><text:span text:style-name="T24">:<text:tab/></text:span></text:span><text:span text:style-name="texte_20_par_20_défaut">préposition</text:span></text:p>
      <text:p text:style-name="P74"><text:span text:style-name="texte_20_par_20_défaut"><text:span text:style-name="T115">•</text:span></text:span><text:span text:style-name="texte_20_par_20_défaut"><text:span text:style-name="T186"> </text:span></text:span><text:span text:style-name="exemple"><text:span text:style-name="T143">son</text:span></text:span><text:span text:style-name="exemple"><text:span text:style-name="T132"><text:tab/><text:tab/><text:tab/><text:tab/></text:span></text:span><text:span text:style-name="texte_20_par_20_défaut"><text:span text:style-name="T24">:<text:tab/></text:span></text:span><text:span text:style-name="texte_20_par_20_défaut">déterminant possessif</text:span></text:p>
      <text:p text:style-name="P74"><text:span text:style-name="texte_20_par_20_défaut"><text:span text:style-name="T115">•</text:span></text:span><text:span text:style-name="texte_20_par_20_défaut"><text:span text:style-name="T186"> </text:span></text:span><text:span text:style-name="exemple"><text:span text:style-name="T143">anniversaire</text:span></text:span><text:span text:style-name="exemple"><text:span text:style-name="T132"><text:tab/><text:tab/><text:tab/></text:span></text:span><text:span text:style-name="texte_20_par_20_défaut"><text:span text:style-name="T24">:<text:tab/></text:span></text:span><text:span text:style-name="texte_20_par_20_défaut">nom commun</text:span></text:p>
      <text:p text:style-name="P74"><text:span text:style-name="texte_20_par_20_défaut"><text:span text:style-name="T36"/></text:span></text:p>
      <text:p text:style-name="P7"><text:span text:style-name="texte_20_par_20_défaut">Analyse des fonctions</text:span></text:p>
      <text:p text:style-name="P60"><text:span text:style-name="texte_20_par_20_défaut"><text:span text:style-name="T115">•</text:span></text:span><text:span text:style-name="exemple"><text:span text:style-name="T117"> </text:span></text:span><text:span text:style-name="exemple"><text:span text:style-name="T159">Jean</text:span></text:span><text:span text:style-name="exemple"><text:span text:style-name="T155"><text:tab/></text:span></text:span><text:span text:style-name="T29"><text:tab/><text:tab/><text:tab/></text:span><text:span text:style-name="texte_20_par_20_défaut"><text:span text:style-name="T29">:<text:tab/></text:span></text:span><text:span text:style-name="texte_20_par_20_défaut"><text:span text:style-name="T32">sujet de </text:span></text:span><text:span text:style-name="exemple"><text:span text:style-name="T144">parle</text:span></text:span></text:p>
      <text:p text:style-name="P74"><text:span text:style-name="texte_20_par_20_défaut"><text:span text:style-name="T115">•</text:span></text:span><text:span text:style-name="exemple"><text:span text:style-name="T117"> </text:span></text:span><text:span text:style-name="exemple"><text:span text:style-name="T159">à</text:span></text:span><text:span text:style-name="exemple"><text:span text:style-name="T158"> </text:span></text:span><text:span text:style-name="exemple"><text:span text:style-name="T160">Marie</text:span></text:span><text:span text:style-name="exemple"><text:span text:style-name="T159"><text:tab/></text:span></text:span><text:span text:style-name="exemple"><text:span text:style-name="T75"><text:tab/><text:tab/></text:span></text:span><text:span text:style-name="texte_20_par_20_défaut"><text:span text:style-name="T29">:<text:tab/></text:span></text:span><text:span text:style-name="texte_20_par_20_défaut">CO</text:span><text:span text:style-name="texte_20_par_20_défaut"><text:span text:style-name="T195">I</text:span></text:span><text:span text:style-name="texte_20_par_20_défaut"> de </text:span><text:span text:style-name="exemple"><text:span text:style-name="T145">parle</text:span></text:span></text:p>
      <text:p text:style-name="P75"><text:span text:style-name="texte_20_par_20_défaut"><text:span text:style-name="T115">•</text:span></text:span><text:span text:style-name="exemple"><text:span text:style-name="T117"> </text:span></text:span><text:span text:style-name="exemple"><text:span text:style-name="T161">de son anniversaire</text:span></text:span><text:span text:style-name="exemple"><text:span text:style-name="T159"><text:tab/></text:span></text:span><text:span text:style-name="exemple"><text:span text:style-name="T75"><text:tab/></text:span></text:span><text:span text:style-name="texte_20_par_20_défaut"><text:span text:style-name="T29">:<text:tab/></text:span></text:span><text:span text:style-name="texte_20_par_20_défaut">COI de </text:span><text:span text:style-name="exemple"><text:span text:style-name="T145">parle</text:span></text:span></text:p>
      <text:p text:style-name="P74"/>
      <text:p text:style-name="P7"><text:span text:style-name="texte_20_par_20_défaut">Analyse des propositions</text:span></text:p>
      <text:p text:style-name="P60"><text:span text:style-name="texte_20_par_20_défaut">La phrase contient une seule proposition : il s’agit par conséquent d’une phrase simple.</text:span></text:p>
      <text:p text:style-name="P35"><text:span text:style-name="texte_20_par_20_défaut"/></text:p>
      <text:p text:style-name="P35"><text:span text:style-name="texte_20_par_20_défaut"><text:span text:style-name="T176">Analyse du type et de la forme de la phrase.</text:span></text:span></text:p>
      <text:p text:style-name="P74"><text:span text:style-name="texte_20_par_20_défaut">La phrase est de type déclaratif et n’a pas de forme particulière.</text:span></text:p>
      <text:p text:style-name="P82"><text:span text:style-name="titre_20_avec_20_numéro"><text:s/>B.0</text:span><text:span text:style-name="titre_20_avec_20_numéro"><text:span text:style-name="T197">10</text:span></text:span><text:span text:style-name="titre_20_avec_20_numéro"><text:span text:style-name="T169"> </text:span></text:span><text:span text:style-name="titre_20_avec_20_numéro"><text:s/></text:span></text:p>
      <text:p text:style-name="P36"><text:tab/><text:tab/><text:tab/><text:tab/><text:tab/><text:tab/><text:tab/><text:tab/><text:tab/><text:tab/><text:tab/><text:tab/><text:span text:style-name="référence"><text:span text:style-name="T98">GGF.1.1</text:span></text:span><text:span text:style-name="référence"><text:span text:style-name="T194">51</text:span></text:span></text:p>
      <text:p text:style-name="P31"><text:span text:style-name="référence"><text:span text:style-name="T92"/></text:span></text:p>
      <text:p text:style-name="P15"><text:span text:style-name="phrase_20_analysée_20__28_gros_20_caractère_29_"><text:span text:style-name="T67">Jean </text:span></text:span><text:span text:style-name="phrase_20_analysée_20__28_gros_20_caractère_29_"><text:span text:style-name="T174">salue</text:span></text:span><text:span text:style-name="phrase_20_analysée_20__28_gros_20_caractère_29_"><text:span text:style-name="T173"> Marie de son </text:span></text:span><text:span text:style-name="phrase_20_analysée_20__28_gros_20_caractère_29_"><text:span text:style-name="T174">balcon</text:span></text:span><text:span text:style-name="phrase_20_analysée_20__28_gros_20_caractère_29_"><text:span text:style-name="T173">.</text:span></text:span></text:p>
      <text:p text:style-name="P36"/>
      <text:p text:style-name="P36"/>
      <text:p text:style-name="P8"><text:span text:style-name="texte_20_par_20_défaut">Analyse </text:span><text:span text:style-name="texte_20_par_20_défaut"><text:span text:style-name="T125">de la </text:span></text:span><text:span text:style-name="texte_20_par_20_défaut">nature des mots</text:span></text:p>
      <text:p text:style-name="P61"><text:span text:style-name="texte_20_par_20_défaut"><text:span text:style-name="T115">•</text:span></text:span><text:span text:style-name="T20"> </text:span><text:span text:style-name="exemple"><text:span text:style-name="T141">Jean</text:span></text:span><text:span text:style-name="exemple"><text:span text:style-name="T132"><text:tab/><text:tab/><text:tab/><text:tab/></text:span></text:span><text:span text:style-name="texte_20_par_20_défaut"><text:span text:style-name="T24">:<text:tab/></text:span></text:span><text:span text:style-name="texte_20_par_20_défaut"><text:span text:style-name="T36">nom propre</text:span></text:span></text:p>
      <text:p text:style-name="P76"><text:span text:style-name="texte_20_par_20_défaut"><text:span text:style-name="T115">•</text:span></text:span><text:span text:style-name="T20"> </text:span><text:span text:style-name="exemple"><text:span text:style-name="T146">salue</text:span></text:span><text:span text:style-name="exemple"><text:span text:style-name="T132"><text:tab/><text:tab/><text:tab/><text:tab/></text:span></text:span><text:span text:style-name="texte_20_par_20_défaut"><text:span text:style-name="T24">:<text:tab/></text:span></text:span><text:span text:style-name="texte_20_par_20_défaut"><text:span text:style-name="T36">verbe </text:span></text:span><text:span text:style-name="texte_20_par_20_défaut"><text:span text:style-name="T42">(</text:span></text:span><text:span text:style-name="texte_20_par_20_défaut">saluer : </text:span><text:span text:style-name="texte_20_par_20_défaut"><text:span text:style-name="T42">A.ind.présent.3S)</text:span></text:span></text:p>
      <text:p text:style-name="P77"><text:span text:style-name="texte_20_par_20_défaut"><text:span text:style-name="T115">•</text:span></text:span><text:span text:style-name="texte_20_par_20_défaut"><text:span text:style-name="T20"> </text:span></text:span><text:span text:style-name="exemple"><text:span text:style-name="T143">Marie</text:span></text:span><text:span text:style-name="exemple"><text:span text:style-name="T132"><text:tab/><text:tab/><text:tab/></text:span></text:span><text:span text:style-name="texte_20_par_20_défaut"><text:span text:style-name="T24">:<text:tab/></text:span></text:span><text:span text:style-name="texte_20_par_20_défaut">nom propre</text:span></text:p>
      <text:p text:style-name="P77"><text:span text:style-name="texte_20_par_20_défaut"><text:span text:style-name="T115">•</text:span></text:span><text:span text:style-name="texte_20_par_20_défaut"><text:span text:style-name="T20"> </text:span></text:span><text:span text:style-name="exemple"><text:span text:style-name="T143">de</text:span></text:span><text:span text:style-name="exemple"><text:span text:style-name="T132"><text:tab/><text:tab/><text:tab/><text:tab/></text:span></text:span><text:span text:style-name="texte_20_par_20_défaut"><text:span text:style-name="T24">:<text:tab/></text:span></text:span><text:span text:style-name="texte_20_par_20_défaut">préposition</text:span></text:p>
      <text:p text:style-name="P77"><text:span text:style-name="texte_20_par_20_défaut"><text:span text:style-name="T115">•</text:span></text:span><text:span text:style-name="texte_20_par_20_défaut"><text:span text:style-name="T186"> </text:span></text:span><text:span text:style-name="exemple"><text:span text:style-name="T143">son</text:span></text:span><text:span text:style-name="exemple"><text:span text:style-name="T132"><text:tab/><text:tab/><text:tab/><text:tab/></text:span></text:span><text:span text:style-name="texte_20_par_20_défaut"><text:span text:style-name="T24">:<text:tab/></text:span></text:span><text:span text:style-name="texte_20_par_20_défaut">déterminant possessif</text:span></text:p>
      <text:p text:style-name="P76"><text:span text:style-name="texte_20_par_20_défaut"><text:span text:style-name="T115">•</text:span></text:span><text:span text:style-name="texte_20_par_20_défaut"><text:span text:style-name="T186"> </text:span></text:span><text:span text:style-name="exemple"><text:span text:style-name="T146">balcon</text:span></text:span><text:span text:style-name="exemple"><text:span text:style-name="T132"><text:tab/><text:tab/><text:tab/></text:span></text:span><text:span text:style-name="texte_20_par_20_défaut"><text:span text:style-name="T24">:<text:tab/></text:span></text:span><text:span text:style-name="texte_20_par_20_défaut">nom commun</text:span></text:p>
      <text:p text:style-name="P76"><text:span text:style-name="texte_20_par_20_défaut"><text:span text:style-name="T36"/></text:span></text:p>
      <text:p text:style-name="P8"><text:span text:style-name="texte_20_par_20_défaut">Analyse des fonctions</text:span></text:p>
      <text:p text:style-name="P61"><text:span text:style-name="texte_20_par_20_défaut"><text:span text:style-name="T115">•</text:span></text:span><text:span text:style-name="exemple"><text:span text:style-name="T117"> </text:span></text:span><text:span text:style-name="exemple"><text:span text:style-name="T159">Jean</text:span></text:span><text:span text:style-name="exemple"><text:span text:style-name="T155"><text:tab/></text:span></text:span><text:span text:style-name="T29"><text:tab/><text:tab/><text:tab/></text:span><text:span text:style-name="texte_20_par_20_défaut"><text:span text:style-name="T29">:<text:tab/></text:span></text:span><text:span text:style-name="texte_20_par_20_défaut"><text:span text:style-name="T32">sujet de </text:span></text:span><text:span text:style-name="exemple"><text:span text:style-name="T147">salue</text:span></text:span></text:p>
      <text:p text:style-name="P76"><text:span text:style-name="texte_20_par_20_défaut"><text:span text:style-name="T115">•</text:span></text:span><text:span text:style-name="exemple"><text:span text:style-name="T117"> </text:span></text:span><text:span text:style-name="exemple"><text:span text:style-name="T160">Marie</text:span></text:span><text:span text:style-name="exemple"><text:span text:style-name="T159"><text:tab/></text:span></text:span><text:span text:style-name="exemple"><text:span text:style-name="T75"><text:tab/><text:tab/></text:span></text:span><text:span text:style-name="texte_20_par_20_défaut"><text:span text:style-name="T29">:<text:tab/></text:span></text:span><text:span text:style-name="texte_20_par_20_défaut">CO</text:span><text:span text:style-name="texte_20_par_20_défaut"><text:span text:style-name="T198">D</text:span></text:span><text:span text:style-name="texte_20_par_20_défaut"> de </text:span><text:span text:style-name="exemple"><text:span text:style-name="T147">salue</text:span></text:span></text:p>
      <text:p text:style-name="P76"><text:span text:style-name="texte_20_par_20_défaut"><text:span text:style-name="T115">•</text:span></text:span><text:span text:style-name="exemple"><text:span text:style-name="T117"> </text:span></text:span><text:span text:style-name="exemple"><text:span text:style-name="T161">de son </text:span></text:span><text:span text:style-name="exemple"><text:span text:style-name="T162">balcon</text:span></text:span><text:span text:style-name="exemple"><text:span text:style-name="T159"><text:tab/></text:span></text:span><text:span text:style-name="exemple"><text:span text:style-name="T75"><text:tab/></text:span></text:span><text:span text:style-name="texte_20_par_20_défaut"><text:span text:style-name="T29">:<text:tab/></text:span></text:span><text:span text:style-name="texte_20_par_20_défaut">CC de lieu</text:span></text:p>
      <text:p text:style-name="P76"/>
      <text:p text:style-name="P8"><text:span text:style-name="texte_20_par_20_défaut">Analyse des propositions</text:span></text:p>
      <text:p text:style-name="P61"><text:span text:style-name="texte_20_par_20_défaut">La phrase contient une seule proposition : il s’agit par conséquent d’une phrase simple.</text:span></text:p>
      <text:p text:style-name="P36"><text:span text:style-name="texte_20_par_20_défaut"/></text:p>
      <text:p text:style-name="P36"><text:span text:style-name="texte_20_par_20_défaut"><text:span text:style-name="T176">Analyse du type et de la forme de la phrase.</text:span></text:span></text:p>
      <text:p text:style-name="P76"><text:span text:style-name="texte_20_par_20_défaut">La phrase est de type déclaratif et n’a pas de forme particulière.</text:span></text:p>
      <text:p text:style-name="P83"><text:span text:style-name="titre_20_avec_20_numéro"><text:s/>B.0</text:span><text:span text:style-name="titre_20_avec_20_numéro"><text:span text:style-name="T197">1</text:span></text:span><text:span text:style-name="titre_20_avec_20_numéro"><text:span text:style-name="T199">1</text:span></text:span><text:span text:style-name="titre_20_avec_20_numéro"><text:span text:style-name="T169"> </text:span></text:span><text:span text:style-name="titre_20_avec_20_numéro"><text:s/></text:span></text:p>
      <text:p text:style-name="P42"><text:tab/><text:tab/><text:tab/><text:tab/><text:tab/><text:tab/><text:tab/><text:tab/><text:tab/><text:tab/><text:tab/><text:tab/><text:span text:style-name="référence"><text:span text:style-name="T98">GGF.1.1017</text:span></text:span></text:p>
      <text:p text:style-name="P32"><text:span text:style-name="référence"><text:span text:style-name="T92"/></text:span></text:p>
      <text:p text:style-name="P17"><text:span text:style-name="phrase_20_analysée_20__28_gros_20_caractère_29_"><text:span text:style-name="T200">Viendra-t-il ?</text:span></text:span></text:p>
      <text:p text:style-name="P42"/>
      <text:p text:style-name="P42"/>
      <text:p text:style-name="P42"><text:span text:style-name="texte_20_par_20_défaut"><text:span text:style-name="T176">Analyse </text:span></text:span><text:span text:style-name="texte_20_par_20_défaut"><text:span text:style-name="T182">de la </text:span></text:span><text:span text:style-name="texte_20_par_20_défaut"><text:span text:style-name="T176">nature des mots</text:span></text:span></text:p>
      <text:p text:style-name="P78"><text:span text:style-name="texte_20_par_20_défaut"><text:span text:style-name="T115">•</text:span></text:span><text:span text:style-name="T20"> </text:span><text:span text:style-name="exemple"><text:span text:style-name="T148">Viendra</text:span></text:span><text:span text:style-name="exemple"><text:span text:style-name="T132"><text:tab/><text:tab/><text:tab/></text:span></text:span><text:span text:style-name="texte_20_par_20_défaut"><text:span text:style-name="T24">:<text:tab/></text:span></text:span><text:span text:style-name="texte_20_par_20_défaut"><text:span text:style-name="T36">verbe </text:span></text:span><text:span text:style-name="texte_20_par_20_défaut"><text:span text:style-name="T42">(</text:span></text:span><text:span text:style-name="texte_20_par_20_défaut">venir </text:span><text:span text:style-name="texte_20_par_20_défaut"><text:span text:style-name="T42">: A.ind.</text:span></text:span><text:span text:style-name="texte_20_par_20_défaut"><text:span text:style-name="T47">futur</text:span></text:span><text:span text:style-name="texte_20_par_20_défaut"><text:span text:style-name="T42">.3S)</text:span></text:span></text:p>
      <text:p text:style-name="P78"><text:span text:style-name="texte_20_par_20_défaut"><text:span text:style-name="T115">•</text:span></text:span><text:span text:style-name="texte_20_par_20_défaut"><text:span text:style-name="T20"> -</text:span></text:span><text:span text:style-name="exemple"><text:span text:style-name="T148">t-<text:tab/></text:span></text:span><text:span text:style-name="exemple"><text:span text:style-name="T132"><text:tab/><text:tab/><text:tab/></text:span></text:span><text:span text:style-name="texte_20_par_20_défaut"><text:span text:style-name="T24">:<text:tab/></text:span></text:span><text:span text:style-name="texte_20_par_20_défaut">t euphonique</text:span></text:p>
      <text:p text:style-name="P78"><text:span text:style-name="texte_20_par_20_défaut"><text:span text:style-name="T115">•</text:span></text:span><text:span text:style-name="texte_20_par_20_défaut"><text:span text:style-name="T20"> </text:span></text:span><text:span text:style-name="exemple"><text:span text:style-name="T148">il</text:span></text:span><text:span text:style-name="exemple"><text:span text:style-name="T132"><text:tab/><text:tab/><text:tab/><text:tab/></text:span></text:span><text:span text:style-name="texte_20_par_20_défaut"><text:span text:style-name="T24">:<text:tab/></text:span></text:span><text:span text:style-name="texte_20_par_20_défaut">pronom personnel</text:span></text:p>
      <text:p text:style-name="P78"><text:span text:style-name="texte_20_par_20_défaut"><text:span text:style-name="T36"/></text:span></text:p>
      <text:p text:style-name="P9"><text:span text:style-name="texte_20_par_20_défaut">Analyse des fonctions</text:span></text:p>
      <text:p text:style-name="P62"><text:span text:style-name="texte_20_par_20_défaut"><text:span text:style-name="T115">•</text:span></text:span><text:span text:style-name="exemple"><text:span text:style-name="T117"> </text:span></text:span><text:span text:style-name="exemple"><text:span text:style-name="T163">il</text:span></text:span><text:span text:style-name="exemple"><text:span text:style-name="T155"><text:tab/></text:span></text:span><text:span text:style-name="T29"><text:tab/><text:tab/><text:tab/></text:span><text:span text:style-name="texte_20_par_20_défaut"><text:span text:style-name="T29">:<text:tab/></text:span></text:span><text:span text:style-name="texte_20_par_20_défaut"><text:span text:style-name="T32">sujet de </text:span></text:span><text:span text:style-name="exemple"><text:span text:style-name="T148">Viendra<text:tab/><text:tab/><text:tab/><text:tab/></text:span></text:span><text:span text:style-name="danger"><text:span text:style-name="T43">⚠</text:span></text:span></text:p>
      <text:p text:style-name="P85"/>
      <text:p text:style-name="P43"><text:span text:style-name="GGF"><text:span text:style-name="T112">[ </text:span></text:span><text:span text:style-name="GGF">GGF.1.1017 </text:span><text:span text:style-name="GGF"><text:span text:style-name="T112">]</text:span></text:span><text:span text:style-name="GGF"> </text:span></text:p>
      <text:p text:style-name="P43"><text:span text:style-name="GGF"><text:span text:style-name="T112"><text:tab/></text:span></text:span><text:span text:style-name="GGF"><text:span text:style-name="T201">Il n’y a pas de sujet dans cette phrase.</text:span></text:span></text:p>
      <text:p text:style-name="P85"/>
      <text:p text:style-name="P9"><text:span text:style-name="texte_20_par_20_défaut">Analyse des propositions</text:span></text:p>
      <text:p text:style-name="P64"><text:span text:style-name="texte_20_par_20_défaut">La phrase contient une seule proposition : il s’agit par conséquent d’une phrase simple.</text:span></text:p>
      <text:p text:style-name="P42"><text:span text:style-name="texte_20_par_20_défaut"/></text:p>
      <text:p text:style-name="P42"><text:span text:style-name="texte_20_par_20_défaut"><text:span text:style-name="T176">Analyse du type et de la forme de la phrase.</text:span></text:span></text:p>
      <text:p text:style-name="P78"><text:span text:style-name="texte_20_par_20_défaut">La phrase est de type interrogatif</text:span><text:span text:style-name="texte_20_par_20_défaut"><text:span text:style-name="T188"> </text:span></text:span><text:span text:style-name="texte_20_par_20_défaut">et n’a pas de forme particulière.</text:span></text:p>
      <text:p text:style-name="P84"><text:span text:style-name="titre_20_avec_20_numéro"><text:s/>B.0</text:span><text:span text:style-name="titre_20_avec_20_numéro"><text:span text:style-name="T197">1</text:span></text:span><text:span text:style-name="titre_20_avec_20_numéro"><text:span text:style-name="T202">2</text:span></text:span><text:span text:style-name="titre_20_avec_20_numéro"><text:span text:style-name="T169"> </text:span></text:span><text:span text:style-name="titre_20_avec_20_numéro"><text:s/></text:span></text:p>
      <text:p text:style-name="P45"><text:tab/><text:tab/><text:tab/><text:tab/><text:tab/><text:tab/><text:tab/><text:tab/><text:tab/><text:tab/><text:tab/><text:tab/><text:span text:style-name="référence"><text:span text:style-name="T98">GGF.1.1017</text:span></text:span></text:p>
      <text:p text:style-name="P33"><text:span text:style-name="référence"><text:span text:style-name="T92"/></text:span></text:p>
      <text:p text:style-name="P18"><text:span text:style-name="phrase_20_analysée_20__28_gros_20_caractère_29_"><text:span text:style-name="T202">Paul v</text:span></text:span><text:span text:style-name="phrase_20_analysée_20__28_gros_20_caractère_29_"><text:span text:style-name="T200">iendra-t-il ?</text:span></text:span></text:p>
      <text:p text:style-name="P45"/>
      <text:p text:style-name="P45"/>
      <text:p text:style-name="P45"><text:span text:style-name="texte_20_par_20_défaut"><text:span text:style-name="T176">Analyse </text:span></text:span><text:span text:style-name="texte_20_par_20_défaut"><text:span text:style-name="T182">de la </text:span></text:span><text:span text:style-name="texte_20_par_20_défaut"><text:span text:style-name="T176">nature des mots</text:span></text:span></text:p>
      <text:p text:style-name="P79"><text:span text:style-name="texte_20_par_20_défaut"><text:span text:style-name="T115">•</text:span></text:span><text:span text:style-name="T20"> </text:span><text:span text:style-name="exemple"><text:span text:style-name="T149">Paul</text:span></text:span><text:span text:style-name="exemple"><text:span text:style-name="T132"><text:tab/><text:tab/><text:tab/><text:tab/></text:span></text:span><text:span text:style-name="texte_20_par_20_défaut"><text:span text:style-name="T24">:<text:tab/></text:span></text:span><text:span text:style-name="texte_20_par_20_défaut">nom propre</text:span></text:p>
      <text:p text:style-name="P79"><text:span text:style-name="texte_20_par_20_défaut"><text:span text:style-name="T115">•</text:span></text:span><text:span text:style-name="T20"> </text:span><text:span text:style-name="exemple"><text:span text:style-name="T149">vi</text:span></text:span><text:span text:style-name="exemple"><text:span text:style-name="T148">endra</text:span></text:span><text:span text:style-name="exemple"><text:span text:style-name="T132"><text:tab/><text:tab/><text:tab/></text:span></text:span><text:span text:style-name="texte_20_par_20_défaut"><text:span text:style-name="T24">:<text:tab/></text:span></text:span><text:span text:style-name="texte_20_par_20_défaut"><text:span text:style-name="T36">verbe </text:span></text:span><text:span text:style-name="texte_20_par_20_défaut"><text:span text:style-name="T42">(</text:span></text:span><text:span text:style-name="texte_20_par_20_défaut">venir </text:span><text:span text:style-name="texte_20_par_20_défaut"><text:span text:style-name="T42">: A.ind.</text:span></text:span><text:span text:style-name="texte_20_par_20_défaut"><text:span text:style-name="T47">futur</text:span></text:span><text:span text:style-name="texte_20_par_20_défaut"><text:span text:style-name="T42">.3S)</text:span></text:span></text:p>
      <text:p text:style-name="P79"><text:span text:style-name="texte_20_par_20_défaut"><text:span text:style-name="T115">•</text:span></text:span><text:span text:style-name="texte_20_par_20_défaut"><text:span text:style-name="T20"> -</text:span></text:span><text:span text:style-name="exemple"><text:span text:style-name="T148">t-<text:tab/></text:span></text:span><text:span text:style-name="exemple"><text:span text:style-name="T132"><text:tab/><text:tab/><text:tab/></text:span></text:span><text:span text:style-name="texte_20_par_20_défaut"><text:span text:style-name="T24">:<text:tab/></text:span></text:span><text:span text:style-name="texte_20_par_20_défaut">t euphonique</text:span></text:p>
      <text:p text:style-name="P79"><text:span text:style-name="texte_20_par_20_défaut"><text:span text:style-name="T115">•</text:span></text:span><text:span text:style-name="texte_20_par_20_défaut"><text:span text:style-name="T20"> </text:span></text:span><text:span text:style-name="exemple"><text:span text:style-name="T148">il</text:span></text:span><text:span text:style-name="exemple"><text:span text:style-name="T132"><text:tab/><text:tab/><text:tab/><text:tab/></text:span></text:span><text:span text:style-name="texte_20_par_20_défaut"><text:span text:style-name="T24">:<text:tab/></text:span></text:span><text:span text:style-name="texte_20_par_20_défaut">pronom personnel</text:span></text:p>
      <text:p text:style-name="P79"><text:span text:style-name="texte_20_par_20_défaut"><text:span text:style-name="T36"/></text:span></text:p>
      <text:p text:style-name="P10"><text:span text:style-name="texte_20_par_20_défaut">Analyse des fonctions</text:span></text:p>
      <text:p text:style-name="P63"><text:span text:style-name="texte_20_par_20_défaut"><text:span text:style-name="T116">•</text:span></text:span><text:span text:style-name="exemple"><text:span text:style-name="T120"> </text:span></text:span><text:span text:style-name="exemple">Paul</text:span><text:span text:style-name="exemple"><text:span text:style-name="T164"><text:tab/></text:span></text:span><text:span text:style-name="texte_20_par_20_défaut"><text:span text:style-name="T69"><text:tab/><text:tab/><text:tab/>:<text:tab/></text:span></text:span><text:span text:style-name="texte_20_par_20_défaut">sujet de </text:span><text:span text:style-name="exemple"><text:span text:style-name="T203">vi</text:span></text:span><text:span text:style-name="exemple">endra</text:span><text:span text:style-name="exemple"><text:span text:style-name="T152"><text:tab/><text:tab/><text:tab/><text:tab/></text:span></text:span><text:span text:style-name="danger"><text:span text:style-name="T49">⚠</text:span></text:span></text:p>
      <text:p text:style-name="P62"><text:span text:style-name="texte_20_par_20_défaut"><text:span text:style-name="T115">•</text:span></text:span><text:span text:style-name="exemple"><text:span text:style-name="T117"> </text:span></text:span><text:span text:style-name="exemple"><text:span text:style-name="T163">il</text:span></text:span><text:span text:style-name="exemple"><text:span text:style-name="T155"><text:tab/></text:span></text:span><text:span text:style-name="T29"><text:tab/><text:tab/><text:tab/></text:span><text:span text:style-name="texte_20_par_20_défaut"><text:span text:style-name="T29">:<text:tab/></text:span></text:span><text:span text:style-name="texte_20_par_20_défaut"><text:span text:style-name="T32">sujet de </text:span></text:span><text:span text:style-name="exemple"><text:span text:style-name="T150">v</text:span></text:span><text:span text:style-name="exemple"><text:span text:style-name="T148">iendra<text:tab/><text:tab/><text:tab/><text:tab/></text:span></text:span><text:span text:style-name="danger"><text:span text:style-name="T43">⚠</text:span></text:span></text:p>
      <text:p text:style-name="P86"/>
      <text:p text:style-name="P45"><text:span text:style-name="GGF"><text:span text:style-name="T112">[ </text:span></text:span><text:span text:style-name="GGF">GGF.1.1017 </text:span><text:span text:style-name="GGF"><text:span text:style-name="T112">]</text:span></text:span><text:span text:style-name="GGF"> </text:span></text:p>
      <text:p text:style-name="P45"><text:span text:style-name="GGF"><text:span text:style-name="T112"><text:tab/></text:span></text:span><text:span text:style-name="GGF"><text:span text:style-name="T204">L’unique sujet de cette phrase est </text:span></text:span><text:span text:style-name="GGF"><text:span text:style-name="T4">Paul</text:span></text:span><text:span text:style-name="GGF"><text:span text:style-name="T204">.</text:span></text:span></text:p>
      <text:p text:style-name="P86"/>
      <text:p text:style-name="P10"><text:span text:style-name="texte_20_par_20_défaut">Analyse des propositions</text:span></text:p>
      <text:p text:style-name="P62"><text:span text:style-name="texte_20_par_20_défaut">La phrase contient une seule proposition : il s’agit par conséquent d’une phrase simple.</text:span></text:p>
      <text:p text:style-name="P45"><text:span text:style-name="texte_20_par_20_défaut"/></text:p>
      <text:p text:style-name="P45"><text:span text:style-name="texte_20_par_20_défaut"><text:span text:style-name="T176">Analyse du type et de la forme de la phrase.</text:span></text:span></text:p>
      <text:p text:style-name="P79"><text:span text:style-name="texte_20_par_20_défaut">La phrase est de type interrogatif et n’a pas de forme particulièr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Hiragino Sans" svg:font-family="'Hiragino Sans'" style:font-family-generic="system" style:font-pitch="variable"/>
    <style:font-face style:name="Lohit Devanagari" svg:font-family="'Lohit Devanagari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Hiragino Sans" style:font-family-asian="'Hiragino San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Hiragino Mincho ProN" style:font-family-asian="'Hiragino Mincho ProN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JP" style:font-family-asian="'Noto Serif CJK J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référence" style:family="text">
      <style:text-properties fo:font-size="9pt" fo:background-color="#ffd7d7"/>
    </style:style>
    <style:style style:name="titre_20_avec_20_numéro" style:display-name="titre avec numéro" style:family="text">
      <style:text-properties style:use-window-font-color="true" fo:font-size="14pt" fo:font-weight="bold" loext:padding="0.049cm" loext:border="0.06pt solid #000000"/>
    </style:style>
    <style:style style:name="exemple" style:family="text">
      <style:text-properties fo:color="#784b04" fo:font-style="italic"/>
    </style:style>
    <style:style style:name="GGF" style:family="text" style:parent-style-name="exemple">
      <style:text-properties fo:color="#000000" fo:font-style="normal" fo:background-color="#ffd428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hrase_20_analysée_20__28_gros_20_caractère_29_" style:display-name="phrase analysée (gros caractère)" style:family="text">
      <style:text-properties fo:font-size="16pt" fo:background-color="#ffaa95"/>
    </style:style>
    <style:style style:name="titre_20_principal" style:display-name="titre principal" style:family="text">
      <style:text-properties fo:font-size="20pt" fo:font-weight="bold" loext:padding="0.049cm" loext:border="0.06pt solid #000000"/>
    </style:style>
    <style:style style:name="Page_20_Number" style:display-name="Page Number" style:family="text"/>
    <style:style style:name="Emphasis" style:family="text">
      <style:text-properties fo:font-style="italic" style:font-style-asian="italic" style:font-style-complex="italic"/>
    </style:style>
    <style:style style:name="texte_20_par_20_défaut" style:display-name="texte par défaut" style:family="text">
      <style:text-properties style:use-window-font-color="true"/>
    </style:style>
    <style:style style:name="danger" style:family="text" style:parent-style-name="texte_20_par_20_défaut">
      <style:text-properties style:text-outline="true" fo:font-weight="bold" fo:background-color="#bf004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officeooo:rsid="00c9930a" officeooo:paragraph-rsid="00c9930a" style:font-size-asian="8pt" style:font-size-complex="8pt"/>
    </style:style>
    <style:style style:name="MT1" style:family="text">
      <style:text-properties officeooo:rsid="01829f6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Xavier Faure / </text:span>Liste Xerxès <text:tab/><text:tab/><text:page-number text:select-page="current">18</text:page-number> / <text:page-count>18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xanneimac </meta:initial-creator>
    <meta:creation-date>2022-08-29T09:32:48.962605888</meta:creation-date>
    <meta:generator>LibreOffice/6.4.7.2$Linux_X86_64 LibreOffice_project/40$Build-2</meta:generator>
    <dc:date>2022-09-20T08:57:07.482524675</dc:date>
    <meta:editing-duration>PT6H19M51S</meta:editing-duration>
    <meta:editing-cycles>326</meta:editing-cycles>
    <meta:document-statistic meta:table-count="0" meta:image-count="0" meta:object-count="0" meta:page-count="18" meta:paragraph-count="357" meta:word-count="2286" meta:character-count="13105" meta:non-whitespace-character-count="10462"/>
  </office:meta>
</office:document-meta>
</file>